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7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4">
      <style:drawing-page-properties draw:fill="bitmap" draw:fill-image-name="a25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9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1">
      <style:graphic-properties fo:wrap-option="wrap" fo:padding-top="0.13417in" fo:padding-bottom="0.20125in" fo:padding-left="0.13417in" fo:padding-right="0.17889in" draw:textarea-vertical-align="top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2">
      <style:graphic-properties/>
    </style:style>
    <style:style style:family="presentation" style:name="a2693">
      <style:graphic-properties draw:fill="none" draw:stroke="solid" svg:stroke-width="0.01389in" svg:stroke-color="#000000" svg:stroke-opacity="100%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44">
      <style:graphic-properties draw:fill="none" draw:stroke="solid" svg:stroke-width="0.01389in" svg:stroke-color="#000000" svg:stroke-opacity="100%"/>
    </style:style>
    <style:style style:family="presentation" style:name="a2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1">
      <style:graphic-properties fo:wrap-option="wrap" fo:padding-top="0.17183in" fo:padding-bottom="0.17183in" fo:padding-left="0.27083in" fo:padding-right="0.30724in" draw:textarea-vertical-align="middle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4">
      <style:graphic-properties fo:wrap-option="wrap" fo:padding-top="0.09552in" fo:padding-bottom="0.09552in" fo:padding-left="0.14552in" fo:padding-right="0.14552in" draw:textarea-vertical-align="middle" draw:textarea-horizontal-align="center" draw:fill="solid" draw:fill-color="#1cade4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8">
      <style:graphic-properties fo:wrap-option="wrap" fo:padding-top="0.17183in" fo:padding-bottom="0.17183in" fo:padding-left="0.27083in" fo:padding-right="0.30724in" draw:textarea-vertical-align="middle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2">
      <style:drawing-page-properties draw:fill="bitmap" draw:fill-image-name="a27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1">
      <style:graphic-properties fo:wrap-option="wrap" fo:padding-top="0.09552in" fo:padding-bottom="0.09552in" fo:padding-left="0.14552in" fo:padding-right="0.14552in" draw:textarea-vertical-align="middle" draw:textarea-horizontal-align="center" draw:fill="solid" draw:fill-color="#1cade4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808">
      <style:graphic-properties draw:fill="none" draw:stroke="solid" svg:stroke-width="0.01389in" svg:stroke-color="#000000" svg:stroke-opacity="100%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3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.17183in" fo:padding-bottom="0.17183in" fo:padding-left="0.27083in" fo:padding-right="0.30724in" draw:textarea-vertical-align="middle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8">
      <style:graphic-properties fo:wrap-option="wrap" fo:padding-top="0.09552in" fo:padding-bottom="0.09552in" fo:padding-left="0.14552in" fo:padding-right="0.14552in" draw:textarea-vertical-align="middle" draw:textarea-horizontal-align="center" draw:fill="solid" draw:fill-color="#1cade4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641">
      <style:graphic-properties draw:fill="none" draw:stroke="solid" svg:stroke-width="0.01389in" svg:stroke-color="#000000" svg:stroke-opacity="100%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9">
      <style:drawing-page-properties draw:fill="bitmap" draw:fill-image-name="a2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5">
      <style:graphic-properties fo:wrap-option="wrap" fo:padding-top="0.10222in" fo:padding-bottom="0.10222in" fo:padding-left="0.17889in" fo:padding-right="0.17889in" draw:textarea-vertical-align="middle" draw:textarea-horizontal-align="center" draw:fill="solid" draw:fill-color="#1cade4" draw:opacity="100%" draw:stroke="solid" svg:stroke-width="0.01736in" svg:stroke-color="#1cade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1">
      <style:drawing-page-properties draw:fill="bitmap" draw:fill-image-name="a27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2">
      <style:graphic-properties draw:fill="none" draw:stroke="solid" svg:stroke-width="0.01389in" svg:stroke-color="#000000" svg:stroke-opacity="100%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0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5">
      <style:graphic-properties fo:wrap-option="wrap" fo:padding-top="0.13417in" fo:padding-bottom="0.20125in" fo:padding-left="0.13417in" fo:padding-right="0.17889in" draw:textarea-vertical-align="top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text" style:name="a2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8">
      <style:graphic-properties fo:wrap-option="wrap" fo:padding-top="0.10222in" fo:padding-bottom="0.10222in" fo:padding-left="0.17889in" fo:padding-right="0.17889in" draw:textarea-vertical-align="middle" draw:textarea-horizontal-align="center" draw:fill="solid" draw:fill-color="#1cade4" draw:opacity="100%" draw:stroke="solid" svg:stroke-width="0.01736in" svg:stroke-color="#1cade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0">
      <style:drawing-page-properties draw:fill="bitmap" draw:fill-image-name="a27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9">
      <style:graphic-properties draw:fill="none" draw:stroke="solid" svg:stroke-width="0.01389in" svg:stroke-color="#000000" svg:stroke-opacity="100%"/>
    </style:style>
    <style:style style:family="text" style:name="a2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3">
      <style:drawing-page-properties draw:fill="bitmap" draw:fill-image-name="a25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>
      <style:graphic-properties fo:wrap-option="wrap" fo:padding-top="0.17183in" fo:padding-bottom="0.17183in" fo:padding-left="0.27083in" fo:padding-right="0.30724in" draw:textarea-vertical-align="middle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5">
      <style:graphic-properties fo:wrap-option="wrap" fo:padding-top="0.09552in" fo:padding-bottom="0.09552in" fo:padding-left="0.14552in" fo:padding-right="0.14552in" draw:textarea-vertical-align="middle" draw:textarea-horizontal-align="center" draw:fill="solid" draw:fill-color="#1cade4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673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6">
      <style:graphic-properties/>
    </style:style>
    <style:style style:family="presentation" style:name="a2607">
      <style:graphic-properties draw:fill="none" draw:stroke="solid" svg:stroke-width="0.01389in" svg:stroke-color="#000000" svg:stroke-opacity="100%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6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8">
      <style:graphic-properties fo:wrap-option="wrap" fo:padding-top="0.13417in" fo:padding-bottom="0.20125in" fo:padding-left="0.13417in" fo:padding-right="0.17889in" draw:textarea-vertical-align="top" draw:textarea-horizontal-align="left" draw:fill="solid" draw:fill-color="#cce3f5" draw:opacity="90%" draw:stroke="solid" svg:stroke-width="0.01736in" svg:stroke-color="#cce3f5" svg:stroke-opacity="90%" svg:stroke-linecap="butt" draw:auto-grow-width="false" draw:auto-grow-height="false"/>
      <style:paragraph-properties style:font-independent-line-spacing="true" style:writing-mode="lr-tb"/>
    </style:style>
    <style:style style:family="presentation" style:name="a2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7">
      <style:drawing-page-properties draw:fill="bitmap" draw:fill-image-name="a27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1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66">
      <style:graphic-properties draw:fill="none" draw:stroke="solid" svg:stroke-width="0.01389in" svg:stroke-color="#000000" svg:stroke-opacity="100%"/>
    </style:style>
    <style:style style:family="presentation" style:name="a2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1">
      <style:graphic-properties fo:wrap-option="wrap" fo:padding-top="0.10222in" fo:padding-bottom="0.10222in" fo:padding-left="0.17889in" fo:padding-right="0.17889in" draw:textarea-vertical-align="middle" draw:textarea-horizontal-align="center" draw:fill="solid" draw:fill-color="#1cade4" draw:opacity="100%" draw:stroke="solid" svg:stroke-width="0.01736in" svg:stroke-color="#1cade4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5">
      <style:drawing-page-properties draw:fill="bitmap" draw:fill-image-name="a26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9">
      <style:paragraph-properties fo:line-height="90%" fo:text-align="left" style:tab-stop-distance="1.11806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4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7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1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4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7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1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4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0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658">
      <text:list-level-style-bullet text:level="1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2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3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4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5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6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7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8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  <text:list-level-style-bullet text:level="9" text:bullet-char="">
        <style:list-level-properties text:space-before="0in" text:min-label-width="0.25in"/>
        <style:text-properties fo:font-family="Wingdings" style:font-pitch="variable" style:font-charset="x-symbol" fo:font-size="100%"/>
      </text:list-level-style-bullet>
    </text:list-style>
    <text:list-style style:name="a2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53" draw:master-page-name="Master1-Layout1-title-Diapositive-de-titre" presentation:presentation-page-layout-name="Master1-PPL1" draw:id="Slide-256">
        <draw:frame draw:id="id873" presentation:style-name="a2560" draw:name="Titre 1" svg:x="1.04255in" svg:y="1.22743in" svg:width="11.63365in" svg:height="2.61111in" presentation:class="title" presentation:placeholder="false">
          <draw:text-box>
            <text:p text:style-name="a2559" text:class-names="" text:cond-style-name=""><text:span text:style-name="a2554" text:class-names="">Storia</text:span><text:span text:style-name="a2555" text:class-names=""><text:s text:c="1"/></text:span><text:span text:style-name="a2556" text:class-names="">del<text:s text:c="1"/></text:span><text:span text:style-name="a2557" text:class-names="">computer</text:span><text:span text:style-name="a2558" text:class-names=""/></text:p>
          </draw:text-box>
          <svg:title/>
          <svg:desc/>
        </draw:frame>
        <draw:frame draw:id="id874" presentation:style-name="a2565" draw:name="Sous-titre 2" svg:x="2.05208in" svg:y="3.93924in" svg:width="9.61458in" svg:height="1.81076in" presentation:class="subtitle" presentation:placeholder="false">
          <draw:text-box>
            <text:p text:style-name="a2562" text:class-names="" text:cond-style-name=""><text:span text:style-name="a2561" text:class-names="">&lt;Insérez le nom de l’étudiant 1&gt;</text:span></text:p>
            <text:p text:style-name="a2564" text:class-names="" text:cond-style-name=""><text:span text:style-name="a2563" text:class-names="">&lt;Insérez le nom de l’étudiant 2&gt;</text:span></text:p>
          </draw:text-box>
          <svg:title/>
          <svg:desc/>
        </draw:frame>
        <presentation:notes draw:style-name="a2572">
          <draw:page-thumbnail draw:page-number="1" svg:x="0.75in" svg:y="1.25in" svg:width="6in" svg:height="3.375in" presentation:class="page" draw:id="id875" presentation:style-name="a2566" draw:name="Espace réservé de l'image des diapositives 1">
            <svg:title/>
            <svg:desc/>
          </draw:page-thumbnail>
          <draw:frame draw:id="id876" presentation:style-name="a256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77" draw:style-name="a2571" draw:name="Espace réservé du numéro de diapositive 3" svg:x="4.24826in" svg:y="9.49826in" svg:width="3.25in" svg:height="0.50174in">
            <draw:text-box>
              <text:p text:style-name="a2570" text:class-names="" text:cond-style-name=""><text:span text:style-name="a2568" text:class-names=""><text:page-number style:num-format="1" text:fixed="false">1</text:page-number></text:span><text:span text:style-name="a2569" text:class-names=""/></text:p>
            </draw:text-box>
            <svg:title/>
            <svg:desc/>
          </draw:frame>
        </presentation:notes>
      </draw:page>
      <draw:page draw:name="Slide2" draw:style-name="a2574" draw:master-page-name="Master1-Layout2-obj-Titre-et-contenu" presentation:presentation-page-layout-name="Master1-PPL2" draw:id="Slide-257">
        <draw:frame draw:id="id878" presentation:style-name="a2577" draw:name="Titre 1" svg:x="1.24826in" svg:y="0.67642in" svg:width="10.83333in" svg:height="1.61698in" presentation:class="title" presentation:placeholder="false">
          <draw:text-box>
            <text:p text:style-name="a2576" text:class-names="" text:cond-style-name=""><text:span text:style-name="a2575" text:class-names="">Problème</text:span></text:p>
          </draw:text-box>
          <svg:title/>
          <svg:desc/>
        </draw:frame>
        <draw:g draw:name="Espace réservé du contenu 3" draw:id="id887" draw:style-name="a2606">
          <svg:title/>
          <svg:desc/>
          <draw:custom-shape svg:x="5.14826in" svg:y="2.55525in" svg:width="6.93333in" svg:height="0.74591in" draw:id="id879" draw:style-name="a2581">
            <svg:title/>
            <svg:desc/>
            <text:list text:style-name="a2580">
              <text:list-item>
                <text:list text:style-name="a2580">
                  <text:list-item>
                    <text:p text:style-name="a2579" text:class-names="" text:cond-style-name=""><text:span text:style-name="a2578" text:class-names="">[Texte]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82056 6339840" draw:enhanced-path="M 682056 1056662 L 682056 5283178 C 682056 5866757 676581 6339835 669826 6339835 L 0 6339835 0 6339835 0 5 0 5 669826 5 C 676581 5 682056 473083 682056 105666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056"/>
              <draw:equation draw:name="f7" draw:formula="?f4 / 6339840"/>
              <draw:equation draw:name="f8" draw:formula="113678 * ?f5 / 682056"/>
              <draw:equation draw:name="f9" draw:formula="0 * ?f4 / 6339840"/>
              <draw:equation draw:name="f10" draw:formula="568378 * ?f5 / 682056"/>
              <draw:equation draw:name="f11" draw:formula="682056 * ?f5 / 682056"/>
              <draw:equation draw:name="f12" draw:formula="113678 * ?f4 / 6339840"/>
              <draw:equation draw:name="f13" draw:formula="6339840 * ?f4 / 6339840"/>
              <draw:equation draw:name="f14" draw:formula="0 * ?f5 / 68205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24826in" svg:y="2.46201in" svg:width="3.9in" svg:height="0.93238in" draw:id="id880" draw:style-name="a2584">
            <svg:title/>
            <svg:desc/>
            <text:p text:style-name="a2583" text:class-names="" text:cond-style-name=""><text:span text:style-name="a2582" text:class-names="">Quel est le problème ?</text:span></text:p>
            <draw:enhanced-geometry xmlns:dr3d="urn:oasis:names:tc:opendocument:xmlns:dr3d:1.0" draw:type="non-primitive" svg:viewBox="0 0 3566160 852570" draw:enhanced-path="M 0 142098 C 0 63619 63619 0 142098 0 L 3424062 0 C 3502541 0 3566160 63619 3566160 142098 L 3566160 710472 C 3566160 788951 3502541 852570 3424062 852570 L 142098 852570 C 63619 852570 0 788951 0 710472 L 0 14209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66160"/>
              <draw:equation draw:name="f7" draw:formula="?f4 / 852570"/>
              <draw:equation draw:name="f8" draw:formula="0 * ?f5 / 3566160"/>
              <draw:equation draw:name="f9" draw:formula="142098 * ?f4 / 852570"/>
              <draw:equation draw:name="f10" draw:formula="142098 * ?f5 / 3566160"/>
              <draw:equation draw:name="f11" draw:formula="0 * ?f4 / 852570"/>
              <draw:equation draw:name="f12" draw:formula="3424062 * ?f5 / 3566160"/>
              <draw:equation draw:name="f13" draw:formula="3566160 * ?f5 / 3566160"/>
              <draw:equation draw:name="f14" draw:formula="710472 * ?f4 / 852570"/>
              <draw:equation draw:name="f15" draw:formula="852570 * ?f4 / 8525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826in" svg:y="3.53425in" svg:width="6.93333in" svg:height="0.74591in" draw:id="id881" draw:style-name="a2588">
            <svg:title/>
            <svg:desc/>
            <text:list text:style-name="a2587">
              <text:list-item>
                <text:list text:style-name="a2587">
                  <text:list-item>
                    <text:p text:style-name="a2586" text:class-names="" text:cond-style-name=""><text:span text:style-name="a2585" text:class-names="">[Texte]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82056 6339840" draw:enhanced-path="M 682056 1056662 L 682056 5283178 C 682056 5866757 676581 6339835 669826 6339835 L 0 6339835 0 6339835 0 5 0 5 669826 5 C 676581 5 682056 473083 682056 105666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056"/>
              <draw:equation draw:name="f7" draw:formula="?f4 / 6339840"/>
              <draw:equation draw:name="f8" draw:formula="113678 * ?f5 / 682056"/>
              <draw:equation draw:name="f9" draw:formula="0 * ?f4 / 6339840"/>
              <draw:equation draw:name="f10" draw:formula="568378 * ?f5 / 682056"/>
              <draw:equation draw:name="f11" draw:formula="682056 * ?f5 / 682056"/>
              <draw:equation draw:name="f12" draw:formula="113678 * ?f4 / 6339840"/>
              <draw:equation draw:name="f13" draw:formula="6339840 * ?f4 / 6339840"/>
              <draw:equation draw:name="f14" draw:formula="0 * ?f5 / 68205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24826in" svg:y="3.44101in" svg:width="3.9in" svg:height="0.93238in" draw:id="id882" draw:style-name="a2591">
            <svg:title/>
            <svg:desc/>
            <text:p text:style-name="a2590" text:class-names="" text:cond-style-name=""><text:span text:style-name="a2589" text:class-names="">Qui rencontre ce problème ?</text:span></text:p>
            <draw:enhanced-geometry xmlns:dr3d="urn:oasis:names:tc:opendocument:xmlns:dr3d:1.0" draw:type="non-primitive" svg:viewBox="0 0 3566160 852570" draw:enhanced-path="M 0 142098 C 0 63619 63619 0 142098 0 L 3424062 0 C 3502541 0 3566160 63619 3566160 142098 L 3566160 710472 C 3566160 788951 3502541 852570 3424062 852570 L 142098 852570 C 63619 852570 0 788951 0 710472 L 0 14209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66160"/>
              <draw:equation draw:name="f7" draw:formula="?f4 / 852570"/>
              <draw:equation draw:name="f8" draw:formula="0 * ?f5 / 3566160"/>
              <draw:equation draw:name="f9" draw:formula="142098 * ?f4 / 852570"/>
              <draw:equation draw:name="f10" draw:formula="142098 * ?f5 / 3566160"/>
              <draw:equation draw:name="f11" draw:formula="0 * ?f4 / 852570"/>
              <draw:equation draw:name="f12" draw:formula="3424062 * ?f5 / 3566160"/>
              <draw:equation draw:name="f13" draw:formula="3566160 * ?f5 / 3566160"/>
              <draw:equation draw:name="f14" draw:formula="710472 * ?f4 / 852570"/>
              <draw:equation draw:name="f15" draw:formula="852570 * ?f4 / 8525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826in" svg:y="4.51325in" svg:width="6.93333in" svg:height="0.74591in" draw:id="id883" draw:style-name="a2595">
            <svg:title/>
            <svg:desc/>
            <text:list text:style-name="a2594">
              <text:list-item>
                <text:list text:style-name="a2594">
                  <text:list-item>
                    <text:p text:style-name="a2593" text:class-names="" text:cond-style-name=""><text:span text:style-name="a2592" text:class-names="">[Texte]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82056 6339840" draw:enhanced-path="M 682056 1056662 L 682056 5283178 C 682056 5866757 676581 6339835 669826 6339835 L 0 6339835 0 6339835 0 5 0 5 669826 5 C 676581 5 682056 473083 682056 105666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056"/>
              <draw:equation draw:name="f7" draw:formula="?f4 / 6339840"/>
              <draw:equation draw:name="f8" draw:formula="113678 * ?f5 / 682056"/>
              <draw:equation draw:name="f9" draw:formula="0 * ?f4 / 6339840"/>
              <draw:equation draw:name="f10" draw:formula="568378 * ?f5 / 682056"/>
              <draw:equation draw:name="f11" draw:formula="682056 * ?f5 / 682056"/>
              <draw:equation draw:name="f12" draw:formula="113678 * ?f4 / 6339840"/>
              <draw:equation draw:name="f13" draw:formula="6339840 * ?f4 / 6339840"/>
              <draw:equation draw:name="f14" draw:formula="0 * ?f5 / 68205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24826in" svg:y="4.42001in" svg:width="3.9in" svg:height="0.93238in" draw:id="id884" draw:style-name="a2598">
            <svg:title/>
            <svg:desc/>
            <text:p text:style-name="a2597" text:class-names="" text:cond-style-name=""><text:span text:style-name="a2596" text:class-names="">Pourquoi faut-il résoudre ce problème ?</text:span></text:p>
            <draw:enhanced-geometry xmlns:dr3d="urn:oasis:names:tc:opendocument:xmlns:dr3d:1.0" draw:type="non-primitive" svg:viewBox="0 0 3566160 852570" draw:enhanced-path="M 0 142098 C 0 63619 63619 0 142098 0 L 3424062 0 C 3502541 0 3566160 63619 3566160 142098 L 3566160 710472 C 3566160 788951 3502541 852570 3424062 852570 L 142098 852570 C 63619 852570 0 788951 0 710472 L 0 14209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66160"/>
              <draw:equation draw:name="f7" draw:formula="?f4 / 852570"/>
              <draw:equation draw:name="f8" draw:formula="0 * ?f5 / 3566160"/>
              <draw:equation draw:name="f9" draw:formula="142098 * ?f4 / 852570"/>
              <draw:equation draw:name="f10" draw:formula="142098 * ?f5 / 3566160"/>
              <draw:equation draw:name="f11" draw:formula="0 * ?f4 / 852570"/>
              <draw:equation draw:name="f12" draw:formula="3424062 * ?f5 / 3566160"/>
              <draw:equation draw:name="f13" draw:formula="3566160 * ?f5 / 3566160"/>
              <draw:equation draw:name="f14" draw:formula="710472 * ?f4 / 852570"/>
              <draw:equation draw:name="f15" draw:formula="852570 * ?f4 / 8525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4826in" svg:y="5.49225in" svg:width="6.93333in" svg:height="0.74591in" draw:id="id885" draw:style-name="a2602">
            <svg:title/>
            <svg:desc/>
            <text:list text:style-name="a2601">
              <text:list-item>
                <text:list text:style-name="a2601">
                  <text:list-item>
                    <text:p text:style-name="a2600" text:class-names="" text:cond-style-name=""><text:span text:style-name="a2599" text:class-names="">[Texte]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82056 6339840" draw:enhanced-path="M 682056 1056662 L 682056 5283178 C 682056 5866757 676581 6339835 669826 6339835 L 0 6339835 0 6339835 0 5 0 5 669826 5 C 676581 5 682056 473083 682056 1056662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2056"/>
              <draw:equation draw:name="f7" draw:formula="?f4 / 6339840"/>
              <draw:equation draw:name="f8" draw:formula="113678 * ?f5 / 682056"/>
              <draw:equation draw:name="f9" draw:formula="0 * ?f4 / 6339840"/>
              <draw:equation draw:name="f10" draw:formula="568378 * ?f5 / 682056"/>
              <draw:equation draw:name="f11" draw:formula="682056 * ?f5 / 682056"/>
              <draw:equation draw:name="f12" draw:formula="113678 * ?f4 / 6339840"/>
              <draw:equation draw:name="f13" draw:formula="6339840 * ?f4 / 6339840"/>
              <draw:equation draw:name="f14" draw:formula="0 * ?f5 / 68205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24826in" svg:y="5.39901in" svg:width="3.9in" svg:height="0.93238in" draw:id="id886" draw:style-name="a2605">
            <svg:title/>
            <svg:desc/>
            <text:p text:style-name="a2604" text:class-names="" text:cond-style-name=""><text:span text:style-name="a2603" text:class-names="">Comment savoir que ce problème a été résolu ?</text:span></text:p>
            <draw:enhanced-geometry xmlns:dr3d="urn:oasis:names:tc:opendocument:xmlns:dr3d:1.0" draw:type="non-primitive" svg:viewBox="0 0 3566160 852570" draw:enhanced-path="M 0 142098 C 0 63619 63619 0 142098 0 L 3424062 0 C 3502541 0 3566160 63619 3566160 142098 L 3566160 710472 C 3566160 788951 3502541 852570 3424062 852570 L 142098 852570 C 63619 852570 0 788951 0 710472 L 0 14209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66160"/>
              <draw:equation draw:name="f7" draw:formula="?f4 / 852570"/>
              <draw:equation draw:name="f8" draw:formula="0 * ?f5 / 3566160"/>
              <draw:equation draw:name="f9" draw:formula="142098 * ?f4 / 852570"/>
              <draw:equation draw:name="f10" draw:formula="142098 * ?f5 / 3566160"/>
              <draw:equation draw:name="f11" draw:formula="0 * ?f4 / 852570"/>
              <draw:equation draw:name="f12" draw:formula="3424062 * ?f5 / 3566160"/>
              <draw:equation draw:name="f13" draw:formula="3566160 * ?f5 / 3566160"/>
              <draw:equation draw:name="f14" draw:formula="710472 * ?f4 / 852570"/>
              <draw:equation draw:name="f15" draw:formula="852570 * ?f4 / 8525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2613">
          <draw:page-thumbnail draw:page-number="2" svg:x="0.75in" svg:y="1.25in" svg:width="6in" svg:height="3.375in" presentation:class="page" draw:id="id888" presentation:style-name="a2607" draw:name="Espace réservé de l'image des diapositives 1">
            <svg:title/>
            <svg:desc/>
          </draw:page-thumbnail>
          <draw:frame draw:id="id889" presentation:style-name="a260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90" draw:style-name="a2612" draw:name="Espace réservé du numéro de diapositive 3" svg:x="4.24826in" svg:y="9.49826in" svg:width="3.25in" svg:height="0.50174in">
            <draw:text-box>
              <text:p text:style-name="a2611" text:class-names="" text:cond-style-name=""><text:span text:style-name="a2609" text:class-names=""><text:page-number style:num-format="1" text:fixed="false">2</text:page-number></text:span><text:span text:style-name="a2610" text:class-names=""/></text:p>
            </draw:text-box>
            <svg:title/>
            <svg:desc/>
          </draw:frame>
        </presentation:notes>
      </draw:page>
      <draw:page draw:name="Slide3" draw:style-name="a2615" draw:master-page-name="Master1-Layout2-obj-Titre-et-contenu" presentation:presentation-page-layout-name="Master1-PPL2" draw:id="Slide-258">
        <draw:frame draw:id="id891" presentation:style-name="a2618" draw:name="Titre 1" svg:x="1.24826in" svg:y="0.67642in" svg:width="10.83333in" svg:height="1.61698in" presentation:class="title" presentation:placeholder="false">
          <draw:text-box>
            <text:p text:style-name="a2617" text:class-names="" text:cond-style-name=""><text:span text:style-name="a2616" text:class-names="">Informations générales</text:span></text:p>
          </draw:text-box>
          <svg:title/>
          <svg:desc/>
        </draw:frame>
        <draw:frame draw:id="id892" presentation:style-name="a2640" draw:name="Espace réservé du contenu 2" svg:x="1.24826in" svg:y="2.46007in" svg:width="10.83333in" svg:height="3.87327in" presentation:class="outline" presentation:placeholder="false">
          <draw:text-box>
            <text:list text:style-name="a2621">
              <text:list-item>
                <text:p text:style-name="a2620" text:class-names="" text:cond-style-name=""><text:span text:style-name="a2619" text:class-names="">Quel est l’objet de vos recherches ?</text:span></text:p>
              </text:list-item>
            </text:list>
            <text:list text:style-name="a2624">
              <text:list-item>
                <text:list text:style-name="a2624">
                  <text:list-item>
                    <text:p text:style-name="a2623" text:class-names="" text:cond-style-name=""><text:span text:style-name="a2622" text:class-names="">Comment avez-vous découvert ce problème ?</text:span></text:p>
                  </text:list-item>
                </text:list>
              </text:list-item>
            </text:list>
            <text:list text:style-name="a2627">
              <text:list-item>
                <text:list text:style-name="a2627">
                  <text:list-item>
                    <text:p text:style-name="a2626" text:class-names="" text:cond-style-name=""><text:span text:style-name="a2625" text:class-names="">Comment avez-vous récupéré des informations afin d’effectuer des recherches sur ce problème et tenter de le résoudre ?</text:span></text:p>
                  </text:list-item>
                </text:list>
              </text:list-item>
            </text:list>
            <text:list text:style-name="a2630">
              <text:list-item>
                <text:list text:style-name="a2630">
                  <text:list-item>
                    <text:list text:style-name="a2630">
                      <text:list-item>
                        <text:p text:style-name="a2629" text:class-names="" text:cond-style-name=""><text:span text:style-name="a2628" text:class-names="">Entretiens ?</text:span></text:p>
                      </text:list-item>
                    </text:list>
                  </text:list-item>
                </text:list>
              </text:list-item>
            </text:list>
            <text:list text:style-name="a2633">
              <text:list-item>
                <text:list text:style-name="a2633">
                  <text:list-item>
                    <text:list text:style-name="a2633">
                      <text:list-item>
                        <text:p text:style-name="a2632" text:class-names="" text:cond-style-name=""><text:span text:style-name="a2631" text:class-names="">Expérience personnelle ?</text:span></text:p>
                      </text:list-item>
                    </text:list>
                  </text:list-item>
                </text:list>
              </text:list-item>
            </text:list>
            <text:list text:style-name="a2636">
              <text:list-item>
                <text:list text:style-name="a2636">
                  <text:list-item>
                    <text:list text:style-name="a2636">
                      <text:list-item>
                        <text:p text:style-name="a2635" text:class-names="" text:cond-style-name=""><text:span text:style-name="a2634" text:class-names="">Internet/Livres ?</text:span></text:p>
                      </text:list-item>
                    </text:list>
                  </text:list-item>
                </text:list>
              </text:list-item>
            </text:list>
            <text:list text:style-name="a2639">
              <text:list-item>
                <text:list text:style-name="a2639">
                  <text:list-item>
                    <text:list text:style-name="a2639">
                      <text:list-item>
                        <text:p text:style-name="a2638" text:class-names="" text:cond-style-name=""><text:span text:style-name="a2637" text:class-names="">Autres méthodes ?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647">
          <draw:page-thumbnail draw:page-number="3" svg:x="0.75in" svg:y="1.25in" svg:width="6in" svg:height="3.375in" presentation:class="page" draw:id="id893" presentation:style-name="a2641" draw:name="Espace réservé de l'image des diapositives 1">
            <svg:title/>
            <svg:desc/>
          </draw:page-thumbnail>
          <draw:frame draw:id="id894" presentation:style-name="a264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95" draw:style-name="a2646" draw:name="Espace réservé du numéro de diapositive 3" svg:x="4.24826in" svg:y="9.49826in" svg:width="3.25in" svg:height="0.50174in">
            <draw:text-box>
              <text:p text:style-name="a2645" text:class-names="" text:cond-style-name=""><text:span text:style-name="a2643" text:class-names=""><text:page-number style:num-format="1" text:fixed="false">3</text:page-number></text:span><text:span text:style-name="a2644" text:class-names=""/></text:p>
            </draw:text-box>
            <svg:title/>
            <svg:desc/>
          </draw:frame>
        </presentation:notes>
      </draw:page>
      <draw:page draw:name="Slide4" draw:style-name="a2649" draw:master-page-name="Master1-Layout2-obj-Titre-et-contenu" presentation:presentation-page-layout-name="Master1-PPL2" draw:id="Slide-259">
        <draw:frame draw:id="id896" presentation:style-name="a2652" draw:name="Titre 1" svg:x="1.24826in" svg:y="0.67642in" svg:width="10.83333in" svg:height="1.61698in" presentation:class="title" presentation:placeholder="false">
          <draw:text-box>
            <text:p text:style-name="a2651" text:class-names="" text:cond-style-name=""><text:span text:style-name="a2650" text:class-names="">Solutions pratiques<text:s text:c="1"/></text:span></text:p>
          </draw:text-box>
          <svg:title/>
          <svg:desc/>
        </draw:frame>
        <draw:g draw:name="Espace réservé du contenu 3" draw:id="id903" draw:style-name="a2692">
          <svg:title/>
          <svg:desc/>
          <draw:custom-shape svg:x="0.52559in" svg:y="2.17291in" svg:width="3.77009in" svg:height="0.72441in" draw:id="id897" draw:style-name="a2655">
            <svg:title/>
            <svg:desc/>
            <text:p text:style-name="a2654" text:class-names="" text:cond-style-name=""><text:span text:style-name="a2653" text:class-names="">Solution 1</text:span></text:p>
            <draw:enhanced-geometry xmlns:dr3d="urn:oasis:names:tc:opendocument:xmlns:dr3d:1.0" draw:type="non-primitive" svg:viewBox="0 0 3447370 662400" draw:enhanced-path="M 0 0 L 3447370 0 3447370 662400 0 662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662400"/>
              <draw:equation draw:name="f8" draw:formula="0 * ?f5 / 3447370"/>
              <draw:equation draw:name="f9" draw:formula="0 * ?f4 / 662400"/>
              <draw:equation draw:name="f10" draw:formula="3447370 * ?f5 / 3447370"/>
              <draw:equation draw:name="f11" draw:formula="662400 * ?f4 / 662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52559in" svg:y="2.89732in" svg:width="3.77009in" svg:height="3.93558in" draw:id="id898" draw:style-name="a2665">
            <svg:title/>
            <svg:desc/>
            <text:list text:style-name="a2658">
              <text:list-item>
                <text:list text:style-name="a2658">
                  <text:list-item>
                    <text:p text:style-name="a2657" text:class-names="" text:cond-style-name=""><text:span text:style-name="a2656" text:class-names="">Quels matériaux cette solution requiert-elle ?</text:span></text:p>
                  </text:list-item>
                </text:list>
              </text:list-item>
            </text:list>
            <text:list text:style-name="a2661">
              <text:list-item>
                <text:list text:style-name="a2661">
                  <text:list-item>
                    <text:p text:style-name="a2660" text:class-names="" text:cond-style-name=""><text:span text:style-name="a2659" text:class-names="">À quoi cette solution ressemblera-t-elle (dessin, images, texte, etc.) ?</text:span></text:p>
                  </text:list-item>
                </text:list>
              </text:list-item>
            </text:list>
            <text:list text:style-name="a2664">
              <text:list-item>
                <text:list text:style-name="a2664">
                  <text:list-item>
                    <text:p text:style-name="a2663" text:class-names="" text:cond-style-name=""><text:span text:style-name="a2662" text:class-names="">Quels obstacles pouvez-vous rencontrer avec cette solution ?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370 3598695" draw:enhanced-path="M 0 0 L 3447370 0 3447370 3598695 0 3598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3598695"/>
              <draw:equation draw:name="f8" draw:formula="0 * ?f5 / 3447370"/>
              <draw:equation draw:name="f9" draw:formula="0 * ?f4 / 3598695"/>
              <draw:equation draw:name="f10" draw:formula="3447370 * ?f5 / 3447370"/>
              <draw:equation draw:name="f11" draw:formula="3598695 * ?f4 / 3598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2349in" svg:y="2.17291in" svg:width="3.77009in" svg:height="0.72441in" draw:id="id899" draw:style-name="a2668">
            <svg:title/>
            <svg:desc/>
            <text:p text:style-name="a2667" text:class-names="" text:cond-style-name=""><text:span text:style-name="a2666" text:class-names="">Solution 2</text:span></text:p>
            <draw:enhanced-geometry xmlns:dr3d="urn:oasis:names:tc:opendocument:xmlns:dr3d:1.0" draw:type="non-primitive" svg:viewBox="0 0 3447370 662400" draw:enhanced-path="M 0 0 L 3447370 0 3447370 662400 0 662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662400"/>
              <draw:equation draw:name="f8" draw:formula="0 * ?f5 / 3447370"/>
              <draw:equation draw:name="f9" draw:formula="0 * ?f4 / 662400"/>
              <draw:equation draw:name="f10" draw:formula="3447370 * ?f5 / 3447370"/>
              <draw:equation draw:name="f11" draw:formula="662400 * ?f4 / 662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2349in" svg:y="2.89732in" svg:width="3.77009in" svg:height="3.93558in" draw:id="id900" draw:style-name="a2678">
            <svg:title/>
            <svg:desc/>
            <text:list text:style-name="a2671">
              <text:list-item>
                <text:list text:style-name="a2671">
                  <text:list-item>
                    <text:p text:style-name="a2670" text:class-names="" text:cond-style-name=""><text:span text:style-name="a2669" text:class-names="">Quels matériaux cette solution requiert-elle ?</text:span></text:p>
                  </text:list-item>
                </text:list>
              </text:list-item>
            </text:list>
            <text:list text:style-name="a2674">
              <text:list-item>
                <text:list text:style-name="a2674">
                  <text:list-item>
                    <text:p text:style-name="a2673" text:class-names="" text:cond-style-name=""><text:span text:style-name="a2672" text:class-names="">À quoi cette solution ressemblera-t-elle (dessin, images, texte, etc.) ?</text:span></text:p>
                  </text:list-item>
                </text:list>
              </text:list-item>
            </text:list>
            <text:list text:style-name="a2677">
              <text:list-item>
                <text:list text:style-name="a2677">
                  <text:list-item>
                    <text:p text:style-name="a2676" text:class-names="" text:cond-style-name=""><text:span text:style-name="a2675" text:class-names="">Quels obstacles pouvez-vous rencontrer avec cette solution ?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370 3598695" draw:enhanced-path="M 0 0 L 3447370 0 3447370 3598695 0 3598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3598695"/>
              <draw:equation draw:name="f8" draw:formula="0 * ?f5 / 3447370"/>
              <draw:equation draw:name="f9" draw:formula="0 * ?f4 / 3598695"/>
              <draw:equation draw:name="f10" draw:formula="3447370 * ?f5 / 3447370"/>
              <draw:equation draw:name="f11" draw:formula="3598695 * ?f4 / 3598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2139in" svg:y="2.17291in" svg:width="3.77009in" svg:height="0.72441in" draw:id="id901" draw:style-name="a2681">
            <svg:title/>
            <svg:desc/>
            <text:p text:style-name="a2680" text:class-names="" text:cond-style-name=""><text:span text:style-name="a2679" text:class-names="">Solution 3</text:span></text:p>
            <draw:enhanced-geometry xmlns:dr3d="urn:oasis:names:tc:opendocument:xmlns:dr3d:1.0" draw:type="non-primitive" svg:viewBox="0 0 3447370 662400" draw:enhanced-path="M 0 0 L 3447370 0 3447370 662400 0 662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662400"/>
              <draw:equation draw:name="f8" draw:formula="0 * ?f5 / 3447370"/>
              <draw:equation draw:name="f9" draw:formula="0 * ?f4 / 662400"/>
              <draw:equation draw:name="f10" draw:formula="3447370 * ?f5 / 3447370"/>
              <draw:equation draw:name="f11" draw:formula="662400 * ?f4 / 662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2139in" svg:y="2.89732in" svg:width="3.77009in" svg:height="3.93558in" draw:id="id902" draw:style-name="a2691">
            <svg:title/>
            <svg:desc/>
            <text:list text:style-name="a2684">
              <text:list-item>
                <text:list text:style-name="a2684">
                  <text:list-item>
                    <text:p text:style-name="a2683" text:class-names="" text:cond-style-name=""><text:span text:style-name="a2682" text:class-names="">Quels matériaux cette solution requiert-elle ?</text:span></text:p>
                  </text:list-item>
                </text:list>
              </text:list-item>
            </text:list>
            <text:list text:style-name="a2687">
              <text:list-item>
                <text:list text:style-name="a2687">
                  <text:list-item>
                    <text:p text:style-name="a2686" text:class-names="" text:cond-style-name=""><text:span text:style-name="a2685" text:class-names="">À quoi cette solution ressemblera-t-elle (dessin, images, texte, etc.) ?</text:span></text:p>
                  </text:list-item>
                </text:list>
              </text:list-item>
            </text:list>
            <text:list text:style-name="a2690">
              <text:list-item>
                <text:list text:style-name="a2690">
                  <text:list-item>
                    <text:p text:style-name="a2689" text:class-names="" text:cond-style-name=""><text:span text:style-name="a2688" text:class-names="">Quels obstacles pouvez-vous rencontrer avec cette solution ?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3447370 3598695" draw:enhanced-path="M 0 0 L 3447370 0 3447370 3598695 0 3598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7370"/>
              <draw:equation draw:name="f7" draw:formula="?f4 / 3598695"/>
              <draw:equation draw:name="f8" draw:formula="0 * ?f5 / 3447370"/>
              <draw:equation draw:name="f9" draw:formula="0 * ?f4 / 3598695"/>
              <draw:equation draw:name="f10" draw:formula="3447370 * ?f5 / 3447370"/>
              <draw:equation draw:name="f11" draw:formula="3598695 * ?f4 / 3598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2699">
          <draw:page-thumbnail draw:page-number="4" svg:x="0.75in" svg:y="1.25in" svg:width="6in" svg:height="3.375in" presentation:class="page" draw:id="id904" presentation:style-name="a2693" draw:name="Espace réservé de l'image des diapositives 1">
            <svg:title/>
            <svg:desc/>
          </draw:page-thumbnail>
          <draw:frame draw:id="id905" presentation:style-name="a269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06" draw:style-name="a2698" draw:name="Espace réservé du numéro de diapositive 3" svg:x="4.24826in" svg:y="9.49826in" svg:width="3.25in" svg:height="0.50174in">
            <draw:text-box>
              <text:p text:style-name="a2697" text:class-names="" text:cond-style-name=""><text:span text:style-name="a2695" text:class-names=""><text:page-number style:num-format="1" text:fixed="false">4</text:page-number></text:span><text:span text:style-name="a2696" text:class-names=""/></text:p>
            </draw:text-box>
            <svg:title/>
            <svg:desc/>
          </draw:frame>
        </presentation:notes>
      </draw:page>
      <draw:page draw:name="Slide5" draw:style-name="a2701" draw:master-page-name="Master1-Layout4-twoObj-Deux-contenus" presentation:presentation-page-layout-name="Master1-PPL4" draw:id="Slide-260">
        <draw:frame draw:id="id907" presentation:style-name="a2704" draw:name="Titre 1" svg:x="1.24826in" svg:y="0.67642in" svg:width="10.83333in" svg:height="1.61698in" presentation:class="title" presentation:placeholder="false">
          <draw:text-box>
            <text:p text:style-name="a2703" text:class-names="" text:cond-style-name=""><text:span text:style-name="a2702" text:class-names="">Prototype</text:span></text:p>
          </draw:text-box>
          <svg:title/>
          <svg:desc/>
        </draw:frame>
        <draw:frame draw:id="id908" presentation:style-name="a2714" draw:name="Espace réservé du contenu 2" svg:x="1.24826in" svg:y="2.46007in" svg:width="5.33507in" svg:height="3.87327in" presentation:class="outline" presentation:placeholder="false">
          <draw:text-box>
            <text:list text:style-name="a2707">
              <text:list-item>
                <text:list text:style-name="a2707">
                  <text:list-item>
                    <text:p text:style-name="a2706" text:class-names="" text:cond-style-name=""><text:span text:style-name="a2705" text:class-names="">Choisissez la meilleure solution pratique et créez un plan de conception d’un prototype</text:span></text:p>
                  </text:list-item>
                </text:list>
              </text:list-item>
            </text:list>
            <text:list text:style-name="a2710">
              <text:list-item>
                <text:list text:style-name="a2710">
                  <text:list-item>
                    <text:p text:style-name="a2709" text:class-names="" text:cond-style-name=""><text:span text:style-name="a2708" text:class-names="">Quels matériaux allez-vous utiliser pour le prototype ?</text:span></text:p>
                  </text:list-item>
                </text:list>
              </text:list-item>
            </text:list>
            <text:list text:style-name="a2713">
              <text:list-item>
                <text:list text:style-name="a2713">
                  <text:list-item>
                    <text:p text:style-name="a2712" text:class-names="" text:cond-style-name=""><text:span text:style-name="a2711" text:class-names="">Votre prototype aura-t-il une taille réelle ou sera-t-il un modèle ? Pourquoi ?</text:span></text:p>
                  </text:list-item>
                </text:list>
              </text:list-item>
            </text:list>
          </draw:text-box>
          <svg:title/>
          <svg:desc/>
        </draw:frame>
        <draw:frame draw:id="id909" presentation:style-name="a2718" draw:name="Espace réservé du contenu 3" svg:x="6.75in" svg:y="2.46007in" svg:width="5.3316in" svg:height="3.87327in" presentation:class="outline" presentation:placeholder="false">
          <draw:text-box>
            <text:list text:style-name="a2717">
              <text:list-item>
                <text:p text:style-name="a2716" text:class-names="" text:cond-style-name=""><text:span text:style-name="a2715" text:class-names="">&lt;Insérez une image ou un dessin de votre prototype ici&gt;</text:span></text:p>
              </text:list-item>
            </text:list>
          </draw:text-box>
          <svg:title/>
          <svg:desc/>
        </draw:frame>
        <presentation:notes draw:style-name="a2725">
          <draw:page-thumbnail draw:page-number="5" svg:x="0.75in" svg:y="1.25in" svg:width="6in" svg:height="3.375in" presentation:class="page" draw:id="id910" presentation:style-name="a2719" draw:name="Espace réservé de l'image des diapositives 1">
            <svg:title/>
            <svg:desc/>
          </draw:page-thumbnail>
          <draw:frame draw:id="id911" presentation:style-name="a272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12" draw:style-name="a2724" draw:name="Espace réservé du numéro de diapositive 3" svg:x="4.24826in" svg:y="9.49826in" svg:width="3.25in" svg:height="0.50174in">
            <draw:text-box>
              <text:p text:style-name="a2723" text:class-names="" text:cond-style-name=""><text:span text:style-name="a2721" text:class-names=""><text:page-number style:num-format="1" text:fixed="false">5</text:page-number></text:span><text:span text:style-name="a2722" text:class-names=""/></text:p>
            </draw:text-box>
            <svg:title/>
            <svg:desc/>
          </draw:frame>
        </presentation:notes>
      </draw:page>
      <draw:page draw:name="Slide6" draw:style-name="a2727" draw:master-page-name="Master1-Layout2-obj-Titre-et-contenu" presentation:presentation-page-layout-name="Master1-PPL2" draw:id="Slide-261">
        <draw:frame draw:id="id913" presentation:style-name="a2730" draw:name="Titre 1" svg:x="1.24826in" svg:y="0.67642in" svg:width="11.18924in" svg:height="1.61698in" presentation:class="title" presentation:placeholder="false">
          <draw:text-box>
            <text:p text:style-name="a2729" text:class-names="" text:cond-style-name=""><text:span text:style-name="a2728" text:class-names="">Test du prototype</text:span></text:p>
          </draw:text-box>
          <svg:title/>
          <svg:desc/>
        </draw:frame>
        <draw:frame draw:id="id914" presentation:style-name="a2743" draw:name="Espace réservé du contenu 2" svg:x="1.24826in" svg:y="2.46007in" svg:width="11.18924in" svg:height="3.87327in" presentation:class="outline" presentation:placeholder="false">
          <draw:text-box>
            <text:list text:style-name="a2733">
              <text:list-item>
                <text:list text:style-name="a2733">
                  <text:list-item>
                    <text:p text:style-name="a2732" text:class-names="" text:cond-style-name=""><text:span text:style-name="a2731" text:class-names="">Qu’est-ce qui a fonctionné ? Qu’est-ce qui n’a pas fonctionné ? Pourquoi ?</text:span></text:p>
                  </text:list-item>
                </text:list>
              </text:list-item>
            </text:list>
            <text:list text:style-name="a2736">
              <text:list-item>
                <text:list text:style-name="a2736">
                  <text:list-item>
                    <text:p text:style-name="a2735" text:class-names="" text:cond-style-name=""><text:span text:style-name="a2734" text:class-names="">Quels matériaux doivent être modifiés et/ou conservés ? Pourquoi ?</text:span></text:p>
                  </text:list-item>
                </text:list>
              </text:list-item>
            </text:list>
            <text:list text:style-name="a2739">
              <text:list-item>
                <text:list text:style-name="a2739">
                  <text:list-item>
                    <text:p text:style-name="a2738" text:class-names="" text:cond-style-name=""><text:span text:style-name="a2737" text:class-names="">La taille de votre prototype vous a-t-elle donné des informations suffisantes pour évoluer vers un produit finalisé ? Pourquoi ou pourquoi pas ?</text:span></text:p>
                  </text:list-item>
                </text:list>
              </text:list-item>
            </text:list>
            <text:list text:style-name="a2742">
              <text:list-item>
                <text:list text:style-name="a2742">
                  <text:list-item>
                    <text:p text:style-name="a2741" text:class-names="" text:cond-style-name=""><text:span text:style-name="a2740" text:class-names="">Avez-vous demandé à d’autres personnes de tester votre création et de vous faire part de leurs commentaires ? Pourquoi ou pourquoi pas 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50">
          <draw:page-thumbnail draw:page-number="6" svg:x="0.75in" svg:y="1.25in" svg:width="6in" svg:height="3.375in" presentation:class="page" draw:id="id915" presentation:style-name="a2744" draw:name="Espace réservé de l'image des diapositives 1">
            <svg:title/>
            <svg:desc/>
          </draw:page-thumbnail>
          <draw:frame draw:id="id916" presentation:style-name="a274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17" draw:style-name="a2749" draw:name="Espace réservé du numéro de diapositive 3" svg:x="4.24826in" svg:y="9.49826in" svg:width="3.25in" svg:height="0.50174in">
            <draw:text-box>
              <text:p text:style-name="a2748" text:class-names="" text:cond-style-name=""><text:span text:style-name="a2746" text:class-names=""><text:page-number style:num-format="1" text:fixed="false">6</text:page-number></text:span><text:span text:style-name="a2747" text:class-names=""/></text:p>
            </draw:text-box>
            <svg:title/>
            <svg:desc/>
          </draw:frame>
        </presentation:notes>
      </draw:page>
      <draw:page draw:name="Slide7" draw:style-name="a2752" draw:master-page-name="Master1-Layout2-obj-Titre-et-contenu" presentation:presentation-page-layout-name="Master1-PPL2" draw:id="Slide-262">
        <draw:frame draw:id="id918" presentation:style-name="a2755" draw:name="Titre 1" svg:x="1.24826in" svg:y="0.67642in" svg:width="10.83333in" svg:height="1.61698in" presentation:class="title" presentation:placeholder="false">
          <draw:text-box>
            <text:p text:style-name="a2754" text:class-names="" text:cond-style-name=""><text:span text:style-name="a2753" text:class-names="">Modification de la conception du prototype</text:span></text:p>
          </draw:text-box>
          <svg:title/>
          <svg:desc/>
        </draw:frame>
        <draw:frame draw:id="id919" presentation:style-name="a2771" draw:name="Espace réservé du contenu 2" svg:x="1.24826in" svg:y="2.46007in" svg:width="10.83333in" svg:height="3.87327in" presentation:class="outline" presentation:placeholder="false">
          <draw:text-box>
            <text:list text:style-name="a2758">
              <text:list-item>
                <text:list text:style-name="a2758">
                  <text:list-item>
                    <text:p text:style-name="a2757" text:class-names="" text:cond-style-name=""><text:span text:style-name="a2756" text:class-names="">Utilisez les données issues des tests pour modifier la conception avec...</text:span></text:p>
                  </text:list-item>
                </text:list>
              </text:list-item>
            </text:list>
            <text:list text:style-name="a2761">
              <text:list-item>
                <text:list text:style-name="a2761">
                  <text:list-item>
                    <text:list text:style-name="a2761">
                      <text:list-item>
                        <text:p text:style-name="a2760" text:class-names="" text:cond-style-name=""><text:span text:style-name="a2759" text:class-names="">D’autres matériaux</text:span></text:p>
                      </text:list-item>
                    </text:list>
                  </text:list-item>
                </text:list>
              </text:list-item>
            </text:list>
            <text:list text:style-name="a2764">
              <text:list-item>
                <text:list text:style-name="a2764">
                  <text:list-item>
                    <text:list text:style-name="a2764">
                      <text:list-item>
                        <text:p text:style-name="a2763" text:class-names="" text:cond-style-name=""><text:span text:style-name="a2762" text:class-names="">D’autres versions</text:span></text:p>
                      </text:list-item>
                    </text:list>
                  </text:list-item>
                </text:list>
              </text:list-item>
            </text:list>
            <text:list text:style-name="a2767">
              <text:list-item>
                <text:list text:style-name="a2767">
                  <text:list-item>
                    <text:list text:style-name="a2767">
                      <text:list-item>
                        <text:p text:style-name="a2766" text:class-names="" text:cond-style-name=""><text:span text:style-name="a2765" text:class-names="">D’autres tailles</text:span></text:p>
                      </text:list-item>
                    </text:list>
                  </text:list-item>
                </text:list>
              </text:list-item>
            </text:list>
            <text:list text:style-name="a2770">
              <text:list-item>
                <text:list text:style-name="a2770">
                  <text:list-item>
                    <text:p text:style-name="a2769" text:class-names="" text:cond-style-name=""><text:span text:style-name="a2768" text:class-names="">Décrivez ou illustrez à l’aide de photos le processus de modification de votre prototype et le résulta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78">
          <draw:page-thumbnail draw:page-number="7" svg:x="0.75in" svg:y="1.25in" svg:width="6in" svg:height="3.375in" presentation:class="page" draw:id="id920" presentation:style-name="a2772" draw:name="Espace réservé de l'image des diapositives 1">
            <svg:title/>
            <svg:desc/>
          </draw:page-thumbnail>
          <draw:frame draw:id="id921" presentation:style-name="a277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22" draw:style-name="a2777" draw:name="Espace réservé du numéro de diapositive 3" svg:x="4.24826in" svg:y="9.49826in" svg:width="3.25in" svg:height="0.50174in">
            <draw:text-box>
              <text:p text:style-name="a2776" text:class-names="" text:cond-style-name=""><text:span text:style-name="a2774" text:class-names=""><text:page-number style:num-format="1" text:fixed="false">7</text:page-number></text:span><text:span text:style-name="a2775" text:class-names=""/></text:p>
            </draw:text-box>
            <svg:title/>
            <svg:desc/>
          </draw:frame>
        </presentation:notes>
      </draw:page>
      <draw:page draw:name="Slide8" draw:style-name="a2780" draw:master-page-name="Master1-Layout2-obj-Titre-et-contenu" presentation:presentation-page-layout-name="Master1-PPL2" draw:id="Slide-263">
        <draw:frame draw:id="id923" presentation:style-name="a2783" draw:name="Titre 1" svg:x="1.24826in" svg:y="0.67642in" svg:width="10.83333in" svg:height="1.61698in" presentation:class="title" presentation:placeholder="false">
          <draw:text-box>
            <text:p text:style-name="a2782" text:class-names="" text:cond-style-name=""><text:span text:style-name="a2781" text:class-names="">Résultat final</text:span></text:p>
          </draw:text-box>
          <svg:title/>
          <svg:desc/>
        </draw:frame>
        <draw:frame draw:id="id924" presentation:style-name="a2807" draw:name="Espace réservé du contenu 2" svg:x="1.24826in" svg:y="2.46007in" svg:width="10.83333in" svg:height="3.87327in" presentation:class="outline" presentation:placeholder="false">
          <draw:text-box>
            <text:list text:style-name="a2786">
              <text:list-item>
                <text:p text:style-name="a2785" text:class-names="" text:cond-style-name=""><text:span text:style-name="a2784" text:class-names="">Une fois que vous êtes parvenu à un produit final, revenez à votre deuxième diapositive et passez en revue les questions initiales auxquelles vous avez répondu</text:span></text:p>
              </text:list-item>
            </text:list>
            <text:list text:style-name="a2789">
              <text:list-item>
                <text:list text:style-name="a2789">
                  <text:list-item>
                    <text:p text:style-name="a2788" text:class-names="" text:cond-style-name=""><text:span text:style-name="a2787" text:class-names="">Votre prototype final a-t-il résolu votre problème pour la ou les personnes ciblées ?</text:span></text:p>
                  </text:list-item>
                </text:list>
              </text:list-item>
            </text:list>
            <text:list text:style-name="a2794">
              <text:list-item>
                <text:list text:style-name="a2794">
                  <text:list-item>
                    <text:list text:style-name="a2794">
                      <text:list-item>
                        <text:p text:style-name="a2793" text:class-names="" text:cond-style-name=""><text:span text:style-name="a2790" text:class-names="">Si c’est le cas,<text:s text:c="1"/></text:span><text:span text:style-name="a2791" text:class-names="">félicitations </text:span><text:span text:style-name="a2792" text:class-names="">! Continuez toutefois à réfléchir à la manière dont vous pouvez encore l’améliorer !</text:span></text:p>
                      </text:list-item>
                    </text:list>
                  </text:list-item>
                </text:list>
              </text:list-item>
            </text:list>
            <text:list text:style-name="a2797">
              <text:list-item>
                <text:list text:style-name="a2797">
                  <text:list-item>
                    <text:list text:style-name="a2797">
                      <text:list-item>
                        <text:p text:style-name="a2796" text:class-names="" text:cond-style-name=""><text:span text:style-name="a2795" text:class-names="">Si ce n’est pas le cas, copiez cette présentation et redémarrez le cycle problème/solution<text:s text:c="1"/></text:span></text:p>
                      </text:list-item>
                    </text:list>
                  </text:list-item>
                </text:list>
              </text:list-item>
            </text:list>
            <text:list text:style-name="a2800">
              <text:list-item>
                <text:p text:style-name="a2799" text:class-names="" text:cond-style-name=""><text:span text:style-name="a2798" text:class-names="">Insérez des photos de votre conception finalisée</text:span></text:p>
              </text:list-item>
            </text:list>
            <text:list text:style-name="a2803">
              <text:list-item>
                <text:p text:style-name="a2802" text:class-names="" text:cond-style-name=""><text:span text:style-name="a2801" text:class-names="">Indiquez pourquoi cette conception résout le problème</text:span></text:p>
              </text:list-item>
            </text:list>
            <text:list text:style-name="a2806">
              <text:list-item>
                <text:p text:style-name="a2805" text:class-names="" text:cond-style-name=""><text:span text:style-name="a2804" text:class-names="">Livrez vos impressions concernant l’ensemble du processus dans le cadre de ce projet</text:span></text:p>
              </text:list-item>
            </text:list>
          </draw:text-box>
          <svg:title/>
          <svg:desc/>
        </draw:frame>
        <presentation:notes draw:style-name="a2814">
          <draw:page-thumbnail draw:page-number="8" svg:x="0.75in" svg:y="1.25in" svg:width="6in" svg:height="3.375in" presentation:class="page" draw:id="id925" presentation:style-name="a2808" draw:name="Espace réservé de l'image des diapositives 1">
            <svg:title/>
            <svg:desc/>
          </draw:page-thumbnail>
          <draw:frame draw:id="id926" presentation:style-name="a280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27" draw:style-name="a2813" draw:name="Espace réservé du numéro de diapositive 3" svg:x="4.24826in" svg:y="9.49826in" svg:width="3.25in" svg:height="0.50174in">
            <draw:text-box>
              <text:p text:style-name="a2812" text:class-names="" text:cond-style-name=""><text:span text:style-name="a2810" text:class-names=""><text:page-number style:num-format="1" text:fixed="false">8</text:page-number></text:span><text:span text:style-name="a281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re et contenu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En-tête de section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eux contenus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aison">
      <presentation:placeholder presentation:object="title" svg:x="1.24826in" svg:y="0.67708in" svg:width="10.83333in" svg:height="1.61632in"/>
      <presentation:placeholder presentation:object="outline" svg:x="1.24826in" svg:y="2.46007in" svg:width="5.33507in" svg:height="0.90104in"/>
      <presentation:placeholder presentation:object="object" svg:x="1.24826in" svg:y="3.36111in" svg:width="5.33507in" svg:height="2.97222in"/>
      <presentation:placeholder presentation:object="outline" svg:x="6.75in" svg:y="2.46007in" svg:width="5.33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re uniquement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Vide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u avec légende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age avec légende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age panoramique avec légende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re et légende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Carte de nom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 colonnes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 colonnes d’images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re et texte vertical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itre vertical et texte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478" draw:style="linear" draw:angle="0" draw:start-color="#dfe3e5" draw:end-color="#65757d" draw:start-intensity="100%" draw:end-intensity="100%"/>
    <draw:gradient draw:name="a2452" draw:style="linear" draw:angle="0" draw:start-color="#dfe3e5" draw:end-color="#65757d" draw:start-intensity="100%" draw:end-intensity="100%"/>
    <draw:gradient draw:name="a2454" draw:style="linear" draw:angle="0" draw:start-color="#dfe3e5" draw:end-color="#65757d" draw:start-intensity="100%" draw:end-intensity="100%"/>
    <draw:gradient draw:name="a2456" draw:style="linear" draw:angle="0" draw:start-color="#dfe3e5" draw:end-color="#65757d" draw:start-intensity="100%" draw:end-intensity="100%"/>
    <draw:gradient draw:name="a1750" draw:style="linear" draw:angle="0" draw:start-color="#dfe3e5" draw:end-color="#65757d" draw:start-intensity="100%" draw:end-intensity="100%"/>
    <draw:gradient draw:name="a2458" draw:style="linear" draw:angle="0" draw:start-color="#dfe3e5" draw:end-color="#65757d" draw:start-intensity="100%" draw:end-intensity="100%"/>
    <draw:gradient draw:name="a1210" draw:style="linear" draw:angle="0" draw:start-color="#dfe3e5" draw:end-color="#65757d" draw:start-intensity="100%" draw:end-intensity="100%"/>
    <draw:gradient draw:name="a1752" draw:style="linear" draw:angle="0" draw:start-color="#dfe3e5" draw:end-color="#65757d" draw:start-intensity="100%" draw:end-intensity="100%"/>
    <draw:gradient draw:name="a1212" draw:style="linear" draw:angle="0" draw:start-color="#dfe3e5" draw:end-color="#65757d" draw:start-intensity="100%" draw:end-intensity="100%"/>
    <draw:gradient draw:name="a1754" draw:style="linear" draw:angle="0" draw:start-color="#dfe3e5" draw:end-color="#65757d" draw:start-intensity="100%" draw:end-intensity="100%"/>
    <draw:gradient draw:name="a1214" draw:style="linear" draw:angle="0" draw:start-color="#dfe3e5" draw:end-color="#65757d" draw:start-intensity="100%" draw:end-intensity="100%"/>
    <draw:gradient draw:name="a1756" draw:style="linear" draw:angle="0" draw:start-color="#dfe3e5" draw:end-color="#65757d" draw:start-intensity="100%" draw:end-intensity="100%"/>
    <draw:gradient draw:name="a163" draw:style="linear" draw:angle="0" draw:start-color="#dfe3e5" draw:end-color="#65757d" draw:start-intensity="100%" draw:end-intensity="100%"/>
    <draw:gradient draw:name="a1216" draw:style="linear" draw:angle="0" draw:start-color="#dfe3e5" draw:end-color="#65757d" draw:start-intensity="100%" draw:end-intensity="100%"/>
    <draw:gradient draw:name="a1758" draw:style="linear" draw:angle="0" draw:start-color="#dfe3e5" draw:end-color="#65757d" draw:start-intensity="100%" draw:end-intensity="100%"/>
    <draw:gradient draw:name="a165" draw:style="linear" draw:angle="0" draw:start-color="#dfe3e5" draw:end-color="#65757d" draw:start-intensity="100%" draw:end-intensity="100%"/>
    <draw:gradient draw:name="a1218" draw:style="linear" draw:angle="0" draw:start-color="#dfe3e5" draw:end-color="#65757d" draw:start-intensity="100%" draw:end-intensity="100%"/>
    <draw:gradient draw:name="a167" draw:style="linear" draw:angle="0" draw:start-color="#dfe3e5" draw:end-color="#65757d" draw:start-intensity="100%" draw:end-intensity="100%"/>
    <draw:gradient draw:name="a169" draw:style="linear" draw:angle="0" draw:start-color="#dfe3e5" draw:end-color="#65757d" draw:start-intensity="100%" draw:end-intensity="100%"/>
    <draw:gradient draw:name="a2180" draw:style="linear" draw:angle="0" draw:start-color="#dfe3e5" draw:end-color="#65757d" draw:start-intensity="100%" draw:end-intensity="100%"/>
    <draw:gradient draw:name="a980" draw:style="linear" draw:angle="0" draw:start-color="#dfe3e5" draw:end-color="#65757d" draw:start-intensity="100%" draw:end-intensity="100%"/>
    <draw:gradient draw:name="a2182" draw:style="linear" draw:angle="0" draw:start-color="#dfe3e5" draw:end-color="#65757d" draw:start-intensity="100%" draw:end-intensity="100%"/>
    <draw:gradient draw:name="a982" draw:style="linear" draw:angle="0" draw:start-color="#dfe3e5" draw:end-color="#65757d" draw:start-intensity="100%" draw:end-intensity="100%"/>
    <draw:gradient draw:name="a2184" draw:style="linear" draw:angle="0" draw:start-color="#dfe3e5" draw:end-color="#65757d" draw:start-intensity="100%" draw:end-intensity="100%"/>
    <draw:gradient draw:name="a984" draw:style="linear" draw:angle="0" draw:start-color="#dfe3e5" draw:end-color="#65757d" draw:start-intensity="100%" draw:end-intensity="100%"/>
    <draw:gradient draw:name="a2186" draw:style="linear" draw:angle="0" draw:start-color="#dfe3e5" draw:end-color="#65757d" draw:start-intensity="100%" draw:end-intensity="100%"/>
    <draw:gradient draw:name="a1480" draw:style="linear" draw:angle="0" draw:start-color="#dfe3e5" draw:end-color="#65757d" draw:start-intensity="100%" draw:end-intensity="100%"/>
    <draw:gradient draw:name="a986" draw:style="linear" draw:angle="0" draw:start-color="#dfe3e5" draw:end-color="#65757d" draw:start-intensity="100%" draw:end-intensity="100%"/>
    <draw:gradient draw:name="a2188" draw:style="linear" draw:angle="0" draw:start-color="#dfe3e5" draw:end-color="#65757d" draw:start-intensity="100%" draw:end-intensity="100%"/>
    <draw:gradient draw:name="a1482" draw:style="linear" draw:angle="0" draw:start-color="#dfe3e5" draw:end-color="#65757d" draw:start-intensity="100%" draw:end-intensity="100%"/>
    <draw:gradient draw:name="a1484" draw:style="linear" draw:angle="0" draw:start-color="#dfe3e5" draw:end-color="#65757d" draw:start-intensity="100%" draw:end-intensity="100%"/>
    <draw:gradient draw:name="a1486" draw:style="linear" draw:angle="0" draw:start-color="#dfe3e5" draw:end-color="#65757d" draw:start-intensity="100%" draw:end-intensity="100%"/>
    <draw:gradient draw:name="a2460" draw:style="linear" draw:angle="0" draw:start-color="#dfe3e5" draw:end-color="#65757d" draw:start-intensity="100%" draw:end-intensity="100%"/>
    <draw:gradient draw:name="a1488" draw:style="linear" draw:angle="0" draw:start-color="#dfe3e5" draw:end-color="#65757d" draw:start-intensity="100%" draw:end-intensity="100%"/>
    <draw:gradient draw:name="a2462" draw:style="linear" draw:angle="0" draw:start-color="#dfe3e5" draw:end-color="#65757d" draw:start-intensity="100%" draw:end-intensity="100%"/>
    <draw:gradient draw:name="a2464" draw:style="linear" draw:angle="0" draw:start-color="#dfe3e5" draw:end-color="#65757d" draw:start-intensity="100%" draw:end-intensity="100%"/>
    <draw:gradient draw:name="a2466" draw:style="linear" draw:angle="0" draw:start-color="#dfe3e5" draw:end-color="#65757d" draw:start-intensity="100%" draw:end-intensity="100%"/>
    <draw:gradient draw:name="a1760" draw:style="linear" draw:angle="0" draw:start-color="#dfe3e5" draw:end-color="#65757d" draw:start-intensity="100%" draw:end-intensity="100%"/>
    <draw:gradient draw:name="a2468" draw:style="linear" draw:angle="0" draw:start-color="#dfe3e5" draw:end-color="#65757d" draw:start-intensity="100%" draw:end-intensity="100%"/>
    <draw:gradient draw:name="a1220" draw:style="linear" draw:angle="0" draw:start-color="#dfe3e5" draw:end-color="#65757d" draw:start-intensity="100%" draw:end-intensity="100%"/>
    <draw:gradient draw:name="a1762" draw:style="linear" draw:angle="0" draw:start-color="#dfe3e5" draw:end-color="#65757d" draw:start-intensity="100%" draw:end-intensity="100%"/>
    <draw:gradient draw:name="a1222" draw:style="linear" draw:angle="0" draw:start-color="#dfe3e5" draw:end-color="#65757d" draw:start-intensity="100%" draw:end-intensity="100%"/>
    <draw:gradient draw:name="a1764" draw:style="linear" draw:angle="0" draw:start-color="#dfe3e5" draw:end-color="#65757d" draw:start-intensity="100%" draw:end-intensity="100%"/>
    <draw:gradient draw:name="a171" draw:style="linear" draw:angle="0" draw:start-color="#dfe3e5" draw:end-color="#65757d" draw:start-intensity="100%" draw:end-intensity="100%"/>
    <draw:gradient draw:name="a1224" draw:style="linear" draw:angle="0" draw:start-color="#dfe3e5" draw:end-color="#65757d" draw:start-intensity="100%" draw:end-intensity="100%"/>
    <draw:gradient draw:name="a1766" draw:style="linear" draw:angle="0" draw:start-color="#dfe3e5" draw:end-color="#65757d" draw:start-intensity="100%" draw:end-intensity="100%"/>
    <draw:gradient draw:name="a173" draw:style="linear" draw:angle="0" draw:start-color="#dfe3e5" draw:end-color="#65757d" draw:start-intensity="100%" draw:end-intensity="100%"/>
    <draw:gradient draw:name="a1226" draw:style="linear" draw:angle="0" draw:start-color="#dfe3e5" draw:end-color="#65757d" draw:start-intensity="100%" draw:end-intensity="100%"/>
    <draw:gradient draw:name="a2200" draw:style="linear" draw:angle="0" draw:start-color="#dfe3e5" draw:end-color="#65757d" draw:start-intensity="100%" draw:end-intensity="100%"/>
    <draw:gradient draw:name="a1768" draw:style="linear" draw:angle="0" draw:start-color="#dfe3e5" draw:end-color="#65757d" draw:start-intensity="100%" draw:end-intensity="100%"/>
    <draw:gradient draw:name="a175" draw:style="linear" draw:angle="0" draw:start-color="#dfe3e5" draw:end-color="#65757d" draw:start-intensity="100%" draw:end-intensity="100%"/>
    <draw:gradient draw:name="a1228" draw:style="linear" draw:angle="0" draw:start-color="#dfe3e5" draw:end-color="#65757d" draw:start-intensity="100%" draw:end-intensity="100%"/>
    <draw:gradient draw:name="a2202" draw:style="linear" draw:angle="0" draw:start-color="#dfe3e5" draw:end-color="#65757d" draw:start-intensity="100%" draw:end-intensity="100%"/>
    <draw:gradient draw:name="a177" draw:style="linear" draw:angle="0" draw:start-color="#dfe3e5" draw:end-color="#65757d" draw:start-intensity="100%" draw:end-intensity="100%"/>
    <draw:gradient draw:name="a2204" draw:style="linear" draw:angle="0" draw:start-color="#dfe3e5" draw:end-color="#65757d" draw:start-intensity="100%" draw:end-intensity="100%"/>
    <draw:gradient draw:name="a179" draw:style="linear" draw:angle="0" draw:start-color="#dfe3e5" draw:end-color="#65757d" draw:start-intensity="100%" draw:end-intensity="100%"/>
    <draw:gradient draw:name="a2190" draw:style="linear" draw:angle="0" draw:start-color="#dfe3e5" draw:end-color="#65757d" draw:start-intensity="100%" draw:end-intensity="100%"/>
    <draw:gradient draw:name="a2206" draw:style="linear" draw:angle="0" draw:start-color="#dfe3e5" draw:end-color="#65757d" draw:start-intensity="100%" draw:end-intensity="100%"/>
    <draw:gradient draw:name="a1500" draw:style="linear" draw:angle="0" draw:start-color="#dfe3e5" draw:end-color="#65757d" draw:start-intensity="100%" draw:end-intensity="100%"/>
    <draw:gradient draw:name="a2192" draw:style="linear" draw:angle="0" draw:start-color="#dfe3e5" draw:end-color="#65757d" draw:start-intensity="100%" draw:end-intensity="100%"/>
    <draw:gradient draw:name="a2208" draw:style="linear" draw:angle="0" draw:start-color="#dfe3e5" draw:end-color="#65757d" draw:start-intensity="100%" draw:end-intensity="100%"/>
    <draw:gradient draw:name="a1502" draw:style="linear" draw:angle="0" draw:start-color="#dfe3e5" draw:end-color="#65757d" draw:start-intensity="100%" draw:end-intensity="100%"/>
    <draw:gradient draw:name="a2194" draw:style="linear" draw:angle="0" draw:start-color="#dfe3e5" draw:end-color="#65757d" draw:start-intensity="100%" draw:end-intensity="100%"/>
    <draw:gradient draw:name="a1504" draw:style="linear" draw:angle="0" draw:start-color="#dfe3e5" draw:end-color="#65757d" draw:start-intensity="100%" draw:end-intensity="100%"/>
    <draw:gradient draw:name="a2196" draw:style="linear" draw:angle="0" draw:start-color="#dfe3e5" draw:end-color="#65757d" draw:start-intensity="100%" draw:end-intensity="100%"/>
    <draw:gradient draw:name="a1490" draw:style="linear" draw:angle="0" draw:start-color="#dfe3e5" draw:end-color="#65757d" draw:start-intensity="100%" draw:end-intensity="100%"/>
    <draw:gradient draw:name="a1506" draw:style="linear" draw:angle="0" draw:start-color="#dfe3e5" draw:end-color="#65757d" draw:start-intensity="100%" draw:end-intensity="100%"/>
    <draw:gradient draw:name="a2198" draw:style="linear" draw:angle="0" draw:start-color="#dfe3e5" draw:end-color="#65757d" draw:start-intensity="100%" draw:end-intensity="100%"/>
    <draw:gradient draw:name="a1492" draw:style="linear" draw:angle="0" draw:start-color="#dfe3e5" draw:end-color="#65757d" draw:start-intensity="100%" draw:end-intensity="100%"/>
    <draw:gradient draw:name="a1508" draw:style="linear" draw:angle="0" draw:start-color="#dfe3e5" draw:end-color="#65757d" draw:start-intensity="100%" draw:end-intensity="100%"/>
    <draw:gradient draw:name="a1494" draw:style="linear" draw:angle="0" draw:start-color="#dfe3e5" draw:end-color="#65757d" draw:start-intensity="100%" draw:end-intensity="100%"/>
    <draw:gradient draw:name="a1496" draw:style="linear" draw:angle="0" draw:start-color="#dfe3e5" draw:end-color="#65757d" draw:start-intensity="100%" draw:end-intensity="100%"/>
    <draw:gradient draw:name="a2470" draw:style="linear" draw:angle="0" draw:start-color="#dfe3e5" draw:end-color="#65757d" draw:start-intensity="100%" draw:end-intensity="100%"/>
    <draw:gradient draw:name="a1498" draw:style="linear" draw:angle="0" draw:start-color="#dfe3e5" draw:end-color="#65757d" draw:start-intensity="100%" draw:end-intensity="100%"/>
    <draw:gradient draw:name="a2472" draw:style="linear" draw:angle="0" draw:start-color="#dfe3e5" draw:end-color="#65757d" draw:start-intensity="100%" draw:end-intensity="100%"/>
    <draw:gradient draw:name="a2474" draw:style="linear" draw:angle="0" draw:start-color="#dfe3e5" draw:end-color="#65757d" draw:start-intensity="100%" draw:end-intensity="100%"/>
    <draw:gradient draw:name="a2476" draw:style="linear" draw:angle="0" draw:start-color="#dfe3e5" draw:end-color="#65757d" draw:start-intensity="100%" draw:end-intensity="100%"/>
    <draw:gradient draw:name="a1770" draw:style="linear" draw:angle="0" draw:start-color="#dfe3e5" draw:end-color="#65757d" draw:start-intensity="100%" draw:end-intensity="100%"/>
    <draw:gradient draw:name="a2478" draw:style="linear" draw:angle="0" draw:start-color="#dfe3e5" draw:end-color="#65757d" draw:start-intensity="100%" draw:end-intensity="100%"/>
    <draw:gradient draw:name="a1230" draw:style="linear" draw:angle="0" draw:start-color="#dfe3e5" draw:end-color="#65757d" draw:start-intensity="100%" draw:end-intensity="100%"/>
    <draw:gradient draw:name="a1772" draw:style="linear" draw:angle="0" draw:start-color="#dfe3e5" draw:end-color="#65757d" draw:start-intensity="100%" draw:end-intensity="100%"/>
    <draw:gradient draw:name="a1774" draw:style="linear" draw:angle="0" draw:start-color="#dfe3e5" draw:end-color="#65757d" draw:start-intensity="100%" draw:end-intensity="100%"/>
    <draw:gradient draw:name="a1232" draw:style="linear" draw:angle="0" draw:start-color="#dfe3e5" draw:end-color="#65757d" draw:start-intensity="100%" draw:end-intensity="100%"/>
    <draw:gradient draw:name="a181" draw:style="linear" draw:angle="0" draw:start-color="#dfe3e5" draw:end-color="#65757d" draw:start-intensity="100%" draw:end-intensity="100%"/>
    <draw:gradient draw:name="a1776" draw:style="linear" draw:angle="0" draw:start-color="#dfe3e5" draw:end-color="#65757d" draw:start-intensity="100%" draw:end-intensity="100%"/>
    <draw:gradient draw:name="a1234" draw:style="linear" draw:angle="0" draw:start-color="#dfe3e5" draw:end-color="#65757d" draw:start-intensity="100%" draw:end-intensity="100%"/>
    <draw:gradient draw:name="a183" draw:style="linear" draw:angle="0" draw:start-color="#dfe3e5" draw:end-color="#65757d" draw:start-intensity="100%" draw:end-intensity="100%"/>
    <draw:gradient draw:name="a1778" draw:style="linear" draw:angle="0" draw:start-color="#dfe3e5" draw:end-color="#65757d" draw:start-intensity="100%" draw:end-intensity="100%"/>
    <draw:gradient draw:name="a2210" draw:style="linear" draw:angle="0" draw:start-color="#dfe3e5" draw:end-color="#65757d" draw:start-intensity="100%" draw:end-intensity="100%"/>
    <draw:gradient draw:name="a1236" draw:style="linear" draw:angle="0" draw:start-color="#dfe3e5" draw:end-color="#65757d" draw:start-intensity="100%" draw:end-intensity="100%"/>
    <draw:gradient draw:name="a185" draw:style="linear" draw:angle="0" draw:start-color="#dfe3e5" draw:end-color="#65757d" draw:start-intensity="100%" draw:end-intensity="100%"/>
    <draw:gradient draw:name="a1238" draw:style="linear" draw:angle="0" draw:start-color="#dfe3e5" draw:end-color="#65757d" draw:start-intensity="100%" draw:end-intensity="100%"/>
    <draw:gradient draw:name="a2212" draw:style="linear" draw:angle="0" draw:start-color="#dfe3e5" draw:end-color="#65757d" draw:start-intensity="100%" draw:end-intensity="100%"/>
    <draw:gradient draw:name="a187" draw:style="linear" draw:angle="0" draw:start-color="#dfe3e5" draw:end-color="#65757d" draw:start-intensity="100%" draw:end-intensity="100%"/>
    <draw:gradient draw:name="a2214" draw:style="linear" draw:angle="0" draw:start-color="#dfe3e5" draw:end-color="#65757d" draw:start-intensity="100%" draw:end-intensity="100%"/>
    <draw:gradient draw:name="a189" draw:style="linear" draw:angle="0" draw:start-color="#dfe3e5" draw:end-color="#65757d" draw:start-intensity="100%" draw:end-intensity="100%"/>
    <draw:gradient draw:name="a2216" draw:style="linear" draw:angle="0" draw:start-color="#dfe3e5" draw:end-color="#65757d" draw:start-intensity="100%" draw:end-intensity="100%"/>
    <draw:gradient draw:name="a1510" draw:style="linear" draw:angle="0" draw:start-color="#dfe3e5" draw:end-color="#65757d" draw:start-intensity="100%" draw:end-intensity="100%"/>
    <draw:gradient draw:name="a2218" draw:style="linear" draw:angle="0" draw:start-color="#dfe3e5" draw:end-color="#65757d" draw:start-intensity="100%" draw:end-intensity="100%"/>
    <draw:gradient draw:name="a1512" draw:style="linear" draw:angle="0" draw:start-color="#dfe3e5" draw:end-color="#65757d" draw:start-intensity="100%" draw:end-intensity="100%"/>
    <draw:gradient draw:name="a1514" draw:style="linear" draw:angle="0" draw:start-color="#dfe3e5" draw:end-color="#65757d" draw:start-intensity="100%" draw:end-intensity="100%"/>
    <draw:gradient draw:name="a1516" draw:style="linear" draw:angle="0" draw:start-color="#dfe3e5" draw:end-color="#65757d" draw:start-intensity="100%" draw:end-intensity="100%"/>
    <draw:gradient draw:name="a467" draw:style="linear" draw:angle="0" draw:start-color="#dfe3e5" draw:end-color="#65757d" draw:start-intensity="100%" draw:end-intensity="100%"/>
    <draw:gradient draw:name="a469" draw:style="linear" draw:angle="0" draw:start-color="#dfe3e5" draw:end-color="#65757d" draw:start-intensity="100%" draw:end-intensity="100%"/>
    <draw:gradient draw:name="a2480" draw:style="linear" draw:angle="0" draw:start-color="#dfe3e5" draw:end-color="#65757d" draw:start-intensity="100%" draw:end-intensity="100%"/>
    <draw:gradient draw:name="a2482" draw:style="linear" draw:angle="0" draw:start-color="#dfe3e5" draw:end-color="#65757d" draw:start-intensity="100%" draw:end-intensity="100%"/>
    <draw:gradient draw:name="a2484" draw:style="linear" draw:angle="0" draw:start-color="#dfe3e5" draw:end-color="#65757d" draw:start-intensity="100%" draw:end-intensity="100%"/>
    <draw:gradient draw:name="a2486" draw:style="linear" draw:angle="0" draw:start-color="#dfe3e5" draw:end-color="#65757d" draw:start-intensity="100%" draw:end-intensity="100%"/>
    <draw:gradient draw:name="a1780" draw:style="linear" draw:angle="0" draw:start-color="#dfe3e5" draw:end-color="#65757d" draw:start-intensity="100%" draw:end-intensity="100%"/>
    <draw:gradient draw:name="a201" draw:style="linear" draw:angle="0" draw:start-color="#dfe3e5" draw:end-color="#65757d" draw:start-intensity="100%" draw:end-intensity="100%"/>
    <draw:gradient draw:name="a2488" draw:style="linear" draw:angle="0" draw:start-color="#dfe3e5" draw:end-color="#65757d" draw:start-intensity="100%" draw:end-intensity="100%"/>
    <draw:gradient draw:name="a1782" draw:style="linear" draw:angle="0" draw:start-color="#dfe3e5" draw:end-color="#65757d" draw:start-intensity="100%" draw:end-intensity="100%"/>
    <draw:gradient draw:name="a1240" draw:style="linear" draw:angle="0" draw:start-color="#dfe3e5" draw:end-color="#65757d" draw:start-intensity="100%" draw:end-intensity="100%"/>
    <draw:gradient draw:name="a203" draw:style="linear" draw:angle="0" draw:start-color="#dfe3e5" draw:end-color="#65757d" draw:start-intensity="100%" draw:end-intensity="100%"/>
    <draw:gradient draw:name="a1784" draw:style="linear" draw:angle="0" draw:start-color="#dfe3e5" draw:end-color="#65757d" draw:start-intensity="100%" draw:end-intensity="100%"/>
    <draw:gradient draw:name="a1242" draw:style="linear" draw:angle="0" draw:start-color="#dfe3e5" draw:end-color="#65757d" draw:start-intensity="100%" draw:end-intensity="100%"/>
    <draw:gradient draw:name="a205" draw:style="linear" draw:angle="0" draw:start-color="#dfe3e5" draw:end-color="#65757d" draw:start-intensity="100%" draw:end-intensity="100%"/>
    <draw:gradient draw:name="a191" draw:style="linear" draw:angle="0" draw:start-color="#dfe3e5" draw:end-color="#65757d" draw:start-intensity="100%" draw:end-intensity="100%"/>
    <draw:gradient draw:name="a207" draw:style="linear" draw:angle="0" draw:start-color="#dfe3e5" draw:end-color="#65757d" draw:start-intensity="100%" draw:end-intensity="100%"/>
    <draw:gradient draw:name="a1244" draw:style="linear" draw:angle="0" draw:start-color="#dfe3e5" draw:end-color="#65757d" draw:start-intensity="100%" draw:end-intensity="100%"/>
    <draw:gradient draw:name="a193" draw:style="linear" draw:angle="0" draw:start-color="#dfe3e5" draw:end-color="#65757d" draw:start-intensity="100%" draw:end-intensity="100%"/>
    <draw:gradient draw:name="a209" draw:style="linear" draw:angle="0" draw:start-color="#dfe3e5" draw:end-color="#65757d" draw:start-intensity="100%" draw:end-intensity="100%"/>
    <draw:gradient draw:name="a2220" draw:style="linear" draw:angle="0" draw:start-color="#dfe3e5" draw:end-color="#65757d" draw:start-intensity="100%" draw:end-intensity="100%"/>
    <draw:gradient draw:name="a1246" draw:style="linear" draw:angle="0" draw:start-color="#dfe3e5" draw:end-color="#65757d" draw:start-intensity="100%" draw:end-intensity="100%"/>
    <draw:gradient draw:name="a195" draw:style="linear" draw:angle="0" draw:start-color="#dfe3e5" draw:end-color="#65757d" draw:start-intensity="100%" draw:end-intensity="100%"/>
    <draw:gradient draw:name="a1248" draw:style="linear" draw:angle="0" draw:start-color="#dfe3e5" draw:end-color="#65757d" draw:start-intensity="100%" draw:end-intensity="100%"/>
    <draw:gradient draw:name="a197" draw:style="linear" draw:angle="0" draw:start-color="#dfe3e5" draw:end-color="#65757d" draw:start-intensity="100%" draw:end-intensity="100%"/>
    <draw:gradient draw:name="a199" draw:style="linear" draw:angle="0" draw:start-color="#dfe3e5" draw:end-color="#65757d" draw:start-intensity="100%" draw:end-intensity="100%"/>
    <draw:gradient draw:name="a471" draw:style="linear" draw:angle="0" draw:start-color="#dfe3e5" draw:end-color="#65757d" draw:start-intensity="100%" draw:end-intensity="100%"/>
    <draw:gradient draw:name="a473" draw:style="linear" draw:angle="0" draw:start-color="#dfe3e5" draw:end-color="#65757d" draw:start-intensity="100%" draw:end-intensity="100%"/>
    <draw:gradient draw:name="a2500" draw:style="linear" draw:angle="0" draw:start-color="#dfe3e5" draw:end-color="#65757d" draw:start-intensity="100%" draw:end-intensity="100%"/>
    <draw:gradient draw:name="a475" draw:style="linear" draw:angle="0" draw:start-color="#dfe3e5" draw:end-color="#65757d" draw:start-intensity="100%" draw:end-intensity="100%"/>
    <draw:gradient draw:name="a2502" draw:style="linear" draw:angle="0" draw:start-color="#dfe3e5" draw:end-color="#65757d" draw:start-intensity="100%" draw:end-intensity="100%"/>
    <draw:gradient draw:name="a477" draw:style="linear" draw:angle="0" draw:start-color="#dfe3e5" draw:end-color="#65757d" draw:start-intensity="100%" draw:end-intensity="100%"/>
    <draw:gradient draw:name="a479" draw:style="linear" draw:angle="0" draw:start-color="#dfe3e5" draw:end-color="#65757d" draw:start-intensity="100%" draw:end-intensity="100%"/>
    <draw:gradient draw:name="a2490" draw:style="linear" draw:angle="0" draw:start-color="#dfe3e5" draw:end-color="#65757d" draw:start-intensity="100%" draw:end-intensity="100%"/>
    <draw:gradient draw:name="a2492" draw:style="linear" draw:angle="0" draw:start-color="#dfe3e5" draw:end-color="#65757d" draw:start-intensity="100%" draw:end-intensity="100%"/>
    <draw:gradient draw:name="a2494" draw:style="linear" draw:angle="0" draw:start-color="#dfe3e5" draw:end-color="#65757d" draw:start-intensity="100%" draw:end-intensity="100%"/>
    <draw:gradient draw:name="a2496" draw:style="linear" draw:angle="0" draw:start-color="#dfe3e5" draw:end-color="#65757d" draw:start-intensity="100%" draw:end-intensity="100%"/>
    <draw:gradient draw:name="a211" draw:style="linear" draw:angle="0" draw:start-color="#dfe3e5" draw:end-color="#65757d" draw:start-intensity="100%" draw:end-intensity="100%"/>
    <draw:gradient draw:name="a2498" draw:style="linear" draw:angle="0" draw:start-color="#dfe3e5" draw:end-color="#65757d" draw:start-intensity="100%" draw:end-intensity="100%"/>
    <draw:gradient draw:name="a213" draw:style="linear" draw:angle="0" draw:start-color="#dfe3e5" draw:end-color="#65757d" draw:start-intensity="100%" draw:end-intensity="100%"/>
    <draw:gradient draw:name="a1250" draw:style="linear" draw:angle="0" draw:start-color="#dfe3e5" draw:end-color="#65757d" draw:start-intensity="100%" draw:end-intensity="100%"/>
    <draw:gradient draw:name="a215" draw:style="linear" draw:angle="0" draw:start-color="#dfe3e5" draw:end-color="#65757d" draw:start-intensity="100%" draw:end-intensity="100%"/>
    <draw:gradient draw:name="a1252" draw:style="linear" draw:angle="0" draw:start-color="#dfe3e5" draw:end-color="#65757d" draw:start-intensity="100%" draw:end-intensity="100%"/>
    <draw:gradient draw:name="a217" draw:style="linear" draw:angle="0" draw:start-color="#dfe3e5" draw:end-color="#65757d" draw:start-intensity="100%" draw:end-intensity="100%"/>
    <draw:gradient draw:name="a219" draw:style="linear" draw:angle="0" draw:start-color="#dfe3e5" draw:end-color="#65757d" draw:start-intensity="100%" draw:end-intensity="100%"/>
    <draw:gradient draw:name="a481" draw:style="linear" draw:angle="0" draw:start-color="#dfe3e5" draw:end-color="#65757d" draw:start-intensity="100%" draw:end-intensity="100%"/>
    <draw:gradient draw:name="a483" draw:style="linear" draw:angle="0" draw:start-color="#dfe3e5" draw:end-color="#65757d" draw:start-intensity="100%" draw:end-intensity="100%"/>
    <draw:gradient draw:name="a485" draw:style="linear" draw:angle="0" draw:start-color="#dfe3e5" draw:end-color="#65757d" draw:start-intensity="100%" draw:end-intensity="100%"/>
    <draw:gradient draw:name="a487" draw:style="linear" draw:angle="0" draw:start-color="#dfe3e5" draw:end-color="#65757d" draw:start-intensity="100%" draw:end-intensity="100%"/>
    <draw:gradient draw:name="a489" draw:style="linear" draw:angle="0" draw:start-color="#dfe3e5" draw:end-color="#65757d" draw:start-intensity="100%" draw:end-intensity="100%"/>
    <draw:gradient draw:name="a221" draw:style="linear" draw:angle="0" draw:start-color="#dfe3e5" draw:end-color="#65757d" draw:start-intensity="100%" draw:end-intensity="100%"/>
    <draw:gradient draw:name="a223" draw:style="linear" draw:angle="0" draw:start-color="#dfe3e5" draw:end-color="#65757d" draw:start-intensity="100%" draw:end-intensity="100%"/>
    <draw:gradient draw:name="a225" draw:style="linear" draw:angle="0" draw:start-color="#dfe3e5" draw:end-color="#65757d" draw:start-intensity="100%" draw:end-intensity="100%"/>
    <draw:gradient draw:name="a227" draw:style="linear" draw:angle="0" draw:start-color="#dfe3e5" draw:end-color="#65757d" draw:start-intensity="100%" draw:end-intensity="100%"/>
    <draw:gradient draw:name="a229" draw:style="linear" draw:angle="0" draw:start-color="#dfe3e5" draw:end-color="#65757d" draw:start-intensity="100%" draw:end-intensity="100%"/>
    <draw:gradient draw:name="a501" draw:style="linear" draw:angle="0" draw:start-color="#dfe3e5" draw:end-color="#65757d" draw:start-intensity="100%" draw:end-intensity="100%"/>
    <draw:gradient draw:name="a503" draw:style="linear" draw:angle="0" draw:start-color="#dfe3e5" draw:end-color="#65757d" draw:start-intensity="100%" draw:end-intensity="100%"/>
    <draw:gradient draw:name="a505" draw:style="linear" draw:angle="0" draw:start-color="#dfe3e5" draw:end-color="#65757d" draw:start-intensity="100%" draw:end-intensity="100%"/>
    <draw:gradient draw:name="a491" draw:style="linear" draw:angle="0" draw:start-color="#dfe3e5" draw:end-color="#65757d" draw:start-intensity="100%" draw:end-intensity="100%"/>
    <draw:gradient draw:name="a507" draw:style="linear" draw:angle="0" draw:start-color="#dfe3e5" draw:end-color="#65757d" draw:start-intensity="100%" draw:end-intensity="100%"/>
    <draw:gradient draw:name="a493" draw:style="linear" draw:angle="0" draw:start-color="#dfe3e5" draw:end-color="#65757d" draw:start-intensity="100%" draw:end-intensity="100%"/>
    <draw:gradient draw:name="a509" draw:style="linear" draw:angle="0" draw:start-color="#dfe3e5" draw:end-color="#65757d" draw:start-intensity="100%" draw:end-intensity="100%"/>
    <draw:gradient draw:name="a495" draw:style="linear" draw:angle="0" draw:start-color="#dfe3e5" draw:end-color="#65757d" draw:start-intensity="100%" draw:end-intensity="100%"/>
    <draw:gradient draw:name="a497" draw:style="linear" draw:angle="0" draw:start-color="#dfe3e5" draw:end-color="#65757d" draw:start-intensity="100%" draw:end-intensity="100%"/>
    <draw:gradient draw:name="a499" draw:style="linear" draw:angle="0" draw:start-color="#dfe3e5" draw:end-color="#65757d" draw:start-intensity="100%" draw:end-intensity="100%"/>
    <draw:gradient draw:name="a231" draw:style="linear" draw:angle="0" draw:start-color="#dfe3e5" draw:end-color="#65757d" draw:start-intensity="100%" draw:end-intensity="100%"/>
    <draw:gradient draw:name="a233" draw:style="linear" draw:angle="0" draw:start-color="#dfe3e5" draw:end-color="#65757d" draw:start-intensity="100%" draw:end-intensity="100%"/>
    <draw:gradient draw:name="a235" draw:style="linear" draw:angle="0" draw:start-color="#dfe3e5" draw:end-color="#65757d" draw:start-intensity="100%" draw:end-intensity="100%"/>
    <draw:gradient draw:name="a237" draw:style="linear" draw:angle="0" draw:start-color="#dfe3e5" draw:end-color="#65757d" draw:start-intensity="100%" draw:end-intensity="100%"/>
    <draw:gradient draw:name="a239" draw:style="linear" draw:angle="0" draw:start-color="#dfe3e5" draw:end-color="#65757d" draw:start-intensity="100%" draw:end-intensity="100%"/>
    <draw:gradient draw:name="a511" draw:style="linear" draw:angle="0" draw:start-color="#dfe3e5" draw:end-color="#65757d" draw:start-intensity="100%" draw:end-intensity="100%"/>
    <draw:gradient draw:name="a513" draw:style="linear" draw:angle="0" draw:start-color="#dfe3e5" draw:end-color="#65757d" draw:start-intensity="100%" draw:end-intensity="100%"/>
    <draw:gradient draw:name="a515" draw:style="linear" draw:angle="0" draw:start-color="#dfe3e5" draw:end-color="#65757d" draw:start-intensity="100%" draw:end-intensity="100%"/>
    <draw:gradient draw:name="a517" draw:style="linear" draw:angle="0" draw:start-color="#dfe3e5" draw:end-color="#65757d" draw:start-intensity="100%" draw:end-intensity="100%"/>
    <draw:gradient draw:name="a519" draw:style="linear" draw:angle="0" draw:start-color="#dfe3e5" draw:end-color="#65757d" draw:start-intensity="100%" draw:end-intensity="100%"/>
    <draw:gradient draw:name="a241" draw:style="linear" draw:angle="0" draw:start-color="#dfe3e5" draw:end-color="#65757d" draw:start-intensity="100%" draw:end-intensity="100%"/>
    <draw:gradient draw:name="a243" draw:style="linear" draw:angle="0" draw:start-color="#dfe3e5" draw:end-color="#65757d" draw:start-intensity="100%" draw:end-intensity="100%"/>
    <draw:gradient draw:name="a245" draw:style="linear" draw:angle="0" draw:start-color="#dfe3e5" draw:end-color="#65757d" draw:start-intensity="100%" draw:end-intensity="100%"/>
    <draw:gradient draw:name="a789" draw:style="linear" draw:angle="0" draw:start-color="#dfe3e5" draw:end-color="#65757d" draw:start-intensity="100%" draw:end-intensity="100%"/>
    <draw:gradient draw:name="a247" draw:style="linear" draw:angle="0" draw:start-color="#dfe3e5" draw:end-color="#65757d" draw:start-intensity="100%" draw:end-intensity="100%"/>
    <draw:gradient draw:name="a249" draw:style="linear" draw:angle="0" draw:start-color="#dfe3e5" draw:end-color="#65757d" draw:start-intensity="100%" draw:end-intensity="100%"/>
    <draw:gradient draw:name="a521" draw:style="linear" draw:angle="0" draw:start-color="#dfe3e5" draw:end-color="#65757d" draw:start-intensity="100%" draw:end-intensity="100%"/>
    <draw:gradient draw:name="a523" draw:style="linear" draw:angle="0" draw:start-color="#dfe3e5" draw:end-color="#65757d" draw:start-intensity="100%" draw:end-intensity="100%"/>
    <draw:gradient draw:name="a525" draw:style="linear" draw:angle="0" draw:start-color="#dfe3e5" draw:end-color="#65757d" draw:start-intensity="100%" draw:end-intensity="100%"/>
    <draw:gradient draw:name="a527" draw:style="linear" draw:angle="0" draw:start-color="#dfe3e5" draw:end-color="#65757d" draw:start-intensity="100%" draw:end-intensity="100%"/>
    <draw:gradient draw:name="a529" draw:style="linear" draw:angle="0" draw:start-color="#dfe3e5" draw:end-color="#65757d" draw:start-intensity="100%" draw:end-intensity="100%"/>
    <draw:gradient draw:name="a2000" draw:style="linear" draw:angle="0" draw:start-color="#dfe3e5" draw:end-color="#65757d" draw:start-intensity="100%" draw:end-intensity="100%"/>
    <draw:gradient draw:name="a2002" draw:style="linear" draw:angle="0" draw:start-color="#dfe3e5" draw:end-color="#65757d" draw:start-intensity="100%" draw:end-intensity="100%"/>
    <draw:gradient draw:name="a801" draw:style="linear" draw:angle="0" draw:start-color="#dfe3e5" draw:end-color="#65757d" draw:start-intensity="100%" draw:end-intensity="100%"/>
    <draw:gradient draw:name="a2004" draw:style="linear" draw:angle="0" draw:start-color="#dfe3e5" draw:end-color="#65757d" draw:start-intensity="100%" draw:end-intensity="100%"/>
    <draw:gradient draw:name="a803" draw:style="linear" draw:angle="0" draw:start-color="#dfe3e5" draw:end-color="#65757d" draw:start-intensity="100%" draw:end-intensity="100%"/>
    <draw:gradient draw:name="a1841" draw:style="linear" draw:angle="0" draw:start-color="#dfe3e5" draw:end-color="#65757d" draw:start-intensity="100%" draw:end-intensity="100%"/>
    <draw:gradient draw:name="a2006" draw:style="linear" draw:angle="0" draw:start-color="#dfe3e5" draw:end-color="#65757d" draw:start-intensity="100%" draw:end-intensity="100%"/>
    <draw:gradient draw:name="a805" draw:style="linear" draw:angle="0" draw:start-color="#dfe3e5" draw:end-color="#65757d" draw:start-intensity="100%" draw:end-intensity="100%"/>
    <draw:gradient draw:name="a791" draw:style="linear" draw:angle="0" draw:start-color="#dfe3e5" draw:end-color="#65757d" draw:start-intensity="100%" draw:end-intensity="100%"/>
    <draw:gradient draw:name="a2008" draw:style="linear" draw:angle="0" draw:start-color="#dfe3e5" draw:end-color="#65757d" draw:start-intensity="100%" draw:end-intensity="100%"/>
    <draw:gradient draw:name="a1843" draw:style="linear" draw:angle="0" draw:start-color="#dfe3e5" draw:end-color="#65757d" draw:start-intensity="100%" draw:end-intensity="100%"/>
    <draw:gradient draw:name="a807" draw:style="linear" draw:angle="0" draw:start-color="#dfe3e5" draw:end-color="#65757d" draw:start-intensity="100%" draw:end-intensity="100%"/>
    <draw:gradient draw:name="a793" draw:style="linear" draw:angle="0" draw:start-color="#dfe3e5" draw:end-color="#65757d" draw:start-intensity="100%" draw:end-intensity="100%"/>
    <draw:gradient draw:name="a251" draw:style="linear" draw:angle="0" draw:start-color="#dfe3e5" draw:end-color="#65757d" draw:start-intensity="100%" draw:end-intensity="100%"/>
    <draw:gradient draw:name="a1845" draw:style="linear" draw:angle="0" draw:start-color="#dfe3e5" draw:end-color="#65757d" draw:start-intensity="100%" draw:end-intensity="100%"/>
    <draw:gradient draw:name="a809" draw:style="linear" draw:angle="0" draw:start-color="#dfe3e5" draw:end-color="#65757d" draw:start-intensity="100%" draw:end-intensity="100%"/>
    <draw:gradient draw:name="a795" draw:style="linear" draw:angle="0" draw:start-color="#dfe3e5" draw:end-color="#65757d" draw:start-intensity="100%" draw:end-intensity="100%"/>
    <draw:gradient draw:name="a253" draw:style="linear" draw:angle="0" draw:start-color="#dfe3e5" draw:end-color="#65757d" draw:start-intensity="100%" draw:end-intensity="100%"/>
    <draw:gradient draw:name="a1847" draw:style="linear" draw:angle="0" draw:start-color="#dfe3e5" draw:end-color="#65757d" draw:start-intensity="100%" draw:end-intensity="100%"/>
    <draw:gradient draw:name="a797" draw:style="linear" draw:angle="0" draw:start-color="#dfe3e5" draw:end-color="#65757d" draw:start-intensity="100%" draw:end-intensity="100%"/>
    <draw:gradient draw:name="a255" draw:style="linear" draw:angle="0" draw:start-color="#dfe3e5" draw:end-color="#65757d" draw:start-intensity="100%" draw:end-intensity="100%"/>
    <draw:gradient draw:name="a1849" draw:style="linear" draw:angle="0" draw:start-color="#dfe3e5" draw:end-color="#65757d" draw:start-intensity="100%" draw:end-intensity="100%"/>
    <draw:gradient draw:name="a799" draw:style="linear" draw:angle="0" draw:start-color="#dfe3e5" draw:end-color="#65757d" draw:start-intensity="100%" draw:end-intensity="100%"/>
    <draw:gradient draw:name="a257" draw:style="linear" draw:angle="0" draw:start-color="#dfe3e5" draw:end-color="#65757d" draw:start-intensity="100%" draw:end-intensity="100%"/>
    <draw:gradient draw:name="a259" draw:style="linear" draw:angle="0" draw:start-color="#dfe3e5" draw:end-color="#65757d" draw:start-intensity="100%" draw:end-intensity="100%"/>
    <draw:gradient draw:name="a531" draw:style="linear" draw:angle="0" draw:start-color="#dfe3e5" draw:end-color="#65757d" draw:start-intensity="100%" draw:end-intensity="100%"/>
    <draw:gradient draw:name="a533" draw:style="linear" draw:angle="0" draw:start-color="#dfe3e5" draw:end-color="#65757d" draw:start-intensity="100%" draw:end-intensity="100%"/>
    <draw:gradient draw:name="a535" draw:style="linear" draw:angle="0" draw:start-color="#dfe3e5" draw:end-color="#65757d" draw:start-intensity="100%" draw:end-intensity="100%"/>
    <draw:gradient draw:name="a1573" draw:style="linear" draw:angle="0" draw:start-color="#dfe3e5" draw:end-color="#65757d" draw:start-intensity="100%" draw:end-intensity="100%"/>
    <draw:gradient draw:name="a537" draw:style="linear" draw:angle="0" draw:start-color="#dfe3e5" draw:end-color="#65757d" draw:start-intensity="100%" draw:end-intensity="100%"/>
    <draw:gradient draw:name="a1575" draw:style="linear" draw:angle="0" draw:start-color="#dfe3e5" draw:end-color="#65757d" draw:start-intensity="100%" draw:end-intensity="100%"/>
    <draw:gradient draw:name="a539" draw:style="linear" draw:angle="0" draw:start-color="#dfe3e5" draw:end-color="#65757d" draw:start-intensity="100%" draw:end-intensity="100%"/>
    <draw:gradient draw:name="a1577" draw:style="linear" draw:angle="0" draw:start-color="#dfe3e5" draw:end-color="#65757d" draw:start-intensity="100%" draw:end-intensity="100%"/>
    <draw:gradient draw:name="a1035" draw:style="linear" draw:angle="0" draw:start-color="#dfe3e5" draw:end-color="#65757d" draw:start-intensity="100%" draw:end-intensity="100%"/>
    <draw:gradient draw:name="a2010" draw:style="linear" draw:angle="0" draw:start-color="#dfe3e5" draw:end-color="#65757d" draw:start-intensity="100%" draw:end-intensity="100%"/>
    <draw:gradient draw:name="a1579" draw:style="linear" draw:angle="0" draw:start-color="#dfe3e5" draw:end-color="#65757d" draw:start-intensity="100%" draw:end-intensity="100%"/>
    <draw:gradient draw:name="a1037" draw:style="linear" draw:angle="0" draw:start-color="#dfe3e5" draw:end-color="#65757d" draw:start-intensity="100%" draw:end-intensity="100%"/>
    <draw:gradient draw:name="a2012" draw:style="linear" draw:angle="0" draw:start-color="#dfe3e5" draw:end-color="#65757d" draw:start-intensity="100%" draw:end-intensity="100%"/>
    <draw:gradient draw:name="a811" draw:style="linear" draw:angle="0" draw:start-color="#dfe3e5" draw:end-color="#65757d" draw:start-intensity="100%" draw:end-intensity="100%"/>
    <draw:gradient draw:name="a1039" draw:style="linear" draw:angle="0" draw:start-color="#dfe3e5" draw:end-color="#65757d" draw:start-intensity="100%" draw:end-intensity="100%"/>
    <draw:gradient draw:name="a2014" draw:style="linear" draw:angle="0" draw:start-color="#dfe3e5" draw:end-color="#65757d" draw:start-intensity="100%" draw:end-intensity="100%"/>
    <draw:gradient draw:name="a813" draw:style="linear" draw:angle="0" draw:start-color="#dfe3e5" draw:end-color="#65757d" draw:start-intensity="100%" draw:end-intensity="100%"/>
    <draw:gradient draw:name="a1851" draw:style="linear" draw:angle="0" draw:start-color="#dfe3e5" draw:end-color="#65757d" draw:start-intensity="100%" draw:end-intensity="100%"/>
    <draw:gradient draw:name="a2016" draw:style="linear" draw:angle="0" draw:start-color="#dfe3e5" draw:end-color="#65757d" draw:start-intensity="100%" draw:end-intensity="100%"/>
    <draw:gradient draw:name="a815" draw:style="linear" draw:angle="0" draw:start-color="#dfe3e5" draw:end-color="#65757d" draw:start-intensity="100%" draw:end-intensity="100%"/>
    <draw:gradient draw:name="a1853" draw:style="linear" draw:angle="0" draw:start-color="#dfe3e5" draw:end-color="#65757d" draw:start-intensity="100%" draw:end-intensity="100%"/>
    <draw:gradient draw:name="a2018" draw:style="linear" draw:angle="0" draw:start-color="#dfe3e5" draw:end-color="#65757d" draw:start-intensity="100%" draw:end-intensity="100%"/>
    <draw:gradient draw:name="a1312" draw:style="linear" draw:angle="0" draw:start-color="#dfe3e5" draw:end-color="#65757d" draw:start-intensity="100%" draw:end-intensity="100%"/>
    <draw:gradient draw:name="a817" draw:style="linear" draw:angle="0" draw:start-color="#dfe3e5" draw:end-color="#65757d" draw:start-intensity="100%" draw:end-intensity="100%"/>
    <draw:gradient draw:name="a1855" draw:style="linear" draw:angle="0" draw:start-color="#dfe3e5" draw:end-color="#65757d" draw:start-intensity="100%" draw:end-intensity="100%"/>
    <draw:gradient draw:name="a261" draw:style="linear" draw:angle="0" draw:start-color="#dfe3e5" draw:end-color="#65757d" draw:start-intensity="100%" draw:end-intensity="100%"/>
    <draw:gradient draw:name="a1314" draw:style="linear" draw:angle="0" draw:start-color="#dfe3e5" draw:end-color="#65757d" draw:start-intensity="100%" draw:end-intensity="100%"/>
    <draw:gradient draw:name="a819" draw:style="linear" draw:angle="0" draw:start-color="#dfe3e5" draw:end-color="#65757d" draw:start-intensity="100%" draw:end-intensity="100%"/>
    <draw:gradient draw:name="a1857" draw:style="linear" draw:angle="0" draw:start-color="#dfe3e5" draw:end-color="#65757d" draw:start-intensity="100%" draw:end-intensity="100%"/>
    <draw:gradient draw:name="a263" draw:style="linear" draw:angle="0" draw:start-color="#dfe3e5" draw:end-color="#65757d" draw:start-intensity="100%" draw:end-intensity="100%"/>
    <draw:gradient draw:name="a1316" draw:style="linear" draw:angle="0" draw:start-color="#dfe3e5" draw:end-color="#65757d" draw:start-intensity="100%" draw:end-intensity="100%"/>
    <draw:gradient draw:name="a1859" draw:style="linear" draw:angle="0" draw:start-color="#dfe3e5" draw:end-color="#65757d" draw:start-intensity="100%" draw:end-intensity="100%"/>
    <draw:gradient draw:name="a265" draw:style="linear" draw:angle="0" draw:start-color="#dfe3e5" draw:end-color="#65757d" draw:start-intensity="100%" draw:end-intensity="100%"/>
    <draw:gradient draw:name="a1318" draw:style="linear" draw:angle="0" draw:start-color="#dfe3e5" draw:end-color="#65757d" draw:start-intensity="100%" draw:end-intensity="100%"/>
    <draw:gradient draw:name="a267" draw:style="linear" draw:angle="0" draw:start-color="#dfe3e5" draw:end-color="#65757d" draw:start-intensity="100%" draw:end-intensity="100%"/>
    <draw:gradient draw:name="a269" draw:style="linear" draw:angle="0" draw:start-color="#dfe3e5" draw:end-color="#65757d" draw:start-intensity="100%" draw:end-intensity="100%"/>
    <draw:gradient draw:name="a1581" draw:style="linear" draw:angle="0" draw:start-color="#dfe3e5" draw:end-color="#65757d" draw:start-intensity="100%" draw:end-intensity="100%"/>
    <draw:gradient draw:name="a2289" draw:style="linear" draw:angle="0" draw:start-color="#dfe3e5" draw:end-color="#65757d" draw:start-intensity="100%" draw:end-intensity="100%"/>
    <draw:gradient draw:name="a1583" draw:style="linear" draw:angle="0" draw:start-color="#dfe3e5" draw:end-color="#65757d" draw:start-intensity="100%" draw:end-intensity="100%"/>
    <draw:gradient draw:name="a1041" draw:style="linear" draw:angle="0" draw:start-color="#dfe3e5" draw:end-color="#65757d" draw:start-intensity="100%" draw:end-intensity="100%"/>
    <draw:gradient draw:name="a1585" draw:style="linear" draw:angle="0" draw:start-color="#dfe3e5" draw:end-color="#65757d" draw:start-intensity="100%" draw:end-intensity="100%"/>
    <draw:gradient draw:name="a1043" draw:style="linear" draw:angle="0" draw:start-color="#dfe3e5" draw:end-color="#65757d" draw:start-intensity="100%" draw:end-intensity="100%"/>
    <draw:gradient draw:name="a1587" draw:style="linear" draw:angle="0" draw:start-color="#dfe3e5" draw:end-color="#65757d" draw:start-intensity="100%" draw:end-intensity="100%"/>
    <draw:gradient draw:name="a1045" draw:style="linear" draw:angle="0" draw:start-color="#dfe3e5" draw:end-color="#65757d" draw:start-intensity="100%" draw:end-intensity="100%"/>
    <draw:gradient draw:name="a2020" draw:style="linear" draw:angle="0" draw:start-color="#dfe3e5" draw:end-color="#65757d" draw:start-intensity="100%" draw:end-intensity="100%"/>
    <draw:gradient draw:name="a1589" draw:style="linear" draw:angle="0" draw:start-color="#dfe3e5" draw:end-color="#65757d" draw:start-intensity="100%" draw:end-intensity="100%"/>
    <draw:gradient draw:name="a1047" draw:style="linear" draw:angle="0" draw:start-color="#dfe3e5" draw:end-color="#65757d" draw:start-intensity="100%" draw:end-intensity="100%"/>
    <draw:gradient draw:name="a2022" draw:style="linear" draw:angle="0" draw:start-color="#dfe3e5" draw:end-color="#65757d" draw:start-intensity="100%" draw:end-intensity="100%"/>
    <draw:gradient draw:name="a821" draw:style="linear" draw:angle="0" draw:start-color="#dfe3e5" draw:end-color="#65757d" draw:start-intensity="100%" draw:end-intensity="100%"/>
    <draw:gradient draw:name="a1049" draw:style="linear" draw:angle="0" draw:start-color="#dfe3e5" draw:end-color="#65757d" draw:start-intensity="100%" draw:end-intensity="100%"/>
    <draw:gradient draw:name="a2024" draw:style="linear" draw:angle="0" draw:start-color="#dfe3e5" draw:end-color="#65757d" draw:start-intensity="100%" draw:end-intensity="100%"/>
    <draw:gradient draw:name="a823" draw:style="linear" draw:angle="0" draw:start-color="#dfe3e5" draw:end-color="#65757d" draw:start-intensity="100%" draw:end-intensity="100%"/>
    <draw:gradient draw:name="a1861" draw:style="linear" draw:angle="0" draw:start-color="#dfe3e5" draw:end-color="#65757d" draw:start-intensity="100%" draw:end-intensity="100%"/>
    <draw:gradient draw:name="a2026" draw:style="linear" draw:angle="0" draw:start-color="#dfe3e5" draw:end-color="#65757d" draw:start-intensity="100%" draw:end-intensity="100%"/>
    <draw:gradient draw:name="a1320" draw:style="linear" draw:angle="0" draw:start-color="#dfe3e5" draw:end-color="#65757d" draw:start-intensity="100%" draw:end-intensity="100%"/>
    <draw:gradient draw:name="a825" draw:style="linear" draw:angle="0" draw:start-color="#dfe3e5" draw:end-color="#65757d" draw:start-intensity="100%" draw:end-intensity="100%"/>
    <draw:gradient draw:name="a1863" draw:style="linear" draw:angle="0" draw:start-color="#dfe3e5" draw:end-color="#65757d" draw:start-intensity="100%" draw:end-intensity="100%"/>
    <draw:gradient draw:name="a2028" draw:style="linear" draw:angle="0" draw:start-color="#dfe3e5" draw:end-color="#65757d" draw:start-intensity="100%" draw:end-intensity="100%"/>
    <draw:gradient draw:name="a1322" draw:style="linear" draw:angle="0" draw:start-color="#dfe3e5" draw:end-color="#65757d" draw:start-intensity="100%" draw:end-intensity="100%"/>
    <draw:gradient draw:name="a827" draw:style="linear" draw:angle="0" draw:start-color="#dfe3e5" draw:end-color="#65757d" draw:start-intensity="100%" draw:end-intensity="100%"/>
    <draw:gradient draw:name="a1865" draw:style="linear" draw:angle="0" draw:start-color="#dfe3e5" draw:end-color="#65757d" draw:start-intensity="100%" draw:end-intensity="100%"/>
    <draw:gradient draw:name="a1324" draw:style="linear" draw:angle="0" draw:start-color="#dfe3e5" draw:end-color="#65757d" draw:start-intensity="100%" draw:end-intensity="100%"/>
    <draw:gradient draw:name="a829" draw:style="linear" draw:angle="0" draw:start-color="#dfe3e5" draw:end-color="#65757d" draw:start-intensity="100%" draw:end-intensity="100%"/>
    <draw:gradient draw:name="a1867" draw:style="linear" draw:angle="0" draw:start-color="#dfe3e5" draw:end-color="#65757d" draw:start-intensity="100%" draw:end-intensity="100%"/>
    <draw:gradient draw:name="a1326" draw:style="linear" draw:angle="0" draw:start-color="#dfe3e5" draw:end-color="#65757d" draw:start-intensity="100%" draw:end-intensity="100%"/>
    <draw:gradient draw:name="a1869" draw:style="linear" draw:angle="0" draw:start-color="#dfe3e5" draw:end-color="#65757d" draw:start-intensity="100%" draw:end-intensity="100%"/>
    <draw:gradient draw:name="a2301" draw:style="linear" draw:angle="0" draw:start-color="#dfe3e5" draw:end-color="#65757d" draw:start-intensity="100%" draw:end-intensity="100%"/>
    <draw:gradient draw:name="a1328" draw:style="linear" draw:angle="0" draw:start-color="#dfe3e5" draw:end-color="#65757d" draw:start-intensity="100%" draw:end-intensity="100%"/>
    <draw:gradient draw:name="a2303" draw:style="linear" draw:angle="0" draw:start-color="#dfe3e5" draw:end-color="#65757d" draw:start-intensity="100%" draw:end-intensity="100%"/>
    <draw:gradient draw:name="a2305" draw:style="linear" draw:angle="0" draw:start-color="#dfe3e5" draw:end-color="#65757d" draw:start-intensity="100%" draw:end-intensity="100%"/>
    <draw:gradient draw:name="a2291" draw:style="linear" draw:angle="0" draw:start-color="#dfe3e5" draw:end-color="#65757d" draw:start-intensity="100%" draw:end-intensity="100%"/>
    <draw:gradient draw:name="a2307" draw:style="linear" draw:angle="0" draw:start-color="#dfe3e5" draw:end-color="#65757d" draw:start-intensity="100%" draw:end-intensity="100%"/>
    <draw:gradient draw:name="a1601" draw:style="linear" draw:angle="0" draw:start-color="#dfe3e5" draw:end-color="#65757d" draw:start-intensity="100%" draw:end-intensity="100%"/>
    <draw:gradient draw:name="a2293" draw:style="linear" draw:angle="0" draw:start-color="#dfe3e5" draw:end-color="#65757d" draw:start-intensity="100%" draw:end-intensity="100%"/>
    <draw:gradient draw:name="a2309" draw:style="linear" draw:angle="0" draw:start-color="#dfe3e5" draw:end-color="#65757d" draw:start-intensity="100%" draw:end-intensity="100%"/>
    <draw:gradient draw:name="a1603" draw:style="linear" draw:angle="0" draw:start-color="#dfe3e5" draw:end-color="#65757d" draw:start-intensity="100%" draw:end-intensity="100%"/>
    <draw:gradient draw:name="a2295" draw:style="linear" draw:angle="0" draw:start-color="#dfe3e5" draw:end-color="#65757d" draw:start-intensity="100%" draw:end-intensity="100%"/>
    <draw:gradient draw:name="a1605" draw:style="linear" draw:angle="0" draw:start-color="#dfe3e5" draw:end-color="#65757d" draw:start-intensity="100%" draw:end-intensity="100%"/>
    <draw:gradient draw:name="a2297" draw:style="linear" draw:angle="0" draw:start-color="#dfe3e5" draw:end-color="#65757d" draw:start-intensity="100%" draw:end-intensity="100%"/>
    <draw:gradient draw:name="a1591" draw:style="linear" draw:angle="0" draw:start-color="#dfe3e5" draw:end-color="#65757d" draw:start-intensity="100%" draw:end-intensity="100%"/>
    <draw:gradient draw:name="a1607" draw:style="linear" draw:angle="0" draw:start-color="#dfe3e5" draw:end-color="#65757d" draw:start-intensity="100%" draw:end-intensity="100%"/>
    <draw:gradient draw:name="a2299" draw:style="linear" draw:angle="0" draw:start-color="#dfe3e5" draw:end-color="#65757d" draw:start-intensity="100%" draw:end-intensity="100%"/>
    <draw:gradient draw:name="a1593" draw:style="linear" draw:angle="0" draw:start-color="#dfe3e5" draw:end-color="#65757d" draw:start-intensity="100%" draw:end-intensity="100%"/>
    <draw:gradient draw:name="a1051" draw:style="linear" draw:angle="0" draw:start-color="#dfe3e5" draw:end-color="#65757d" draw:start-intensity="100%" draw:end-intensity="100%"/>
    <draw:gradient draw:name="a1609" draw:style="linear" draw:angle="0" draw:start-color="#dfe3e5" draw:end-color="#65757d" draw:start-intensity="100%" draw:end-intensity="100%"/>
    <draw:gradient draw:name="a1595" draw:style="linear" draw:angle="0" draw:start-color="#dfe3e5" draw:end-color="#65757d" draw:start-intensity="100%" draw:end-intensity="100%"/>
    <draw:gradient draw:name="a1053" draw:style="linear" draw:angle="0" draw:start-color="#dfe3e5" draw:end-color="#65757d" draw:start-intensity="100%" draw:end-intensity="100%"/>
    <draw:gradient draw:name="a1597" draw:style="linear" draw:angle="0" draw:start-color="#dfe3e5" draw:end-color="#65757d" draw:start-intensity="100%" draw:end-intensity="100%"/>
    <draw:gradient draw:name="a1055" draw:style="linear" draw:angle="0" draw:start-color="#dfe3e5" draw:end-color="#65757d" draw:start-intensity="100%" draw:end-intensity="100%"/>
    <draw:gradient draw:name="a2030" draw:style="linear" draw:angle="0" draw:start-color="#dfe3e5" draw:end-color="#65757d" draw:start-intensity="100%" draw:end-intensity="100%"/>
    <draw:gradient draw:name="a1599" draw:style="linear" draw:angle="0" draw:start-color="#dfe3e5" draw:end-color="#65757d" draw:start-intensity="100%" draw:end-intensity="100%"/>
    <draw:gradient draw:name="a1057" draw:style="linear" draw:angle="0" draw:start-color="#dfe3e5" draw:end-color="#65757d" draw:start-intensity="100%" draw:end-intensity="100%"/>
    <draw:gradient draw:name="a2032" draw:style="linear" draw:angle="0" draw:start-color="#dfe3e5" draw:end-color="#65757d" draw:start-intensity="100%" draw:end-intensity="100%"/>
    <draw:gradient draw:name="a831" draw:style="linear" draw:angle="0" draw:start-color="#dfe3e5" draw:end-color="#65757d" draw:start-intensity="100%" draw:end-intensity="100%"/>
    <draw:gradient draw:name="a1059" draw:style="linear" draw:angle="0" draw:start-color="#dfe3e5" draw:end-color="#65757d" draw:start-intensity="100%" draw:end-intensity="100%"/>
    <draw:gradient draw:name="a2034" draw:style="linear" draw:angle="0" draw:start-color="#dfe3e5" draw:end-color="#65757d" draw:start-intensity="100%" draw:end-intensity="100%"/>
    <draw:gradient draw:name="a833" draw:style="linear" draw:angle="0" draw:start-color="#dfe3e5" draw:end-color="#65757d" draw:start-intensity="100%" draw:end-intensity="100%"/>
    <draw:gradient draw:name="a1871" draw:style="linear" draw:angle="0" draw:start-color="#dfe3e5" draw:end-color="#65757d" draw:start-intensity="100%" draw:end-intensity="100%"/>
    <draw:gradient draw:name="a2036" draw:style="linear" draw:angle="0" draw:start-color="#dfe3e5" draw:end-color="#65757d" draw:start-intensity="100%" draw:end-intensity="100%"/>
    <draw:gradient draw:name="a1330" draw:style="linear" draw:angle="0" draw:start-color="#dfe3e5" draw:end-color="#65757d" draw:start-intensity="100%" draw:end-intensity="100%"/>
    <draw:gradient draw:name="a835" draw:style="linear" draw:angle="0" draw:start-color="#dfe3e5" draw:end-color="#65757d" draw:start-intensity="100%" draw:end-intensity="100%"/>
    <draw:gradient draw:name="a1873" draw:style="linear" draw:angle="0" draw:start-color="#dfe3e5" draw:end-color="#65757d" draw:start-intensity="100%" draw:end-intensity="100%"/>
    <draw:gradient draw:name="a2038" draw:style="linear" draw:angle="0" draw:start-color="#dfe3e5" draw:end-color="#65757d" draw:start-intensity="100%" draw:end-intensity="100%"/>
    <draw:gradient draw:name="a1332" draw:style="linear" draw:angle="0" draw:start-color="#dfe3e5" draw:end-color="#65757d" draw:start-intensity="100%" draw:end-intensity="100%"/>
    <draw:gradient draw:name="a837" draw:style="linear" draw:angle="0" draw:start-color="#dfe3e5" draw:end-color="#65757d" draw:start-intensity="100%" draw:end-intensity="100%"/>
    <draw:gradient draw:name="a1875" draw:style="linear" draw:angle="0" draw:start-color="#dfe3e5" draw:end-color="#65757d" draw:start-intensity="100%" draw:end-intensity="100%"/>
    <draw:gradient draw:name="a1334" draw:style="linear" draw:angle="0" draw:start-color="#dfe3e5" draw:end-color="#65757d" draw:start-intensity="100%" draw:end-intensity="100%"/>
    <draw:gradient draw:name="a839" draw:style="linear" draw:angle="0" draw:start-color="#dfe3e5" draw:end-color="#65757d" draw:start-intensity="100%" draw:end-intensity="100%"/>
    <draw:gradient draw:name="a1877" draw:style="linear" draw:angle="0" draw:start-color="#dfe3e5" draw:end-color="#65757d" draw:start-intensity="100%" draw:end-intensity="100%"/>
    <draw:gradient draw:name="a1336" draw:style="linear" draw:angle="0" draw:start-color="#dfe3e5" draw:end-color="#65757d" draw:start-intensity="100%" draw:end-intensity="100%"/>
    <draw:gradient draw:name="a1879" draw:style="linear" draw:angle="0" draw:start-color="#dfe3e5" draw:end-color="#65757d" draw:start-intensity="100%" draw:end-intensity="100%"/>
    <draw:gradient draw:name="a2311" draw:style="linear" draw:angle="0" draw:start-color="#dfe3e5" draw:end-color="#65757d" draw:start-intensity="100%" draw:end-intensity="100%"/>
    <draw:gradient draw:name="a1338" draw:style="linear" draw:angle="0" draw:start-color="#dfe3e5" draw:end-color="#65757d" draw:start-intensity="100%" draw:end-intensity="100%"/>
    <draw:gradient draw:name="a2313" draw:style="linear" draw:angle="0" draw:start-color="#dfe3e5" draw:end-color="#65757d" draw:start-intensity="100%" draw:end-intensity="100%"/>
    <draw:gradient draw:name="a2315" draw:style="linear" draw:angle="0" draw:start-color="#dfe3e5" draw:end-color="#65757d" draw:start-intensity="100%" draw:end-intensity="100%"/>
    <draw:gradient draw:name="a2317" draw:style="linear" draw:angle="0" draw:start-color="#dfe3e5" draw:end-color="#65757d" draw:start-intensity="100%" draw:end-intensity="100%"/>
    <draw:gradient draw:name="a1611" draw:style="linear" draw:angle="0" draw:start-color="#dfe3e5" draw:end-color="#65757d" draw:start-intensity="100%" draw:end-intensity="100%"/>
    <draw:gradient draw:name="a2319" draw:style="linear" draw:angle="0" draw:start-color="#dfe3e5" draw:end-color="#65757d" draw:start-intensity="100%" draw:end-intensity="100%"/>
    <draw:gradient draw:name="a1613" draw:style="linear" draw:angle="0" draw:start-color="#dfe3e5" draw:end-color="#65757d" draw:start-intensity="100%" draw:end-intensity="100%"/>
    <draw:gradient draw:name="a1615" draw:style="linear" draw:angle="0" draw:start-color="#dfe3e5" draw:end-color="#65757d" draw:start-intensity="100%" draw:end-intensity="100%"/>
    <draw:gradient draw:name="a1617" draw:style="linear" draw:angle="0" draw:start-color="#dfe3e5" draw:end-color="#65757d" draw:start-intensity="100%" draw:end-intensity="100%"/>
    <draw:gradient draw:name="a1061" draw:style="linear" draw:angle="0" draw:start-color="#dfe3e5" draw:end-color="#65757d" draw:start-intensity="100%" draw:end-intensity="100%"/>
    <draw:gradient draw:name="a1619" draw:style="linear" draw:angle="0" draw:start-color="#dfe3e5" draw:end-color="#65757d" draw:start-intensity="100%" draw:end-intensity="100%"/>
    <draw:gradient draw:name="a1063" draw:style="linear" draw:angle="0" draw:start-color="#dfe3e5" draw:end-color="#65757d" draw:start-intensity="100%" draw:end-intensity="100%"/>
    <draw:gradient draw:name="a1065" draw:style="linear" draw:angle="0" draw:start-color="#dfe3e5" draw:end-color="#65757d" draw:start-intensity="100%" draw:end-intensity="100%"/>
    <draw:gradient draw:name="a2040" draw:style="linear" draw:angle="0" draw:start-color="#dfe3e5" draw:end-color="#65757d" draw:start-intensity="100%" draw:end-intensity="100%"/>
    <draw:gradient draw:name="a1067" draw:style="linear" draw:angle="0" draw:start-color="#dfe3e5" draw:end-color="#65757d" draw:start-intensity="100%" draw:end-intensity="100%"/>
    <draw:gradient draw:name="a2042" draw:style="linear" draw:angle="0" draw:start-color="#dfe3e5" draw:end-color="#65757d" draw:start-intensity="100%" draw:end-intensity="100%"/>
    <draw:gradient draw:name="a1069" draw:style="linear" draw:angle="0" draw:start-color="#dfe3e5" draw:end-color="#65757d" draw:start-intensity="100%" draw:end-intensity="100%"/>
    <draw:gradient draw:name="a841" draw:style="linear" draw:angle="0" draw:start-color="#dfe3e5" draw:end-color="#65757d" draw:start-intensity="100%" draw:end-intensity="100%"/>
    <draw:gradient draw:name="a2044" draw:style="linear" draw:angle="0" draw:start-color="#dfe3e5" draw:end-color="#65757d" draw:start-intensity="100%" draw:end-intensity="100%"/>
    <draw:gradient draw:name="a843" draw:style="linear" draw:angle="0" draw:start-color="#dfe3e5" draw:end-color="#65757d" draw:start-intensity="100%" draw:end-intensity="100%"/>
    <draw:gradient draw:name="a1881" draw:style="linear" draw:angle="0" draw:start-color="#dfe3e5" draw:end-color="#65757d" draw:start-intensity="100%" draw:end-intensity="100%"/>
    <draw:gradient draw:name="a2046" draw:style="linear" draw:angle="0" draw:start-color="#dfe3e5" draw:end-color="#65757d" draw:start-intensity="100%" draw:end-intensity="100%"/>
    <draw:gradient draw:name="a1340" draw:style="linear" draw:angle="0" draw:start-color="#dfe3e5" draw:end-color="#65757d" draw:start-intensity="100%" draw:end-intensity="100%"/>
    <draw:gradient draw:name="a845" draw:style="linear" draw:angle="0" draw:start-color="#dfe3e5" draw:end-color="#65757d" draw:start-intensity="100%" draw:end-intensity="100%"/>
    <draw:gradient draw:name="a1883" draw:style="linear" draw:angle="0" draw:start-color="#dfe3e5" draw:end-color="#65757d" draw:start-intensity="100%" draw:end-intensity="100%"/>
    <draw:gradient draw:name="a2048" draw:style="linear" draw:angle="0" draw:start-color="#dfe3e5" draw:end-color="#65757d" draw:start-intensity="100%" draw:end-intensity="100%"/>
    <draw:gradient draw:name="a1342" draw:style="linear" draw:angle="0" draw:start-color="#dfe3e5" draw:end-color="#65757d" draw:start-intensity="100%" draw:end-intensity="100%"/>
    <draw:gradient draw:name="a847" draw:style="linear" draw:angle="0" draw:start-color="#dfe3e5" draw:end-color="#65757d" draw:start-intensity="100%" draw:end-intensity="100%"/>
    <draw:gradient draw:name="a1885" draw:style="linear" draw:angle="0" draw:start-color="#dfe3e5" draw:end-color="#65757d" draw:start-intensity="100%" draw:end-intensity="100%"/>
    <draw:gradient draw:name="a1344" draw:style="linear" draw:angle="0" draw:start-color="#dfe3e5" draw:end-color="#65757d" draw:start-intensity="100%" draw:end-intensity="100%"/>
    <draw:gradient draw:name="a849" draw:style="linear" draw:angle="0" draw:start-color="#dfe3e5" draw:end-color="#65757d" draw:start-intensity="100%" draw:end-intensity="100%"/>
    <draw:gradient draw:name="a1887" draw:style="linear" draw:angle="0" draw:start-color="#dfe3e5" draw:end-color="#65757d" draw:start-intensity="100%" draw:end-intensity="100%"/>
    <draw:gradient draw:name="a1346" draw:style="linear" draw:angle="0" draw:start-color="#dfe3e5" draw:end-color="#65757d" draw:start-intensity="100%" draw:end-intensity="100%"/>
    <draw:gradient draw:name="a1889" draw:style="linear" draw:angle="0" draw:start-color="#dfe3e5" draw:end-color="#65757d" draw:start-intensity="100%" draw:end-intensity="100%"/>
    <draw:gradient draw:name="a2321" draw:style="linear" draw:angle="0" draw:start-color="#dfe3e5" draw:end-color="#65757d" draw:start-intensity="100%" draw:end-intensity="100%"/>
    <draw:gradient draw:name="a1348" draw:style="linear" draw:angle="0" draw:start-color="#dfe3e5" draw:end-color="#65757d" draw:start-intensity="100%" draw:end-intensity="100%"/>
    <draw:gradient draw:name="a2323" draw:style="linear" draw:angle="0" draw:start-color="#dfe3e5" draw:end-color="#65757d" draw:start-intensity="100%" draw:end-intensity="100%"/>
    <draw:gradient draw:name="a2325" draw:style="linear" draw:angle="0" draw:start-color="#dfe3e5" draw:end-color="#65757d" draw:start-intensity="100%" draw:end-intensity="100%"/>
    <draw:gradient draw:name="a2327" draw:style="linear" draw:angle="0" draw:start-color="#dfe3e5" draw:end-color="#65757d" draw:start-intensity="100%" draw:end-intensity="100%"/>
    <draw:gradient draw:name="a1621" draw:style="linear" draw:angle="0" draw:start-color="#dfe3e5" draw:end-color="#65757d" draw:start-intensity="100%" draw:end-intensity="100%"/>
    <draw:gradient draw:name="a2329" draw:style="linear" draw:angle="0" draw:start-color="#dfe3e5" draw:end-color="#65757d" draw:start-intensity="100%" draw:end-intensity="100%"/>
    <draw:gradient draw:name="a1623" draw:style="linear" draw:angle="0" draw:start-color="#dfe3e5" draw:end-color="#65757d" draw:start-intensity="100%" draw:end-intensity="100%"/>
    <draw:gradient draw:name="a1625" draw:style="linear" draw:angle="0" draw:start-color="#dfe3e5" draw:end-color="#65757d" draw:start-intensity="100%" draw:end-intensity="100%"/>
    <draw:gradient draw:name="a1627" draw:style="linear" draw:angle="0" draw:start-color="#dfe3e5" draw:end-color="#65757d" draw:start-intensity="100%" draw:end-intensity="100%"/>
    <draw:gradient draw:name="a1071" draw:style="linear" draw:angle="0" draw:start-color="#dfe3e5" draw:end-color="#65757d" draw:start-intensity="100%" draw:end-intensity="100%"/>
    <draw:gradient draw:name="a1629" draw:style="linear" draw:angle="0" draw:start-color="#dfe3e5" draw:end-color="#65757d" draw:start-intensity="100%" draw:end-intensity="100%"/>
    <draw:gradient draw:name="a1073" draw:style="linear" draw:angle="0" draw:start-color="#dfe3e5" draw:end-color="#65757d" draw:start-intensity="100%" draw:end-intensity="100%"/>
    <draw:gradient draw:name="a1075" draw:style="linear" draw:angle="0" draw:start-color="#dfe3e5" draw:end-color="#65757d" draw:start-intensity="100%" draw:end-intensity="100%"/>
    <draw:gradient draw:name="a2050" draw:style="linear" draw:angle="0" draw:start-color="#dfe3e5" draw:end-color="#65757d" draw:start-intensity="100%" draw:end-intensity="100%"/>
    <draw:gradient draw:name="a1077" draw:style="linear" draw:angle="0" draw:start-color="#dfe3e5" draw:end-color="#65757d" draw:start-intensity="100%" draw:end-intensity="100%"/>
    <draw:gradient draw:name="a1901" draw:style="linear" draw:angle="0" draw:start-color="#dfe3e5" draw:end-color="#65757d" draw:start-intensity="100%" draw:end-intensity="100%"/>
    <draw:gradient draw:name="a2052" draw:style="linear" draw:angle="0" draw:start-color="#dfe3e5" draw:end-color="#65757d" draw:start-intensity="100%" draw:end-intensity="100%"/>
    <draw:gradient draw:name="a1079" draw:style="linear" draw:angle="0" draw:start-color="#dfe3e5" draw:end-color="#65757d" draw:start-intensity="100%" draw:end-intensity="100%"/>
    <draw:gradient draw:name="a851" draw:style="linear" draw:angle="0" draw:start-color="#dfe3e5" draw:end-color="#65757d" draw:start-intensity="100%" draw:end-intensity="100%"/>
    <draw:gradient draw:name="a1903" draw:style="linear" draw:angle="0" draw:start-color="#dfe3e5" draw:end-color="#65757d" draw:start-intensity="100%" draw:end-intensity="100%"/>
    <draw:gradient draw:name="a2054" draw:style="linear" draw:angle="0" draw:start-color="#dfe3e5" draw:end-color="#65757d" draw:start-intensity="100%" draw:end-intensity="100%"/>
    <draw:gradient draw:name="a1905" draw:style="linear" draw:angle="0" draw:start-color="#dfe3e5" draw:end-color="#65757d" draw:start-intensity="100%" draw:end-intensity="100%"/>
    <draw:gradient draw:name="a853" draw:style="linear" draw:angle="0" draw:start-color="#dfe3e5" draw:end-color="#65757d" draw:start-intensity="100%" draw:end-intensity="100%"/>
    <draw:gradient draw:name="a1891" draw:style="linear" draw:angle="0" draw:start-color="#dfe3e5" draw:end-color="#65757d" draw:start-intensity="100%" draw:end-intensity="100%"/>
    <draw:gradient draw:name="a2056" draw:style="linear" draw:angle="0" draw:start-color="#dfe3e5" draw:end-color="#65757d" draw:start-intensity="100%" draw:end-intensity="100%"/>
    <draw:gradient draw:name="a1907" draw:style="linear" draw:angle="0" draw:start-color="#dfe3e5" draw:end-color="#65757d" draw:start-intensity="100%" draw:end-intensity="100%"/>
    <draw:gradient draw:name="a855" draw:style="linear" draw:angle="0" draw:start-color="#dfe3e5" draw:end-color="#65757d" draw:start-intensity="100%" draw:end-intensity="100%"/>
    <draw:gradient draw:name="a1350" draw:style="linear" draw:angle="0" draw:start-color="#dfe3e5" draw:end-color="#65757d" draw:start-intensity="100%" draw:end-intensity="100%"/>
    <draw:gradient draw:name="a1893" draw:style="linear" draw:angle="0" draw:start-color="#dfe3e5" draw:end-color="#65757d" draw:start-intensity="100%" draw:end-intensity="100%"/>
    <draw:gradient draw:name="a2058" draw:style="linear" draw:angle="0" draw:start-color="#dfe3e5" draw:end-color="#65757d" draw:start-intensity="100%" draw:end-intensity="100%"/>
    <draw:gradient draw:name="a1909" draw:style="linear" draw:angle="0" draw:start-color="#dfe3e5" draw:end-color="#65757d" draw:start-intensity="100%" draw:end-intensity="100%"/>
    <draw:gradient draw:name="a857" draw:style="linear" draw:angle="0" draw:start-color="#dfe3e5" draw:end-color="#65757d" draw:start-intensity="100%" draw:end-intensity="100%"/>
    <draw:gradient draw:name="a1352" draw:style="linear" draw:angle="0" draw:start-color="#dfe3e5" draw:end-color="#65757d" draw:start-intensity="100%" draw:end-intensity="100%"/>
    <draw:gradient draw:name="a1895" draw:style="linear" draw:angle="0" draw:start-color="#dfe3e5" draw:end-color="#65757d" draw:start-intensity="100%" draw:end-intensity="100%"/>
    <draw:gradient draw:name="a1354" draw:style="linear" draw:angle="0" draw:start-color="#dfe3e5" draw:end-color="#65757d" draw:start-intensity="100%" draw:end-intensity="100%"/>
    <draw:gradient draw:name="a859" draw:style="linear" draw:angle="0" draw:start-color="#dfe3e5" draw:end-color="#65757d" draw:start-intensity="100%" draw:end-intensity="100%"/>
    <draw:gradient draw:name="a1897" draw:style="linear" draw:angle="0" draw:start-color="#dfe3e5" draw:end-color="#65757d" draw:start-intensity="100%" draw:end-intensity="100%"/>
    <draw:gradient draw:name="a1356" draw:style="linear" draw:angle="0" draw:start-color="#dfe3e5" draw:end-color="#65757d" draw:start-intensity="100%" draw:end-intensity="100%"/>
    <draw:gradient draw:name="a1899" draw:style="linear" draw:angle="0" draw:start-color="#dfe3e5" draw:end-color="#65757d" draw:start-intensity="100%" draw:end-intensity="100%"/>
    <draw:gradient draw:name="a2331" draw:style="linear" draw:angle="0" draw:start-color="#dfe3e5" draw:end-color="#65757d" draw:start-intensity="100%" draw:end-intensity="100%"/>
    <draw:gradient draw:name="a1358" draw:style="linear" draw:angle="0" draw:start-color="#dfe3e5" draw:end-color="#65757d" draw:start-intensity="100%" draw:end-intensity="100%"/>
    <draw:gradient draw:name="a2333" draw:style="linear" draw:angle="0" draw:start-color="#dfe3e5" draw:end-color="#65757d" draw:start-intensity="100%" draw:end-intensity="100%"/>
    <draw:gradient draw:name="a2335" draw:style="linear" draw:angle="0" draw:start-color="#dfe3e5" draw:end-color="#65757d" draw:start-intensity="100%" draw:end-intensity="100%"/>
    <draw:gradient draw:name="a2337" draw:style="linear" draw:angle="0" draw:start-color="#dfe3e5" draw:end-color="#65757d" draw:start-intensity="100%" draw:end-intensity="100%"/>
    <draw:gradient draw:name="a1631" draw:style="linear" draw:angle="0" draw:start-color="#dfe3e5" draw:end-color="#65757d" draw:start-intensity="100%" draw:end-intensity="100%"/>
    <draw:gradient draw:name="a2339" draw:style="linear" draw:angle="0" draw:start-color="#dfe3e5" draw:end-color="#65757d" draw:start-intensity="100%" draw:end-intensity="100%"/>
    <draw:gradient draw:name="a1633" draw:style="linear" draw:angle="0" draw:start-color="#dfe3e5" draw:end-color="#65757d" draw:start-intensity="100%" draw:end-intensity="100%"/>
    <draw:gradient draw:name="a1635" draw:style="linear" draw:angle="0" draw:start-color="#dfe3e5" draw:end-color="#65757d" draw:start-intensity="100%" draw:end-intensity="100%"/>
    <draw:gradient draw:name="a1637" draw:style="linear" draw:angle="0" draw:start-color="#dfe3e5" draw:end-color="#65757d" draw:start-intensity="100%" draw:end-intensity="100%"/>
    <draw:gradient draw:name="a1081" draw:style="linear" draw:angle="0" draw:start-color="#dfe3e5" draw:end-color="#65757d" draw:start-intensity="100%" draw:end-intensity="100%"/>
    <draw:gradient draw:name="a1639" draw:style="linear" draw:angle="0" draw:start-color="#dfe3e5" draw:end-color="#65757d" draw:start-intensity="100%" draw:end-intensity="100%"/>
    <draw:gradient draw:name="a1083" draw:style="linear" draw:angle="0" draw:start-color="#dfe3e5" draw:end-color="#65757d" draw:start-intensity="100%" draw:end-intensity="100%"/>
    <draw:gradient draw:name="a1085" draw:style="linear" draw:angle="0" draw:start-color="#dfe3e5" draw:end-color="#65757d" draw:start-intensity="100%" draw:end-intensity="100%"/>
    <draw:gradient draw:name="a2060" draw:style="linear" draw:angle="0" draw:start-color="#dfe3e5" draw:end-color="#65757d" draw:start-intensity="100%" draw:end-intensity="100%"/>
    <draw:gradient draw:name="a1087" draw:style="linear" draw:angle="0" draw:start-color="#dfe3e5" draw:end-color="#65757d" draw:start-intensity="100%" draw:end-intensity="100%"/>
    <draw:gradient draw:name="a1911" draw:style="linear" draw:angle="0" draw:start-color="#dfe3e5" draw:end-color="#65757d" draw:start-intensity="100%" draw:end-intensity="100%"/>
    <draw:gradient draw:name="a2062" draw:style="linear" draw:angle="0" draw:start-color="#dfe3e5" draw:end-color="#65757d" draw:start-intensity="100%" draw:end-intensity="100%"/>
    <draw:gradient draw:name="a1089" draw:style="linear" draw:angle="0" draw:start-color="#dfe3e5" draw:end-color="#65757d" draw:start-intensity="100%" draw:end-intensity="100%"/>
    <draw:gradient draw:name="a861" draw:style="linear" draw:angle="0" draw:start-color="#dfe3e5" draw:end-color="#65757d" draw:start-intensity="100%" draw:end-intensity="100%"/>
    <draw:gradient draw:name="a1913" draw:style="linear" draw:angle="0" draw:start-color="#dfe3e5" draw:end-color="#65757d" draw:start-intensity="100%" draw:end-intensity="100%"/>
    <draw:gradient draw:name="a1360" draw:style="linear" draw:angle="0" draw:start-color="#dfe3e5" draw:end-color="#65757d" draw:start-intensity="100%" draw:end-intensity="100%"/>
    <draw:gradient draw:name="a1362" draw:style="linear" draw:angle="0" draw:start-color="#dfe3e5" draw:end-color="#65757d" draw:start-intensity="100%" draw:end-intensity="100%"/>
    <draw:gradient draw:name="a1364" draw:style="linear" draw:angle="0" draw:start-color="#dfe3e5" draw:end-color="#65757d" draw:start-intensity="100%" draw:end-intensity="100%"/>
    <draw:gradient draw:name="a1366" draw:style="linear" draw:angle="0" draw:start-color="#dfe3e5" draw:end-color="#65757d" draw:start-intensity="100%" draw:end-intensity="100%"/>
    <draw:gradient draw:name="a2341" draw:style="linear" draw:angle="0" draw:start-color="#dfe3e5" draw:end-color="#65757d" draw:start-intensity="100%" draw:end-intensity="100%"/>
    <draw:gradient draw:name="a1368" draw:style="linear" draw:angle="0" draw:start-color="#dfe3e5" draw:end-color="#65757d" draw:start-intensity="100%" draw:end-intensity="100%"/>
    <draw:gradient draw:name="a2343" draw:style="linear" draw:angle="0" draw:start-color="#dfe3e5" draw:end-color="#65757d" draw:start-intensity="100%" draw:end-intensity="100%"/>
    <draw:gradient draw:name="a2345" draw:style="linear" draw:angle="0" draw:start-color="#dfe3e5" draw:end-color="#65757d" draw:start-intensity="100%" draw:end-intensity="100%"/>
    <draw:gradient draw:name="a2347" draw:style="linear" draw:angle="0" draw:start-color="#dfe3e5" draw:end-color="#65757d" draw:start-intensity="100%" draw:end-intensity="100%"/>
    <draw:gradient draw:name="a1641" draw:style="linear" draw:angle="0" draw:start-color="#dfe3e5" draw:end-color="#65757d" draw:start-intensity="100%" draw:end-intensity="100%"/>
    <draw:gradient draw:name="a2349" draw:style="linear" draw:angle="0" draw:start-color="#dfe3e5" draw:end-color="#65757d" draw:start-intensity="100%" draw:end-intensity="100%"/>
    <draw:gradient draw:name="a1101" draw:style="linear" draw:angle="0" draw:start-color="#dfe3e5" draw:end-color="#65757d" draw:start-intensity="100%" draw:end-intensity="100%"/>
    <draw:gradient draw:name="a1643" draw:style="linear" draw:angle="0" draw:start-color="#dfe3e5" draw:end-color="#65757d" draw:start-intensity="100%" draw:end-intensity="100%"/>
    <draw:gradient draw:name="a1103" draw:style="linear" draw:angle="0" draw:start-color="#dfe3e5" draw:end-color="#65757d" draw:start-intensity="100%" draw:end-intensity="100%"/>
    <draw:gradient draw:name="a1645" draw:style="linear" draw:angle="0" draw:start-color="#dfe3e5" draw:end-color="#65757d" draw:start-intensity="100%" draw:end-intensity="100%"/>
    <draw:gradient draw:name="a1105" draw:style="linear" draw:angle="0" draw:start-color="#dfe3e5" draw:end-color="#65757d" draw:start-intensity="100%" draw:end-intensity="100%"/>
    <draw:gradient draw:name="a1091" draw:style="linear" draw:angle="0" draw:start-color="#dfe3e5" draw:end-color="#65757d" draw:start-intensity="100%" draw:end-intensity="100%"/>
    <draw:gradient draw:name="a1107" draw:style="linear" draw:angle="0" draw:start-color="#dfe3e5" draw:end-color="#65757d" draw:start-intensity="100%" draw:end-intensity="100%"/>
    <draw:gradient draw:name="a1093" draw:style="linear" draw:angle="0" draw:start-color="#dfe3e5" draw:end-color="#65757d" draw:start-intensity="100%" draw:end-intensity="100%"/>
    <draw:gradient draw:name="a1095" draw:style="linear" draw:angle="0" draw:start-color="#dfe3e5" draw:end-color="#65757d" draw:start-intensity="100%" draw:end-intensity="100%"/>
    <draw:gradient draw:name="a1097" draw:style="linear" draw:angle="0" draw:start-color="#dfe3e5" draw:end-color="#65757d" draw:start-intensity="100%" draw:end-intensity="100%"/>
    <draw:gradient draw:name="a1099" draw:style="linear" draw:angle="0" draw:start-color="#dfe3e5" draw:end-color="#65757d" draw:start-intensity="100%" draw:end-intensity="100%"/>
    <draw:gradient draw:name="a1370" draw:style="linear" draw:angle="0" draw:start-color="#dfe3e5" draw:end-color="#65757d" draw:start-intensity="100%" draw:end-intensity="100%"/>
    <draw:gradient draw:name="a1372" draw:style="linear" draw:angle="0" draw:start-color="#dfe3e5" draw:end-color="#65757d" draw:start-intensity="100%" draw:end-intensity="100%"/>
    <draw:gradient draw:name="a1374" draw:style="linear" draw:angle="0" draw:start-color="#dfe3e5" draw:end-color="#65757d" draw:start-intensity="100%" draw:end-intensity="100%"/>
    <draw:gradient draw:name="a338" draw:style="linear" draw:angle="0" draw:start-color="#dfe3e5" draw:end-color="#65757d" draw:start-intensity="100%" draw:end-intensity="100%"/>
    <draw:gradient draw:name="a1376" draw:style="linear" draw:angle="0" draw:start-color="#dfe3e5" draw:end-color="#65757d" draw:start-intensity="100%" draw:end-intensity="100%"/>
    <draw:gradient draw:name="a2351" draw:style="linear" draw:angle="0" draw:start-color="#dfe3e5" draw:end-color="#65757d" draw:start-intensity="100%" draw:end-intensity="100%"/>
    <draw:gradient draw:name="a1378" draw:style="linear" draw:angle="0" draw:start-color="#dfe3e5" draw:end-color="#65757d" draw:start-intensity="100%" draw:end-intensity="100%"/>
    <draw:gradient draw:name="a2353" draw:style="linear" draw:angle="0" draw:start-color="#dfe3e5" draw:end-color="#65757d" draw:start-intensity="100%" draw:end-intensity="100%"/>
    <draw:gradient draw:name="a2355" draw:style="linear" draw:angle="0" draw:start-color="#dfe3e5" draw:end-color="#65757d" draw:start-intensity="100%" draw:end-intensity="100%"/>
    <draw:gradient draw:name="a2357" draw:style="linear" draw:angle="0" draw:start-color="#dfe3e5" draw:end-color="#65757d" draw:start-intensity="100%" draw:end-intensity="100%"/>
    <draw:gradient draw:name="a2359" draw:style="linear" draw:angle="0" draw:start-color="#dfe3e5" draw:end-color="#65757d" draw:start-intensity="100%" draw:end-intensity="100%"/>
    <draw:gradient draw:name="a340" draw:style="linear" draw:angle="0" draw:start-color="#dfe3e5" draw:end-color="#65757d" draw:start-intensity="100%" draw:end-intensity="100%"/>
    <draw:gradient draw:name="a342" draw:style="linear" draw:angle="0" draw:start-color="#dfe3e5" draw:end-color="#65757d" draw:start-intensity="100%" draw:end-intensity="100%"/>
    <draw:gradient draw:name="a1380" draw:style="linear" draw:angle="0" draw:start-color="#dfe3e5" draw:end-color="#65757d" draw:start-intensity="100%" draw:end-intensity="100%"/>
    <draw:gradient draw:name="a344" draw:style="linear" draw:angle="0" draw:start-color="#dfe3e5" draw:end-color="#65757d" draw:start-intensity="100%" draw:end-intensity="100%"/>
    <draw:gradient draw:name="a1382" draw:style="linear" draw:angle="0" draw:start-color="#dfe3e5" draw:end-color="#65757d" draw:start-intensity="100%" draw:end-intensity="100%"/>
    <draw:gradient draw:name="a346" draw:style="linear" draw:angle="0" draw:start-color="#dfe3e5" draw:end-color="#65757d" draw:start-intensity="100%" draw:end-intensity="100%"/>
    <draw:gradient draw:name="a1384" draw:style="linear" draw:angle="0" draw:start-color="#dfe3e5" draw:end-color="#65757d" draw:start-intensity="100%" draw:end-intensity="100%"/>
    <draw:gradient draw:name="a348" draw:style="linear" draw:angle="0" draw:start-color="#dfe3e5" draw:end-color="#65757d" draw:start-intensity="100%" draw:end-intensity="100%"/>
    <draw:gradient draw:name="a2361" draw:style="linear" draw:angle="0" draw:start-color="#dfe3e5" draw:end-color="#65757d" draw:start-intensity="100%" draw:end-intensity="100%"/>
    <draw:gradient draw:name="a624" draw:style="linear" draw:angle="0" draw:start-color="#dfe3e5" draw:end-color="#65757d" draw:start-intensity="100%" draw:end-intensity="100%"/>
    <draw:gradient draw:name="a626" draw:style="linear" draw:angle="0" draw:start-color="#dfe3e5" draw:end-color="#65757d" draw:start-intensity="100%" draw:end-intensity="100%"/>
    <draw:gradient draw:name="a628" draw:style="linear" draw:angle="0" draw:start-color="#dfe3e5" draw:end-color="#65757d" draw:start-intensity="100%" draw:end-intensity="100%"/>
    <draw:gradient draw:name="a350" draw:style="linear" draw:angle="0" draw:start-color="#dfe3e5" draw:end-color="#65757d" draw:start-intensity="100%" draw:end-intensity="100%"/>
    <draw:gradient draw:name="a352" draw:style="linear" draw:angle="0" draw:start-color="#dfe3e5" draw:end-color="#65757d" draw:start-intensity="100%" draw:end-intensity="100%"/>
    <draw:gradient draw:name="a354" draw:style="linear" draw:angle="0" draw:start-color="#dfe3e5" draw:end-color="#65757d" draw:start-intensity="100%" draw:end-intensity="100%"/>
    <draw:gradient draw:name="a356" draw:style="linear" draw:angle="0" draw:start-color="#dfe3e5" draw:end-color="#65757d" draw:start-intensity="100%" draw:end-intensity="100%"/>
    <draw:gradient draw:name="a358" draw:style="linear" draw:angle="0" draw:start-color="#dfe3e5" draw:end-color="#65757d" draw:start-intensity="100%" draw:end-intensity="100%"/>
    <draw:gradient draw:name="a34" draw:style="linear" draw:angle="0" draw:start-color="#dfe3e5" draw:end-color="#65757d" draw:start-intensity="100%" draw:end-intensity="100%"/>
    <draw:gradient draw:name="a36" draw:style="linear" draw:angle="0" draw:start-color="#dfe3e5" draw:end-color="#65757d" draw:start-intensity="100%" draw:end-intensity="100%"/>
    <draw:gradient draw:name="a630" draw:style="linear" draw:angle="0" draw:start-color="#dfe3e5" draw:end-color="#65757d" draw:start-intensity="100%" draw:end-intensity="100%"/>
    <draw:gradient draw:name="a38" draw:style="linear" draw:angle="0" draw:start-color="#dfe3e5" draw:end-color="#65757d" draw:start-intensity="100%" draw:end-intensity="100%"/>
    <draw:gradient draw:name="a632" draw:style="linear" draw:angle="0" draw:start-color="#dfe3e5" draw:end-color="#65757d" draw:start-intensity="100%" draw:end-intensity="100%"/>
    <draw:gradient draw:name="a634" draw:style="linear" draw:angle="0" draw:start-color="#dfe3e5" draw:end-color="#65757d" draw:start-intensity="100%" draw:end-intensity="100%"/>
    <draw:gradient draw:name="a636" draw:style="linear" draw:angle="0" draw:start-color="#dfe3e5" draw:end-color="#65757d" draw:start-intensity="100%" draw:end-intensity="100%"/>
    <draw:gradient draw:name="a638" draw:style="linear" draw:angle="0" draw:start-color="#dfe3e5" draw:end-color="#65757d" draw:start-intensity="100%" draw:end-intensity="100%"/>
    <draw:gradient draw:name="a914" draw:style="linear" draw:angle="0" draw:start-color="#dfe3e5" draw:end-color="#65757d" draw:start-intensity="100%" draw:end-intensity="100%"/>
    <draw:gradient draw:name="a916" draw:style="linear" draw:angle="0" draw:start-color="#dfe3e5" draw:end-color="#65757d" draw:start-intensity="100%" draw:end-intensity="100%"/>
    <draw:gradient draw:name="a360" draw:style="linear" draw:angle="0" draw:start-color="#dfe3e5" draw:end-color="#65757d" draw:start-intensity="100%" draw:end-intensity="100%"/>
    <draw:gradient draw:name="a918" draw:style="linear" draw:angle="0" draw:start-color="#dfe3e5" draw:end-color="#65757d" draw:start-intensity="100%" draw:end-intensity="100%"/>
    <draw:gradient draw:name="a362" draw:style="linear" draw:angle="0" draw:start-color="#dfe3e5" draw:end-color="#65757d" draw:start-intensity="100%" draw:end-intensity="100%"/>
    <draw:gradient draw:name="a364" draw:style="linear" draw:angle="0" draw:start-color="#dfe3e5" draw:end-color="#65757d" draw:start-intensity="100%" draw:end-intensity="100%"/>
    <draw:gradient draw:name="a40" draw:style="linear" draw:angle="0" draw:start-color="#dfe3e5" draw:end-color="#65757d" draw:start-intensity="100%" draw:end-intensity="100%"/>
    <draw:gradient draw:name="a366" draw:style="linear" draw:angle="0" draw:start-color="#dfe3e5" draw:end-color="#65757d" draw:start-intensity="100%" draw:end-intensity="100%"/>
    <draw:gradient draw:name="a42" draw:style="linear" draw:angle="0" draw:start-color="#dfe3e5" draw:end-color="#65757d" draw:start-intensity="100%" draw:end-intensity="100%"/>
    <draw:gradient draw:name="a368" draw:style="linear" draw:angle="0" draw:start-color="#dfe3e5" draw:end-color="#65757d" draw:start-intensity="100%" draw:end-intensity="100%"/>
    <draw:gradient draw:name="a44" draw:style="linear" draw:angle="0" draw:start-color="#dfe3e5" draw:end-color="#65757d" draw:start-intensity="100%" draw:end-intensity="100%"/>
    <draw:gradient draw:name="a46" draw:style="linear" draw:angle="0" draw:start-color="#dfe3e5" draw:end-color="#65757d" draw:start-intensity="100%" draw:end-intensity="100%"/>
    <draw:gradient draw:name="a640" draw:style="linear" draw:angle="0" draw:start-color="#dfe3e5" draw:end-color="#65757d" draw:start-intensity="100%" draw:end-intensity="100%"/>
    <draw:gradient draw:name="a48" draw:style="linear" draw:angle="0" draw:start-color="#dfe3e5" draw:end-color="#65757d" draw:start-intensity="100%" draw:end-intensity="100%"/>
    <draw:gradient draw:name="a642" draw:style="linear" draw:angle="0" draw:start-color="#dfe3e5" draw:end-color="#65757d" draw:start-intensity="100%" draw:end-intensity="100%"/>
    <draw:gradient draw:name="a100" draw:style="linear" draw:angle="0" draw:start-color="#dfe3e5" draw:end-color="#65757d" draw:start-intensity="100%" draw:end-intensity="100%"/>
    <draw:gradient draw:name="a644" draw:style="linear" draw:angle="0" draw:start-color="#dfe3e5" draw:end-color="#65757d" draw:start-intensity="100%" draw:end-intensity="100%"/>
    <draw:gradient draw:name="a102" draw:style="linear" draw:angle="0" draw:start-color="#dfe3e5" draw:end-color="#65757d" draw:start-intensity="100%" draw:end-intensity="100%"/>
    <draw:gradient draw:name="a646" draw:style="linear" draw:angle="0" draw:start-color="#dfe3e5" draw:end-color="#65757d" draw:start-intensity="100%" draw:end-intensity="100%"/>
    <draw:gradient draw:name="a104" draw:style="linear" draw:angle="0" draw:start-color="#dfe3e5" draw:end-color="#65757d" draw:start-intensity="100%" draw:end-intensity="100%"/>
    <draw:gradient draw:name="a648" draw:style="linear" draw:angle="0" draw:start-color="#dfe3e5" draw:end-color="#65757d" draw:start-intensity="100%" draw:end-intensity="100%"/>
    <draw:gradient draw:name="a106" draw:style="linear" draw:angle="0" draw:start-color="#dfe3e5" draw:end-color="#65757d" draw:start-intensity="100%" draw:end-intensity="100%"/>
    <draw:gradient draw:name="a920" draw:style="linear" draw:angle="0" draw:start-color="#dfe3e5" draw:end-color="#65757d" draw:start-intensity="100%" draw:end-intensity="100%"/>
    <draw:gradient draw:name="a922" draw:style="linear" draw:angle="0" draw:start-color="#dfe3e5" draw:end-color="#65757d" draw:start-intensity="100%" draw:end-intensity="100%"/>
    <draw:gradient draw:name="a924" draw:style="linear" draw:angle="0" draw:start-color="#dfe3e5" draw:end-color="#65757d" draw:start-intensity="100%" draw:end-intensity="100%"/>
    <draw:gradient draw:name="a926" draw:style="linear" draw:angle="0" draw:start-color="#dfe3e5" draw:end-color="#65757d" draw:start-intensity="100%" draw:end-intensity="100%"/>
    <draw:gradient draw:name="a370" draw:style="linear" draw:angle="0" draw:start-color="#dfe3e5" draw:end-color="#65757d" draw:start-intensity="100%" draw:end-intensity="100%"/>
    <draw:gradient draw:name="a928" draw:style="linear" draw:angle="0" draw:start-color="#dfe3e5" draw:end-color="#65757d" draw:start-intensity="100%" draw:end-intensity="100%"/>
    <draw:gradient draw:name="a372" draw:style="linear" draw:angle="0" draw:start-color="#dfe3e5" draw:end-color="#65757d" draw:start-intensity="100%" draw:end-intensity="100%"/>
    <draw:gradient draw:name="a374" draw:style="linear" draw:angle="0" draw:start-color="#dfe3e5" draw:end-color="#65757d" draw:start-intensity="100%" draw:end-intensity="100%"/>
    <draw:gradient draw:name="a50" draw:style="linear" draw:angle="0" draw:start-color="#dfe3e5" draw:end-color="#65757d" draw:start-intensity="100%" draw:end-intensity="100%"/>
    <draw:gradient draw:name="a376" draw:style="linear" draw:angle="0" draw:start-color="#dfe3e5" draw:end-color="#65757d" draw:start-intensity="100%" draw:end-intensity="100%"/>
    <draw:gradient draw:name="a52" draw:style="linear" draw:angle="0" draw:start-color="#dfe3e5" draw:end-color="#65757d" draw:start-intensity="100%" draw:end-intensity="100%"/>
    <draw:gradient draw:name="a378" draw:style="linear" draw:angle="0" draw:start-color="#dfe3e5" draw:end-color="#65757d" draw:start-intensity="100%" draw:end-intensity="100%"/>
    <draw:gradient draw:name="a54" draw:style="linear" draw:angle="0" draw:start-color="#dfe3e5" draw:end-color="#65757d" draw:start-intensity="100%" draw:end-intensity="100%"/>
    <draw:gradient draw:name="a56" draw:style="linear" draw:angle="0" draw:start-color="#dfe3e5" draw:end-color="#65757d" draw:start-intensity="100%" draw:end-intensity="100%"/>
    <draw:gradient draw:name="a650" draw:style="linear" draw:angle="0" draw:start-color="#dfe3e5" draw:end-color="#65757d" draw:start-intensity="100%" draw:end-intensity="100%"/>
    <draw:gradient draw:name="a58" draw:style="linear" draw:angle="0" draw:start-color="#dfe3e5" draw:end-color="#65757d" draw:start-intensity="100%" draw:end-intensity="100%"/>
    <draw:gradient draw:name="a652" draw:style="linear" draw:angle="0" draw:start-color="#dfe3e5" draw:end-color="#65757d" draw:start-intensity="100%" draw:end-intensity="100%"/>
    <draw:gradient draw:name="a654" draw:style="linear" draw:angle="0" draw:start-color="#dfe3e5" draw:end-color="#65757d" draw:start-intensity="100%" draw:end-intensity="100%"/>
    <draw:gradient draw:name="a656" draw:style="linear" draw:angle="0" draw:start-color="#dfe3e5" draw:end-color="#65757d" draw:start-intensity="100%" draw:end-intensity="100%"/>
    <draw:gradient draw:name="a658" draw:style="linear" draw:angle="0" draw:start-color="#dfe3e5" draw:end-color="#65757d" draw:start-intensity="100%" draw:end-intensity="100%"/>
    <draw:gradient draw:name="a930" draw:style="linear" draw:angle="0" draw:start-color="#dfe3e5" draw:end-color="#65757d" draw:start-intensity="100%" draw:end-intensity="100%"/>
    <draw:gradient draw:name="a932" draw:style="linear" draw:angle="0" draw:start-color="#dfe3e5" draw:end-color="#65757d" draw:start-intensity="100%" draw:end-intensity="100%"/>
    <draw:gradient draw:name="a934" draw:style="linear" draw:angle="0" draw:start-color="#dfe3e5" draw:end-color="#65757d" draw:start-intensity="100%" draw:end-intensity="100%"/>
    <draw:gradient draw:name="a936" draw:style="linear" draw:angle="0" draw:start-color="#dfe3e5" draw:end-color="#65757d" draw:start-intensity="100%" draw:end-intensity="100%"/>
    <draw:gradient draw:name="a380" draw:style="linear" draw:angle="0" draw:start-color="#dfe3e5" draw:end-color="#65757d" draw:start-intensity="100%" draw:end-intensity="100%"/>
    <draw:gradient draw:name="a938" draw:style="linear" draw:angle="0" draw:start-color="#dfe3e5" draw:end-color="#65757d" draw:start-intensity="100%" draw:end-intensity="100%"/>
    <draw:gradient draw:name="a382" draw:style="linear" draw:angle="0" draw:start-color="#dfe3e5" draw:end-color="#65757d" draw:start-intensity="100%" draw:end-intensity="100%"/>
    <draw:gradient draw:name="a384" draw:style="linear" draw:angle="0" draw:start-color="#dfe3e5" draw:end-color="#65757d" draw:start-intensity="100%" draw:end-intensity="100%"/>
    <draw:gradient draw:name="a60" draw:style="linear" draw:angle="0" draw:start-color="#dfe3e5" draw:end-color="#65757d" draw:start-intensity="100%" draw:end-intensity="100%"/>
    <draw:gradient draw:name="a386" draw:style="linear" draw:angle="0" draw:start-color="#dfe3e5" draw:end-color="#65757d" draw:start-intensity="100%" draw:end-intensity="100%"/>
    <draw:gradient draw:name="a62" draw:style="linear" draw:angle="0" draw:start-color="#dfe3e5" draw:end-color="#65757d" draw:start-intensity="100%" draw:end-intensity="100%"/>
    <draw:gradient draw:name="a388" draw:style="linear" draw:angle="0" draw:start-color="#dfe3e5" draw:end-color="#65757d" draw:start-intensity="100%" draw:end-intensity="100%"/>
    <draw:gradient draw:name="a64" draw:style="linear" draw:angle="0" draw:start-color="#dfe3e5" draw:end-color="#65757d" draw:start-intensity="100%" draw:end-intensity="100%"/>
    <draw:gradient draw:name="a66" draw:style="linear" draw:angle="0" draw:start-color="#dfe3e5" draw:end-color="#65757d" draw:start-intensity="100%" draw:end-intensity="100%"/>
    <draw:gradient draw:name="a660" draw:style="linear" draw:angle="0" draw:start-color="#dfe3e5" draw:end-color="#65757d" draw:start-intensity="100%" draw:end-intensity="100%"/>
    <draw:gradient draw:name="a1712" draw:style="linear" draw:angle="0" draw:start-color="#dfe3e5" draw:end-color="#65757d" draw:start-intensity="100%" draw:end-intensity="100%"/>
    <draw:gradient draw:name="a68" draw:style="linear" draw:angle="0" draw:start-color="#dfe3e5" draw:end-color="#65757d" draw:start-intensity="100%" draw:end-intensity="100%"/>
    <draw:gradient draw:name="a662" draw:style="linear" draw:angle="0" draw:start-color="#dfe3e5" draw:end-color="#65757d" draw:start-intensity="100%" draw:end-intensity="100%"/>
    <draw:gradient draw:name="a1714" draw:style="linear" draw:angle="0" draw:start-color="#dfe3e5" draw:end-color="#65757d" draw:start-intensity="100%" draw:end-intensity="100%"/>
    <draw:gradient draw:name="a664" draw:style="linear" draw:angle="0" draw:start-color="#dfe3e5" draw:end-color="#65757d" draw:start-intensity="100%" draw:end-intensity="100%"/>
    <draw:gradient draw:name="a1716" draw:style="linear" draw:angle="0" draw:start-color="#dfe3e5" draw:end-color="#65757d" draw:start-intensity="100%" draw:end-intensity="100%"/>
    <draw:gradient draw:name="a666" draw:style="linear" draw:angle="0" draw:start-color="#dfe3e5" draw:end-color="#65757d" draw:start-intensity="100%" draw:end-intensity="100%"/>
    <draw:gradient draw:name="a1718" draw:style="linear" draw:angle="0" draw:start-color="#dfe3e5" draw:end-color="#65757d" draw:start-intensity="100%" draw:end-intensity="100%"/>
    <draw:gradient draw:name="a668" draw:style="linear" draw:angle="0" draw:start-color="#dfe3e5" draw:end-color="#65757d" draw:start-intensity="100%" draw:end-intensity="100%"/>
    <draw:gradient draw:name="a940" draw:style="linear" draw:angle="0" draw:start-color="#dfe3e5" draw:end-color="#65757d" draw:start-intensity="100%" draw:end-intensity="100%"/>
    <draw:gradient draw:name="a400" draw:style="linear" draw:angle="0" draw:start-color="#dfe3e5" draw:end-color="#65757d" draw:start-intensity="100%" draw:end-intensity="100%"/>
    <draw:gradient draw:name="a942" draw:style="linear" draw:angle="0" draw:start-color="#dfe3e5" draw:end-color="#65757d" draw:start-intensity="100%" draw:end-intensity="100%"/>
    <draw:gradient draw:name="a402" draw:style="linear" draw:angle="0" draw:start-color="#dfe3e5" draw:end-color="#65757d" draw:start-intensity="100%" draw:end-intensity="100%"/>
    <draw:gradient draw:name="a944" draw:style="linear" draw:angle="0" draw:start-color="#dfe3e5" draw:end-color="#65757d" draw:start-intensity="100%" draw:end-intensity="100%"/>
    <draw:gradient draw:name="a404" draw:style="linear" draw:angle="0" draw:start-color="#dfe3e5" draw:end-color="#65757d" draw:start-intensity="100%" draw:end-intensity="100%"/>
    <draw:gradient draw:name="a2148" draw:style="linear" draw:angle="0" draw:start-color="#dfe3e5" draw:end-color="#65757d" draw:start-intensity="100%" draw:end-intensity="100%"/>
    <draw:gradient draw:name="a946" draw:style="linear" draw:angle="0" draw:start-color="#dfe3e5" draw:end-color="#65757d" draw:start-intensity="100%" draw:end-intensity="100%"/>
    <draw:gradient draw:name="a390" draw:style="linear" draw:angle="0" draw:start-color="#dfe3e5" draw:end-color="#65757d" draw:start-intensity="100%" draw:end-intensity="100%"/>
    <draw:gradient draw:name="a406" draw:style="linear" draw:angle="0" draw:start-color="#dfe3e5" draw:end-color="#65757d" draw:start-intensity="100%" draw:end-intensity="100%"/>
    <draw:gradient draw:name="a948" draw:style="linear" draw:angle="0" draw:start-color="#dfe3e5" draw:end-color="#65757d" draw:start-intensity="100%" draw:end-intensity="100%"/>
    <draw:gradient draw:name="a1444" draw:style="linear" draw:angle="0" draw:start-color="#dfe3e5" draw:end-color="#65757d" draw:start-intensity="100%" draw:end-intensity="100%"/>
    <draw:gradient draw:name="a392" draw:style="linear" draw:angle="0" draw:start-color="#dfe3e5" draw:end-color="#65757d" draw:start-intensity="100%" draw:end-intensity="100%"/>
    <draw:gradient draw:name="a408" draw:style="linear" draw:angle="0" draw:start-color="#dfe3e5" draw:end-color="#65757d" draw:start-intensity="100%" draw:end-intensity="100%"/>
    <draw:gradient draw:name="a1446" draw:style="linear" draw:angle="0" draw:start-color="#dfe3e5" draw:end-color="#65757d" draw:start-intensity="100%" draw:end-intensity="100%"/>
    <draw:gradient draw:name="a394" draw:style="linear" draw:angle="0" draw:start-color="#dfe3e5" draw:end-color="#65757d" draw:start-intensity="100%" draw:end-intensity="100%"/>
    <draw:gradient draw:name="a1448" draw:style="linear" draw:angle="0" draw:start-color="#dfe3e5" draw:end-color="#65757d" draw:start-intensity="100%" draw:end-intensity="100%"/>
    <draw:gradient draw:name="a396" draw:style="linear" draw:angle="0" draw:start-color="#dfe3e5" draw:end-color="#65757d" draw:start-intensity="100%" draw:end-intensity="100%"/>
    <draw:gradient draw:name="a70" draw:style="linear" draw:angle="0" draw:start-color="#dfe3e5" draw:end-color="#65757d" draw:start-intensity="100%" draw:end-intensity="100%"/>
    <draw:gradient draw:name="a72" draw:style="linear" draw:angle="0" draw:start-color="#dfe3e5" draw:end-color="#65757d" draw:start-intensity="100%" draw:end-intensity="100%"/>
    <draw:gradient draw:name="a398" draw:style="linear" draw:angle="0" draw:start-color="#dfe3e5" draw:end-color="#65757d" draw:start-intensity="100%" draw:end-intensity="100%"/>
    <draw:gradient draw:name="a74" draw:style="linear" draw:angle="0" draw:start-color="#dfe3e5" draw:end-color="#65757d" draw:start-intensity="100%" draw:end-intensity="100%"/>
    <draw:gradient draw:name="a1720" draw:style="linear" draw:angle="0" draw:start-color="#dfe3e5" draw:end-color="#65757d" draw:start-intensity="100%" draw:end-intensity="100%"/>
    <draw:gradient draw:name="a76" draw:style="linear" draw:angle="0" draw:start-color="#dfe3e5" draw:end-color="#65757d" draw:start-intensity="100%" draw:end-intensity="100%"/>
    <draw:gradient draw:name="a670" draw:style="linear" draw:angle="0" draw:start-color="#dfe3e5" draw:end-color="#65757d" draw:start-intensity="100%" draw:end-intensity="100%"/>
    <draw:gradient draw:name="a1722" draw:style="linear" draw:angle="0" draw:start-color="#dfe3e5" draw:end-color="#65757d" draw:start-intensity="100%" draw:end-intensity="100%"/>
    <draw:gradient draw:name="a78" draw:style="linear" draw:angle="0" draw:start-color="#dfe3e5" draw:end-color="#65757d" draw:start-intensity="100%" draw:end-intensity="100%"/>
    <draw:gradient draw:name="a672" draw:style="linear" draw:angle="0" draw:start-color="#dfe3e5" draw:end-color="#65757d" draw:start-intensity="100%" draw:end-intensity="100%"/>
    <draw:gradient draw:name="a1724" draw:style="linear" draw:angle="0" draw:start-color="#dfe3e5" draw:end-color="#65757d" draw:start-intensity="100%" draw:end-intensity="100%"/>
    <draw:gradient draw:name="a674" draw:style="linear" draw:angle="0" draw:start-color="#dfe3e5" draw:end-color="#65757d" draw:start-intensity="100%" draw:end-intensity="100%"/>
    <draw:gradient draw:name="a1726" draw:style="linear" draw:angle="0" draw:start-color="#dfe3e5" draw:end-color="#65757d" draw:start-intensity="100%" draw:end-intensity="100%"/>
    <draw:gradient draw:name="a676" draw:style="linear" draw:angle="0" draw:start-color="#dfe3e5" draw:end-color="#65757d" draw:start-intensity="100%" draw:end-intensity="100%"/>
    <draw:gradient draw:name="a1728" draw:style="linear" draw:angle="0" draw:start-color="#dfe3e5" draw:end-color="#65757d" draw:start-intensity="100%" draw:end-intensity="100%"/>
    <draw:gradient draw:name="a678" draw:style="linear" draw:angle="0" draw:start-color="#dfe3e5" draw:end-color="#65757d" draw:start-intensity="100%" draw:end-intensity="100%"/>
    <draw:gradient draw:name="a2150" draw:style="linear" draw:angle="0" draw:start-color="#dfe3e5" draw:end-color="#65757d" draw:start-intensity="100%" draw:end-intensity="100%"/>
    <draw:gradient draw:name="a950" draw:style="linear" draw:angle="0" draw:start-color="#dfe3e5" draw:end-color="#65757d" draw:start-intensity="100%" draw:end-intensity="100%"/>
    <draw:gradient draw:name="a2152" draw:style="linear" draw:angle="0" draw:start-color="#dfe3e5" draw:end-color="#65757d" draw:start-intensity="100%" draw:end-intensity="100%"/>
    <draw:gradient draw:name="a410" draw:style="linear" draw:angle="0" draw:start-color="#dfe3e5" draw:end-color="#65757d" draw:start-intensity="100%" draw:end-intensity="100%"/>
    <draw:gradient draw:name="a2154" draw:style="linear" draw:angle="0" draw:start-color="#dfe3e5" draw:end-color="#65757d" draw:start-intensity="100%" draw:end-intensity="100%"/>
    <draw:gradient draw:name="a952" draw:style="linear" draw:angle="0" draw:start-color="#dfe3e5" draw:end-color="#65757d" draw:start-intensity="100%" draw:end-intensity="100%"/>
    <draw:gradient draw:name="a1990" draw:style="linear" draw:angle="0" draw:start-color="#dfe3e5" draw:end-color="#65757d" draw:start-intensity="100%" draw:end-intensity="100%"/>
    <draw:gradient draw:name="a954" draw:style="linear" draw:angle="0" draw:start-color="#dfe3e5" draw:end-color="#65757d" draw:start-intensity="100%" draw:end-intensity="100%"/>
    <draw:gradient draw:name="a2156" draw:style="linear" draw:angle="0" draw:start-color="#dfe3e5" draw:end-color="#65757d" draw:start-intensity="100%" draw:end-intensity="100%"/>
    <draw:gradient draw:name="a1450" draw:style="linear" draw:angle="0" draw:start-color="#dfe3e5" draw:end-color="#65757d" draw:start-intensity="100%" draw:end-intensity="100%"/>
    <draw:gradient draw:name="a1992" draw:style="linear" draw:angle="0" draw:start-color="#dfe3e5" draw:end-color="#65757d" draw:start-intensity="100%" draw:end-intensity="100%"/>
    <draw:gradient draw:name="a956" draw:style="linear" draw:angle="0" draw:start-color="#dfe3e5" draw:end-color="#65757d" draw:start-intensity="100%" draw:end-intensity="100%"/>
    <draw:gradient draw:name="a2158" draw:style="linear" draw:angle="0" draw:start-color="#dfe3e5" draw:end-color="#65757d" draw:start-intensity="100%" draw:end-intensity="100%"/>
    <draw:gradient draw:name="a1452" draw:style="linear" draw:angle="0" draw:start-color="#dfe3e5" draw:end-color="#65757d" draw:start-intensity="100%" draw:end-intensity="100%"/>
    <draw:gradient draw:name="a1994" draw:style="linear" draw:angle="0" draw:start-color="#dfe3e5" draw:end-color="#65757d" draw:start-intensity="100%" draw:end-intensity="100%"/>
    <draw:gradient draw:name="a958" draw:style="linear" draw:angle="0" draw:start-color="#dfe3e5" draw:end-color="#65757d" draw:start-intensity="100%" draw:end-intensity="100%"/>
    <draw:gradient draw:name="a1454" draw:style="linear" draw:angle="0" draw:start-color="#dfe3e5" draw:end-color="#65757d" draw:start-intensity="100%" draw:end-intensity="100%"/>
    <draw:gradient draw:name="a1996" draw:style="linear" draw:angle="0" draw:start-color="#dfe3e5" draw:end-color="#65757d" draw:start-intensity="100%" draw:end-intensity="100%"/>
    <draw:gradient draw:name="a1456" draw:style="linear" draw:angle="0" draw:start-color="#dfe3e5" draw:end-color="#65757d" draw:start-intensity="100%" draw:end-intensity="100%"/>
    <draw:gradient draw:name="a2430" draw:style="linear" draw:angle="0" draw:start-color="#dfe3e5" draw:end-color="#65757d" draw:start-intensity="100%" draw:end-intensity="100%"/>
    <draw:gradient draw:name="a1998" draw:style="linear" draw:angle="0" draw:start-color="#dfe3e5" draw:end-color="#65757d" draw:start-intensity="100%" draw:end-intensity="100%"/>
    <draw:gradient draw:name="a1458" draw:style="linear" draw:angle="0" draw:start-color="#dfe3e5" draw:end-color="#65757d" draw:start-intensity="100%" draw:end-intensity="100%"/>
    <draw:gradient draw:name="a2432" draw:style="linear" draw:angle="0" draw:start-color="#dfe3e5" draw:end-color="#65757d" draw:start-intensity="100%" draw:end-intensity="100%"/>
    <draw:gradient draw:name="a80" draw:style="linear" draw:angle="0" draw:start-color="#dfe3e5" draw:end-color="#65757d" draw:start-intensity="100%" draw:end-intensity="100%"/>
    <draw:gradient draw:name="a82" draw:style="linear" draw:angle="0" draw:start-color="#dfe3e5" draw:end-color="#65757d" draw:start-intensity="100%" draw:end-intensity="100%"/>
    <draw:gradient draw:name="a2434" draw:style="linear" draw:angle="0" draw:start-color="#dfe3e5" draw:end-color="#65757d" draw:start-intensity="100%" draw:end-intensity="100%"/>
    <draw:gradient draw:name="a84" draw:style="linear" draw:angle="0" draw:start-color="#dfe3e5" draw:end-color="#65757d" draw:start-intensity="100%" draw:end-intensity="100%"/>
    <draw:gradient draw:name="a2436" draw:style="linear" draw:angle="0" draw:start-color="#dfe3e5" draw:end-color="#65757d" draw:start-intensity="100%" draw:end-intensity="100%"/>
    <draw:gradient draw:name="a1730" draw:style="linear" draw:angle="0" draw:start-color="#dfe3e5" draw:end-color="#65757d" draw:start-intensity="100%" draw:end-intensity="100%"/>
    <draw:gradient draw:name="a86" draw:style="linear" draw:angle="0" draw:start-color="#dfe3e5" draw:end-color="#65757d" draw:start-intensity="100%" draw:end-intensity="100%"/>
    <draw:gradient draw:name="a2438" draw:style="linear" draw:angle="0" draw:start-color="#dfe3e5" draw:end-color="#65757d" draw:start-intensity="100%" draw:end-intensity="100%"/>
    <draw:gradient draw:name="a680" draw:style="linear" draw:angle="0" draw:start-color="#dfe3e5" draw:end-color="#65757d" draw:start-intensity="100%" draw:end-intensity="100%"/>
    <draw:gradient draw:name="a1732" draw:style="linear" draw:angle="0" draw:start-color="#dfe3e5" draw:end-color="#65757d" draw:start-intensity="100%" draw:end-intensity="100%"/>
    <draw:gradient draw:name="a88" draw:style="linear" draw:angle="0" draw:start-color="#dfe3e5" draw:end-color="#65757d" draw:start-intensity="100%" draw:end-intensity="100%"/>
    <draw:gradient draw:name="a682" draw:style="linear" draw:angle="0" draw:start-color="#dfe3e5" draw:end-color="#65757d" draw:start-intensity="100%" draw:end-intensity="100%"/>
    <draw:gradient draw:name="a1734" draw:style="linear" draw:angle="0" draw:start-color="#dfe3e5" draw:end-color="#65757d" draw:start-intensity="100%" draw:end-intensity="100%"/>
    <draw:gradient draw:name="a684" draw:style="linear" draw:angle="0" draw:start-color="#dfe3e5" draw:end-color="#65757d" draw:start-intensity="100%" draw:end-intensity="100%"/>
    <draw:gradient draw:name="a1736" draw:style="linear" draw:angle="0" draw:start-color="#dfe3e5" draw:end-color="#65757d" draw:start-intensity="100%" draw:end-intensity="100%"/>
    <draw:gradient draw:name="a1180" draw:style="linear" draw:angle="0" draw:start-color="#dfe3e5" draw:end-color="#65757d" draw:start-intensity="100%" draw:end-intensity="100%"/>
    <draw:gradient draw:name="a686" draw:style="linear" draw:angle="0" draw:start-color="#dfe3e5" draw:end-color="#65757d" draw:start-intensity="100%" draw:end-intensity="100%"/>
    <draw:gradient draw:name="a1738" draw:style="linear" draw:angle="0" draw:start-color="#dfe3e5" draw:end-color="#65757d" draw:start-intensity="100%" draw:end-intensity="100%"/>
    <draw:gradient draw:name="a1182" draw:style="linear" draw:angle="0" draw:start-color="#dfe3e5" draw:end-color="#65757d" draw:start-intensity="100%" draw:end-intensity="100%"/>
    <draw:gradient draw:name="a688" draw:style="linear" draw:angle="0" draw:start-color="#dfe3e5" draw:end-color="#65757d" draw:start-intensity="100%" draw:end-intensity="100%"/>
    <draw:gradient draw:name="a1184" draw:style="linear" draw:angle="0" draw:start-color="#dfe3e5" draw:end-color="#65757d" draw:start-intensity="100%" draw:end-intensity="100%"/>
    <draw:gradient draw:name="a1186" draw:style="linear" draw:angle="0" draw:start-color="#dfe3e5" draw:end-color="#65757d" draw:start-intensity="100%" draw:end-intensity="100%"/>
    <draw:gradient draw:name="a2160" draw:style="linear" draw:angle="0" draw:start-color="#dfe3e5" draw:end-color="#65757d" draw:start-intensity="100%" draw:end-intensity="100%"/>
    <draw:gradient draw:name="a960" draw:style="linear" draw:angle="0" draw:start-color="#dfe3e5" draw:end-color="#65757d" draw:start-intensity="100%" draw:end-intensity="100%"/>
    <draw:gradient draw:name="a2162" draw:style="linear" draw:angle="0" draw:start-color="#dfe3e5" draw:end-color="#65757d" draw:start-intensity="100%" draw:end-intensity="100%"/>
    <draw:gradient draw:name="a1188" draw:style="linear" draw:angle="0" draw:start-color="#dfe3e5" draw:end-color="#65757d" draw:start-intensity="100%" draw:end-intensity="100%"/>
    <draw:gradient draw:name="a962" draw:style="linear" draw:angle="0" draw:start-color="#dfe3e5" draw:end-color="#65757d" draw:start-intensity="100%" draw:end-intensity="100%"/>
    <draw:gradient draw:name="a2164" draw:style="linear" draw:angle="0" draw:start-color="#dfe3e5" draw:end-color="#65757d" draw:start-intensity="100%" draw:end-intensity="100%"/>
    <draw:gradient draw:name="a964" draw:style="linear" draw:angle="0" draw:start-color="#dfe3e5" draw:end-color="#65757d" draw:start-intensity="100%" draw:end-intensity="100%"/>
    <draw:gradient draw:name="a2166" draw:style="linear" draw:angle="0" draw:start-color="#dfe3e5" draw:end-color="#65757d" draw:start-intensity="100%" draw:end-intensity="100%"/>
    <draw:gradient draw:name="a1460" draw:style="linear" draw:angle="0" draw:start-color="#dfe3e5" draw:end-color="#65757d" draw:start-intensity="100%" draw:end-intensity="100%"/>
    <draw:gradient draw:name="a966" draw:style="linear" draw:angle="0" draw:start-color="#dfe3e5" draw:end-color="#65757d" draw:start-intensity="100%" draw:end-intensity="100%"/>
    <draw:gradient draw:name="a2168" draw:style="linear" draw:angle="0" draw:start-color="#dfe3e5" draw:end-color="#65757d" draw:start-intensity="100%" draw:end-intensity="100%"/>
    <draw:gradient draw:name="a1462" draw:style="linear" draw:angle="0" draw:start-color="#dfe3e5" draw:end-color="#65757d" draw:start-intensity="100%" draw:end-intensity="100%"/>
    <draw:gradient draw:name="a968" draw:style="linear" draw:angle="0" draw:start-color="#dfe3e5" draw:end-color="#65757d" draw:start-intensity="100%" draw:end-intensity="100%"/>
    <draw:gradient draw:name="a1464" draw:style="linear" draw:angle="0" draw:start-color="#dfe3e5" draw:end-color="#65757d" draw:start-intensity="100%" draw:end-intensity="100%"/>
    <draw:gradient draw:name="a1466" draw:style="linear" draw:angle="0" draw:start-color="#dfe3e5" draw:end-color="#65757d" draw:start-intensity="100%" draw:end-intensity="100%"/>
    <draw:gradient draw:name="a2440" draw:style="linear" draw:angle="0" draw:start-color="#dfe3e5" draw:end-color="#65757d" draw:start-intensity="100%" draw:end-intensity="100%"/>
    <draw:gradient draw:name="a1468" draw:style="linear" draw:angle="0" draw:start-color="#dfe3e5" draw:end-color="#65757d" draw:start-intensity="100%" draw:end-intensity="100%"/>
    <draw:gradient draw:name="a2442" draw:style="linear" draw:angle="0" draw:start-color="#dfe3e5" draw:end-color="#65757d" draw:start-intensity="100%" draw:end-intensity="100%"/>
    <draw:gradient draw:name="a90" draw:style="linear" draw:angle="0" draw:start-color="#dfe3e5" draw:end-color="#65757d" draw:start-intensity="100%" draw:end-intensity="100%"/>
    <draw:gradient draw:name="a92" draw:style="linear" draw:angle="0" draw:start-color="#dfe3e5" draw:end-color="#65757d" draw:start-intensity="100%" draw:end-intensity="100%"/>
    <draw:gradient draw:name="a2444" draw:style="linear" draw:angle="0" draw:start-color="#dfe3e5" draw:end-color="#65757d" draw:start-intensity="100%" draw:end-intensity="100%"/>
    <draw:gradient draw:name="a94" draw:style="linear" draw:angle="0" draw:start-color="#dfe3e5" draw:end-color="#65757d" draw:start-intensity="100%" draw:end-intensity="100%"/>
    <draw:gradient draw:name="a2446" draw:style="linear" draw:angle="0" draw:start-color="#dfe3e5" draw:end-color="#65757d" draw:start-intensity="100%" draw:end-intensity="100%"/>
    <draw:gradient draw:name="a1740" draw:style="linear" draw:angle="0" draw:start-color="#dfe3e5" draw:end-color="#65757d" draw:start-intensity="100%" draw:end-intensity="100%"/>
    <draw:gradient draw:name="a96" draw:style="linear" draw:angle="0" draw:start-color="#dfe3e5" draw:end-color="#65757d" draw:start-intensity="100%" draw:end-intensity="100%"/>
    <draw:gradient draw:name="a2448" draw:style="linear" draw:angle="0" draw:start-color="#dfe3e5" draw:end-color="#65757d" draw:start-intensity="100%" draw:end-intensity="100%"/>
    <draw:gradient draw:name="a1200" draw:style="linear" draw:angle="0" draw:start-color="#dfe3e5" draw:end-color="#65757d" draw:start-intensity="100%" draw:end-intensity="100%"/>
    <draw:gradient draw:name="a1742" draw:style="linear" draw:angle="0" draw:start-color="#dfe3e5" draw:end-color="#65757d" draw:start-intensity="100%" draw:end-intensity="100%"/>
    <draw:gradient draw:name="a690" draw:style="linear" draw:angle="0" draw:start-color="#dfe3e5" draw:end-color="#65757d" draw:start-intensity="100%" draw:end-intensity="100%"/>
    <draw:gradient draw:name="a98" draw:style="linear" draw:angle="0" draw:start-color="#dfe3e5" draw:end-color="#65757d" draw:start-intensity="100%" draw:end-intensity="100%"/>
    <draw:gradient draw:name="a1202" draw:style="linear" draw:angle="0" draw:start-color="#dfe3e5" draw:end-color="#65757d" draw:start-intensity="100%" draw:end-intensity="100%"/>
    <draw:gradient draw:name="a1744" draw:style="linear" draw:angle="0" draw:start-color="#dfe3e5" draw:end-color="#65757d" draw:start-intensity="100%" draw:end-intensity="100%"/>
    <draw:gradient draw:name="a692" draw:style="linear" draw:angle="0" draw:start-color="#dfe3e5" draw:end-color="#65757d" draw:start-intensity="100%" draw:end-intensity="100%"/>
    <draw:gradient draw:name="a1204" draw:style="linear" draw:angle="0" draw:start-color="#dfe3e5" draw:end-color="#65757d" draw:start-intensity="100%" draw:end-intensity="100%"/>
    <draw:gradient draw:name="a1746" draw:style="linear" draw:angle="0" draw:start-color="#dfe3e5" draw:end-color="#65757d" draw:start-intensity="100%" draw:end-intensity="100%"/>
    <draw:gradient draw:name="a694" draw:style="linear" draw:angle="0" draw:start-color="#dfe3e5" draw:end-color="#65757d" draw:start-intensity="100%" draw:end-intensity="100%"/>
    <draw:gradient draw:name="a1190" draw:style="linear" draw:angle="0" draw:start-color="#dfe3e5" draw:end-color="#65757d" draw:start-intensity="100%" draw:end-intensity="100%"/>
    <draw:gradient draw:name="a1206" draw:style="linear" draw:angle="0" draw:start-color="#dfe3e5" draw:end-color="#65757d" draw:start-intensity="100%" draw:end-intensity="100%"/>
    <draw:gradient draw:name="a1748" draw:style="linear" draw:angle="0" draw:start-color="#dfe3e5" draw:end-color="#65757d" draw:start-intensity="100%" draw:end-intensity="100%"/>
    <draw:gradient draw:name="a696" draw:style="linear" draw:angle="0" draw:start-color="#dfe3e5" draw:end-color="#65757d" draw:start-intensity="100%" draw:end-intensity="100%"/>
    <draw:gradient draw:name="a1192" draw:style="linear" draw:angle="0" draw:start-color="#dfe3e5" draw:end-color="#65757d" draw:start-intensity="100%" draw:end-intensity="100%"/>
    <draw:gradient draw:name="a1208" draw:style="linear" draw:angle="0" draw:start-color="#dfe3e5" draw:end-color="#65757d" draw:start-intensity="100%" draw:end-intensity="100%"/>
    <draw:gradient draw:name="a1194" draw:style="linear" draw:angle="0" draw:start-color="#dfe3e5" draw:end-color="#65757d" draw:start-intensity="100%" draw:end-intensity="100%"/>
    <draw:gradient draw:name="a1196" draw:style="linear" draw:angle="0" draw:start-color="#dfe3e5" draw:end-color="#65757d" draw:start-intensity="100%" draw:end-intensity="100%"/>
    <draw:gradient draw:name="a2170" draw:style="linear" draw:angle="0" draw:start-color="#dfe3e5" draw:end-color="#65757d" draw:start-intensity="100%" draw:end-intensity="100%"/>
    <draw:gradient draw:name="a1198" draw:style="linear" draw:angle="0" draw:start-color="#dfe3e5" draw:end-color="#65757d" draw:start-intensity="100%" draw:end-intensity="100%"/>
    <draw:gradient draw:name="a2172" draw:style="linear" draw:angle="0" draw:start-color="#dfe3e5" draw:end-color="#65757d" draw:start-intensity="100%" draw:end-intensity="100%"/>
    <draw:gradient draw:name="a970" draw:style="linear" draw:angle="0" draw:start-color="#dfe3e5" draw:end-color="#65757d" draw:start-intensity="100%" draw:end-intensity="100%"/>
    <draw:gradient draw:name="a972" draw:style="linear" draw:angle="0" draw:start-color="#dfe3e5" draw:end-color="#65757d" draw:start-intensity="100%" draw:end-intensity="100%"/>
    <draw:gradient draw:name="a2174" draw:style="linear" draw:angle="0" draw:start-color="#dfe3e5" draw:end-color="#65757d" draw:start-intensity="100%" draw:end-intensity="100%"/>
    <draw:gradient draw:name="a974" draw:style="linear" draw:angle="0" draw:start-color="#dfe3e5" draw:end-color="#65757d" draw:start-intensity="100%" draw:end-intensity="100%"/>
    <draw:gradient draw:name="a2176" draw:style="linear" draw:angle="0" draw:start-color="#dfe3e5" draw:end-color="#65757d" draw:start-intensity="100%" draw:end-intensity="100%"/>
    <draw:gradient draw:name="a1470" draw:style="linear" draw:angle="0" draw:start-color="#dfe3e5" draw:end-color="#65757d" draw:start-intensity="100%" draw:end-intensity="100%"/>
    <draw:gradient draw:name="a976" draw:style="linear" draw:angle="0" draw:start-color="#dfe3e5" draw:end-color="#65757d" draw:start-intensity="100%" draw:end-intensity="100%"/>
    <draw:gradient draw:name="a2178" draw:style="linear" draw:angle="0" draw:start-color="#dfe3e5" draw:end-color="#65757d" draw:start-intensity="100%" draw:end-intensity="100%"/>
    <draw:gradient draw:name="a1472" draw:style="linear" draw:angle="0" draw:start-color="#dfe3e5" draw:end-color="#65757d" draw:start-intensity="100%" draw:end-intensity="100%"/>
    <draw:gradient draw:name="a978" draw:style="linear" draw:angle="0" draw:start-color="#dfe3e5" draw:end-color="#65757d" draw:start-intensity="100%" draw:end-intensity="100%"/>
    <draw:gradient draw:name="a1474" draw:style="linear" draw:angle="0" draw:start-color="#dfe3e5" draw:end-color="#65757d" draw:start-intensity="100%" draw:end-intensity="100%"/>
    <draw:gradient draw:name="a1476" draw:style="linear" draw:angle="0" draw:start-color="#dfe3e5" draw:end-color="#65757d" draw:start-intensity="100%" draw:end-intensity="100%"/>
    <draw:gradient draw:name="a2450" draw:style="linear" draw:angle="0" draw:start-color="#dfe3e5" draw:end-color="#65757d" draw:start-intensity="100%" draw:end-intensity="100%"/>
    <draw:fill-image draw:name="a2573" xlink:href="media/image1.png" xlink:show="embed" xlink:actuate="onLoad"/>
    <draw:fill-image draw:name="a2751" xlink:href="media/image1.png" xlink:show="embed" xlink:actuate="onLoad"/>
    <draw:fill-image draw:name="a1286" xlink:href="media/image1.png" xlink:show="embed" xlink:actuate="onLoad"/>
    <draw:fill-image draw:name="a2648" xlink:href="media/image1.png" xlink:show="embed" xlink:actuate="onLoad"/>
    <draw:fill-image draw:name="a140" xlink:href="media/image1.png" xlink:show="embed" xlink:actuate="onLoad"/>
    <draw:fill-image draw:name="a2700" xlink:href="media/image1.png" xlink:show="embed" xlink:actuate="onLoad"/>
    <draw:fill-image draw:name="a444" xlink:href="media/image1.png" xlink:show="embed" xlink:actuate="onLoad"/>
    <draw:fill-image draw:name="a730" xlink:href="media/image1.png" xlink:show="embed" xlink:actuate="onLoad"/>
    <draw:fill-image draw:name="a1947" xlink:href="media/image1.png" xlink:show="embed" xlink:actuate="onLoad"/>
    <draw:fill-image draw:name="a895" xlink:href="media/image1.png" xlink:show="embed" xlink:actuate="onLoad"/>
    <draw:fill-image draw:name="a1418" xlink:href="media/image1.png" xlink:show="embed" xlink:actuate="onLoad"/>
    <draw:fill-image draw:name="a2552" xlink:href="media/image1.png" xlink:show="embed" xlink:actuate="onLoad"/>
    <draw:fill-image draw:name="a2254" xlink:href="media/image1.png" xlink:show="embed" xlink:actuate="onLoad"/>
    <draw:fill-image draw:name="a0" xlink:href="media/image1.png" xlink:show="embed" xlink:actuate="onLoad"/>
    <draw:fill-image draw:name="a1141" xlink:href="media/image1.png" xlink:show="embed" xlink:actuate="onLoad"/>
    <draw:fill-image draw:name="a1550" xlink:href="media/image1.png" xlink:show="embed" xlink:actuate="onLoad"/>
    <draw:fill-image draw:name="a1020" xlink:href="media/image1.png" xlink:show="embed" xlink:actuate="onLoad"/>
    <draw:fill-image draw:name="a1679" xlink:href="media/image1.png" xlink:show="embed" xlink:actuate="onLoad"/>
    <draw:fill-image draw:name="a1818" xlink:href="media/image1.png" xlink:show="embed" xlink:actuate="onLoad"/>
    <draw:fill-image draw:name="a2614" xlink:href="media/image1.png" xlink:show="embed" xlink:actuate="onLoad"/>
    <draw:fill-image draw:name="a2779" xlink:href="media/image1.png" xlink:show="embed" xlink:actuate="onLoad"/>
    <draw:fill-image draw:name="a303" xlink:href="media/image1.png" xlink:show="embed" xlink:actuate="onLoad"/>
    <draw:fill-image draw:name="a573" xlink:href="media/image1.png" xlink:show="embed" xlink:actuate="onLoad"/>
    <draw:fill-image draw:name="a2726" xlink:href="media/image1.png" xlink:show="embed" xlink:actuate="onLoad"/>
    <draw:fill-image draw:name="a2395" xlink:href="media/image1.png" xlink:show="embed" xlink:actuate="onLoad"/>
    <draw:fill-image draw:name="a2096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, 0in, 0in, 0in)" draw:stroke="none" draw:image-opacity="30%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ceee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gradient" draw:fill-gradient-name="a922" draw:stroke="none"/>
    </style:style>
    <style:style style:family="paragraph" style:name="a1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gradient" draw:fill-gradient-name="a400" draw:stroke="none"/>
    </style:style>
    <style:style style:family="presentation" style:name="a1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gradient" draw:fill-gradient-name="a406" draw:stroke="non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gradient" draw:fill-gradient-name="a408" draw:stroke="none"/>
    </style:style>
    <style:style style:family="presentation" style:name="a2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6">
      <style:drawing-page-properties draw:fill="bitmap" draw:fill-image-name="a23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7" style:parent-style-name="Graphics">
      <style:graphic-properties draw:fill="none" fo:clip="rect(0in, 0in, 0in, 0in)" draw:stroke="none" draw:image-opacity="30%"/>
    </style:style>
    <style:style style:family="text" style:name="a2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text" style:name="a2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draw:fill="gradient" draw:fill-gradient-name="a930" draw:stroke="none"/>
    </style:style>
    <style:style style:family="graphic" style:name="a1447">
      <style:graphic-properties draw:fill="gradient" draw:fill-gradient-name="a1446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9">
      <style:graphic-properties draw:fill="gradient" draw:fill-gradient-name="a1448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text" style:name="a19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gradient" draw:fill-gradient-name="a410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1">
      <style:graphic-properties draw:fill="gradient" draw:fill-gradient-name="a1450" draw:stroke="none"/>
    </style:style>
    <style:style style:family="graphic" style:name="a2501">
      <style:graphic-properties draw:fill="gradient" draw:fill-gradient-name="a2500" draw:stroke="none"/>
    </style:style>
    <style:style style:family="graphic" style:name="a1453">
      <style:graphic-properties draw:fill="gradient" draw:fill-gradient-name="a1452" draw:stroke="none"/>
    </style:style>
    <style:style style:family="graphic" style:name="a2503">
      <style:graphic-properties draw:fill="gradient" draw:fill-gradient-name="a2502" draw:stroke="none"/>
    </style:style>
    <style:style style:family="graphic" style:name="a1455">
      <style:graphic-properties draw:fill="gradient" draw:fill-gradient-name="a1454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45">
      <style:graphic-properties draw:fill="gradient" draw:fill-gradient-name="a944" draw:stroke="non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2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draw:fill="gradient" draw:fill-gradient-name="a1464" draw:stroke="non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paragraph" style:name="a2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draw:fill="gradient" draw:fill-gradient-name="a952" draw:stroke="none"/>
    </style:style>
    <style:style style:family="graphic" style:name="a1469">
      <style:graphic-properties draw:fill="gradient" draw:fill-gradient-name="a1468" draw:stroke="non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gradient" draw:fill-gradient-name="a954" draw:stroke="none"/>
    </style:style>
    <style:style style:family="paragraph" style:name="a2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draw:fill="gradient" draw:fill-gradient-name="a956" draw:stroke="solid" svg:stroke-width="0.00002in" svg:stroke-color="#ffffff" svg:stroke-opacity="100%" draw:stroke-linejoin="miter" svg:stroke-linecap="butt"/>
    </style:style>
    <style:style style:family="graphic" style:name="a959">
      <style:graphic-properties draw:fill="gradient" draw:fill-gradient-name="a958" draw:stroke="none"/>
    </style:style>
    <style:style style:family="graphic" style:name="a1991">
      <style:graphic-properties draw:fill="gradient" draw:fill-gradient-name="a1990" draw:stroke="none"/>
    </style:style>
    <style:style style:family="graphic" style:name="a1993">
      <style:graphic-properties draw:fill="gradient" draw:fill-gradient-name="a1992" draw:stroke="none"/>
    </style:style>
    <style:style style:family="graphic" style:name="a1995">
      <style:graphic-properties draw:fill="gradient" draw:fill-gradient-name="a1994" draw:stroke="none"/>
    </style:style>
    <style:style style:family="graphic" style:name="a1997">
      <style:graphic-properties draw:fill="gradient" draw:fill-gradient-name="a1996" draw:stroke="non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draw:fill="gradient" draw:fill-gradient-name="a1998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draw:fill="gradient" draw:fill-gradient-name="a1470" draw:stroke="non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draw:fill="gradient" draw:fill-gradient-name="a1472" draw:stroke="none"/>
    </style:style>
    <style:style style:family="paragraph" style:name="a2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draw:fill="gradient" draw:fill-gradient-name="a1474" draw:stroke="non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draw:fill="gradient" draw:fill-gradient-name="a1476" draw:stroke="none"/>
    </style:style>
    <style:style style:family="graphic" style:name="a963">
      <style:graphic-properties draw:fill="gradient" draw:fill-gradient-name="a962" draw:stroke="none"/>
    </style:style>
    <style:style style:family="presentation" style:name="a2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9">
      <style:graphic-properties draw:fill="gradient" draw:fill-gradient-name="a1478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1">
      <style:graphic-properties draw:fill="gradient" draw:fill-gradient-name="a2000" draw:stroke="none"/>
    </style:style>
    <style:style style:family="graphic" style:name="a2003">
      <style:graphic-properties draw:fill="gradient" draw:fill-gradient-name="a2002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draw:fill="gradient" draw:fill-gradient-name="a2004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7">
      <style:graphic-properties draw:fill="gradient" draw:fill-gradient-name="a2006" draw:stroke="none"/>
    </style:style>
    <style:style style:family="drawing-page" style:name="a445">
      <style:drawing-page-properties draw:fill="bitmap" draw:fill-image-name="a4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9">
      <style:graphic-properties draw:fill="gradient" draw:fill-gradient-name="a2008" draw:stroke="none"/>
    </style:style>
    <style:style style:family="graphic" style:name="a446" style:parent-style-name="Graphics">
      <style:graphic-properties draw:fill="none" fo:clip="rect(0in, 0in, 0in, 0in)" draw:stroke="none" draw:image-opacity="30%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draw:fill="gradient" draw:fill-gradient-name="a1480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draw:fill="gradient" draw:fill-gradient-name="a1482" draw:stroke="non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draw:fill="gradient" draw:fill-gradient-name="a1484" draw:stroke="none"/>
    </style:style>
    <style:style style:family="presentation" style:name="a2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gradient" draw:fill-gradient-name="a970" draw:stroke="none"/>
    </style:style>
    <style:style style:family="drawing-page" style:name="a2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7">
      <style:graphic-properties draw:fill="gradient" draw:fill-gradient-name="a1486" draw:stroke="solid" svg:stroke-width="0.00002in" svg:stroke-color="#ffffff" svg:stroke-opacity="100%" draw:stroke-linejoin="miter" svg:stroke-linecap="butt"/>
    </style:style>
    <style:style style:family="drawing-page" style:name="a2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73">
      <style:graphic-properties draw:fill="gradient" draw:fill-gradient-name="a972" draw:stroke="non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draw:fill="gradient" draw:fill-gradient-name="a1488" draw:stroke="none"/>
    </style:style>
    <style:style style:family="paragraph" style:name="a2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draw:fill="gradient" draw:fill-gradient-name="a974" draw:stroke="none"/>
    </style:style>
    <style:style style:family="presentation" style:name="a2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1">
      <style:graphic-properties draw:fill="gradient" draw:fill-gradient-name="a2010" draw:stroke="none"/>
    </style:style>
    <style:style style:family="graphic" style:name="a2013">
      <style:graphic-properties draw:fill="gradient" draw:fill-gradient-name="a2012" draw:stroke="non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draw:fill="gradient" draw:fill-gradient-name="a2014" draw:stroke="none"/>
    </style:style>
    <style:style style:family="paragraph" style:name="a4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draw:fill="gradient" draw:fill-gradient-name="a2016" draw:stroke="non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draw:fill="gradient" draw:fill-gradient-name="a2018" draw:stroke="non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draw:fill="gradient" draw:fill-gradient-name="a1490" draw:stroke="non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draw:fill="gradient" draw:fill-gradient-name="a1492" draw:stroke="non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draw:fill="gradient" draw:fill-gradient-name="a1494" draw:stroke="none"/>
    </style:style>
    <style:style style:family="presentation" style:name="a2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gradient" draw:fill-gradient-name="a980" draw:stroke="non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>
      <style:graphic-properties draw:fill="gradient" draw:fill-gradient-name="a1496" draw:stroke="none"/>
    </style:style>
    <style:style style:family="paragraph" style:name="a2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draw:fill="gradient" draw:fill-gradient-name="a982" draw:stroke="none"/>
    </style:style>
    <style:style style:family="presentation" style:name="a2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draw:fill="gradient" draw:fill-gradient-name="a1498" draw:stroke="non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gradient" draw:fill-gradient-name="a984" draw:stroke="non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gradient" draw:fill-gradient-name="a986" draw:stroke="non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draw:fill="gradient" draw:fill-gradient-name="a2020" draw:stroke="none"/>
    </style:style>
    <style:style style:family="graphic" style:name="a2023">
      <style:graphic-properties draw:fill="gradient" draw:fill-gradient-name="a2022" draw:stroke="none"/>
    </style:style>
    <style:style style:family="text" style:name="a4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draw:fill="gradient" draw:fill-gradient-name="a2024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>
      <style:graphic-properties draw:fill="gradient" draw:fill-gradient-name="a2026" draw:stroke="non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draw:fill="gradient" draw:fill-gradient-name="a2028" draw:stroke="non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draw:fill="gradient" draw:fill-gradient-name="a467" draw:stroke="none"/>
    </style:style>
    <style:style style:family="paragraph" style:name="a2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0">
      <style:graphic-properties draw:fill="gradient" draw:fill-gradient-name="a1599" draw:stroke="non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draw:fill="gradient" draw:fill-gradient-name="a1603" draw:stroke="non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1">
      <style:graphic-properties draw:fill="gradient" draw:fill-gradient-name="a2030" draw:stroke="none"/>
    </style:style>
    <style:style style:family="graphic" style:name="a2033">
      <style:graphic-properties draw:fill="gradient" draw:fill-gradient-name="a2032" draw:stroke="solid" svg:stroke-width="0.00002in" svg:stroke-color="#ffffff" svg:stroke-opacity="100%" draw:stroke-linejoin="miter" svg:stroke-linecap="butt"/>
    </style:style>
    <style:style style:family="graphic" style:name="a470">
      <style:graphic-properties draw:fill="gradient" draw:fill-gradient-name="a469" draw:stroke="none"/>
    </style:style>
    <style:style style:family="graphic" style:name="a2035">
      <style:graphic-properties draw:fill="gradient" draw:fill-gradient-name="a2034" draw:stroke="none"/>
    </style:style>
    <style:style style:family="graphic" style:name="a472">
      <style:graphic-properties draw:fill="gradient" draw:fill-gradient-name="a471" draw:stroke="none"/>
    </style:style>
    <style:style style:family="graphic" style:name="a2037">
      <style:graphic-properties draw:fill="gradient" draw:fill-gradient-name="a2036" draw:stroke="none"/>
    </style:style>
    <style:style style:family="graphic" style:name="a474">
      <style:graphic-properties draw:fill="gradient" draw:fill-gradient-name="a473" draw:stroke="none"/>
    </style:style>
    <style:style style:family="graphic" style:name="a2039">
      <style:graphic-properties draw:fill="gradient" draw:fill-gradient-name="a2038" draw:stroke="none"/>
    </style:style>
    <style:style style:family="graphic" style:name="a476">
      <style:graphic-properties draw:fill="gradient" draw:fill-gradient-name="a475" draw:stroke="none"/>
    </style:style>
    <style:style style:family="graphic" style:name="a478">
      <style:graphic-properties draw:fill="gradient" draw:fill-gradient-name="a477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solid" svg:stroke-width="0.00002in" svg:stroke-color="#ffffff" svg:stroke-opacity="100%" draw:stroke-linejoin="miter" svg:stroke-linecap="butt"/>
    </style:style>
    <style:style style:family="graphic" style:name="a1618">
      <style:graphic-properties draw:fill="gradient" draw:fill-gradient-name="a1617" draw:stroke="none"/>
    </style:style>
    <style:style style:family="graphic" style:name="a2041">
      <style:graphic-properties draw:fill="gradient" draw:fill-gradient-name="a2040" draw:stroke="none"/>
    </style:style>
    <style:style style:family="graphic" style:name="a2043">
      <style:graphic-properties draw:fill="gradient" draw:fill-gradient-name="a2042" draw:stroke="none"/>
    </style:style>
    <style:style style:family="graphic" style:name="a480">
      <style:graphic-properties draw:fill="gradient" draw:fill-gradient-name="a479" draw:stroke="none"/>
    </style:style>
    <style:style style:family="graphic" style:name="a2045">
      <style:graphic-properties draw:fill="gradient" draw:fill-gradient-name="a2044" draw:stroke="none"/>
    </style:style>
    <style:style style:family="graphic" style:name="a482">
      <style:graphic-properties draw:fill="gradient" draw:fill-gradient-name="a481" draw:stroke="none"/>
    </style:style>
    <style:style style:family="graphic" style:name="a2047">
      <style:graphic-properties draw:fill="gradient" draw:fill-gradient-name="a2046" draw:stroke="none"/>
    </style:style>
    <style:style style:family="graphic" style:name="a484">
      <style:graphic-properties draw:fill="gradient" draw:fill-gradient-name="a483" draw:stroke="none"/>
    </style:style>
    <style:style style:family="graphic" style:name="a2049">
      <style:graphic-properties draw:fill="gradient" draw:fill-gradient-name="a2048" draw:stroke="none"/>
    </style:style>
    <style:style style:family="graphic" style:name="a486">
      <style:graphic-properties draw:fill="gradient" draw:fill-gradient-name="a485" draw:stroke="none"/>
    </style:style>
    <style:style style:family="graphic" style:name="a488">
      <style:graphic-properties draw:fill="gradient" draw:fill-gradient-name="a487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1">
      <style:graphic-properties draw:fill="gradient" draw:fill-gradient-name="a2050" draw:stroke="none"/>
    </style:style>
    <style:style style:family="graphic" style:name="a2053">
      <style:graphic-properties draw:fill="gradient" draw:fill-gradient-name="a2052" draw:stroke="none"/>
    </style:style>
    <style:style style:family="graphic" style:name="a1100">
      <style:graphic-properties draw:fill="gradient" draw:fill-gradient-name="a1099" draw:stroke="none"/>
    </style:style>
    <style:style style:family="graphic" style:name="a490">
      <style:graphic-properties draw:fill="gradient" draw:fill-gradient-name="a489" draw:stroke="none"/>
    </style:style>
    <style:style style:family="graphic" style:name="a2055">
      <style:graphic-properties draw:fill="gradient" draw:fill-gradient-name="a2054" draw:stroke="none"/>
    </style:style>
    <style:style style:family="graphic" style:name="a1102">
      <style:graphic-properties draw:fill="gradient" draw:fill-gradient-name="a1101" draw:stroke="none"/>
    </style:style>
    <style:style style:family="graphic" style:name="a492">
      <style:graphic-properties draw:fill="gradient" draw:fill-gradient-name="a491" draw:stroke="none"/>
    </style:style>
    <style:style style:family="graphic" style:name="a2057">
      <style:graphic-properties draw:fill="gradient" draw:fill-gradient-name="a2056" draw:stroke="none"/>
    </style:style>
    <style:style style:family="graphic" style:name="a1104">
      <style:graphic-properties draw:fill="gradient" draw:fill-gradient-name="a1103" draw:stroke="none"/>
    </style:style>
    <style:style style:family="graphic" style:name="a494">
      <style:graphic-properties draw:fill="gradient" draw:fill-gradient-name="a493" draw:stroke="none"/>
    </style:style>
    <style:style style:family="graphic" style:name="a2059">
      <style:graphic-properties draw:fill="gradient" draw:fill-gradient-name="a2058" draw:stroke="none"/>
    </style:style>
    <style:style style:family="graphic" style:name="a1106">
      <style:graphic-properties draw:fill="gradient" draw:fill-gradient-name="a1105" draw:stroke="none"/>
    </style:style>
    <style:style style:family="graphic" style:name="a496">
      <style:graphic-properties draw:fill="gradient" draw:fill-gradient-name="a495" draw:stroke="none"/>
    </style:style>
    <style:style style:family="graphic" style:name="a1108">
      <style:graphic-properties draw:fill="gradient" draw:fill-gradient-name="a1107" draw:stroke="none"/>
    </style:style>
    <style:style style:family="graphic" style:name="a498">
      <style:graphic-properties draw:fill="gradient" draw:fill-gradient-name="a497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graphic" style:name="a2061">
      <style:graphic-properties draw:fill="gradient" draw:fill-gradient-name="a2060" draw:stroke="none"/>
    </style:style>
    <style:style style:family="graphic" style:name="a2063">
      <style:graphic-properties draw:fill="gradient" draw:fill-gradient-name="a2062" draw:stroke="non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draw:fill="gradient" draw:fill-gradient-name="a1643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draw:fill="gradient" draw:fill-gradient-name="a1645" draw:stroke="non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gradient" draw:fill-gradient-name="a34" draw:stroke="none"/>
    </style:style>
    <style:style style:family="paragraph" style:name="a1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gradient" draw:fill-gradient-name="a36" draw:stroke="non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gradient" draw:fill-gradient-name="a38" draw:stroke="none"/>
    </style:style>
    <style:style style:family="graphic" style:name="a101">
      <style:graphic-properties draw:fill="gradient" draw:fill-gradient-name="a100" draw:stroke="none"/>
    </style:style>
    <style:style style:family="graphic" style:name="a103">
      <style:graphic-properties draw:fill="gradient" draw:fill-gradient-name="a102" draw:stroke="none"/>
    </style:style>
    <style:style style:family="graphic" style:name="a105">
      <style:graphic-properties draw:fill="gradient" draw:fill-gradient-name="a104" draw:stroke="none"/>
    </style:style>
    <style:style style:family="presentation" style:name="a2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gradient" draw:fill-gradient-name="a106" draw:stroke="non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7">
      <style:drawing-page-properties draw:fill="bitmap" draw:fill-image-name="a20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3" style:parent-style-name="Graphics">
      <style:graphic-properties draw:fill="none" fo:clip="rect(0in, 0in, 0in, 0in)" draw:stroke="none" draw:image-opacity="30%"/>
    </style:style>
    <style:style style:family="graphic" style:name="a2098" style:parent-style-name="Graphics">
      <style:graphic-properties draw:fill="none" fo:clip="rect(0in, 0in, 0in, 0in)" draw:stroke="none" draw:image-opacity="30%"/>
    </style:style>
    <style:style style:family="text" style:name="a1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gradient" draw:fill-gradient-name="a630" draw:stroke="non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draw:fill="gradient" draw:fill-gradient-name="a632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gradient" draw:fill-gradient-name="a40" draw:stroke="non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gradient" draw:fill-gradient-name="a42" draw:stroke="none"/>
    </style:style>
    <style:style style:family="presentation" style:name="a1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draw:fill="gradient" draw:fill-gradient-name="a44" draw:stroke="non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presentation" style:name="a1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gradient" draw:fill-gradient-name="a48" draw:stroke="none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draw:fill="gradient" draw:fill-gradient-name="a2200" draw:stroke="non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3">
      <style:graphic-properties draw:fill="gradient" draw:fill-gradient-name="a2202" draw:stroke="none"/>
    </style:style>
    <style:style style:family="paragraph" style:name="a11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gradient" draw:fill-gradient-name="a640" draw:stroke="none"/>
    </style:style>
    <style:style style:family="graphic" style:name="a2205">
      <style:graphic-properties draw:fill="gradient" draw:fill-gradient-name="a2204" draw:stroke="non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gradient" draw:fill-gradient-name="a642" draw:stroke="none"/>
    </style:style>
    <style:style style:family="graphic" style:name="a2207">
      <style:graphic-properties draw:fill="gradient" draw:fill-gradient-name="a2206" draw:stroke="none"/>
    </style:style>
    <style:style style:family="paragraph" style:name="a11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gradient" draw:fill-gradient-name="a644" draw:stroke="none"/>
    </style:style>
    <style:style style:family="graphic" style:name="a2209">
      <style:graphic-properties draw:fill="gradient" draw:fill-gradient-name="a2208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drawing-page" style:name="a1680">
      <style:drawing-page-properties draw:fill="bitmap" draw:fill-image-name="a1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>
      <style:graphic-properties draw:fill="gradient" draw:fill-gradient-name="a50" draw:stroke="none"/>
    </style:style>
    <style:style style:family="graphic" style:name="a1681" style:parent-style-name="Graphics">
      <style:graphic-properties draw:fill="none" fo:clip="rect(0in, 0in, 0in, 0in)" draw:stroke="none" draw:image-opacity="30%"/>
    </style:style>
    <style:style style:family="text" style:name="a1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gradient" draw:fill-gradient-name="a52" draw:stroke="none"/>
    </style:style>
    <style:style style:family="text" style:name="a16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gradient" draw:fill-gradient-name="a54" draw:stroke="none"/>
    </style:style>
    <style:style style:family="presentation" style:name="a1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>
      <style:graphic-properties draw:fill="gradient" draw:fill-gradient-name="a56" draw:stroke="none"/>
    </style:style>
    <style:style style:family="paragraph" style:name="a16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gradient" draw:fill-gradient-name="a58" draw:stroke="non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draw:fill="gradient" draw:fill-gradient-name="a2210" draw:stroke="non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3">
      <style:graphic-properties draw:fill="gradient" draw:fill-gradient-name="a2212" draw:stroke="none"/>
    </style:style>
    <style:style style:family="paragraph" style:name="a11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gradient" draw:fill-gradient-name="a650" draw:stroke="none"/>
    </style:style>
    <style:style style:family="graphic" style:name="a2215">
      <style:graphic-properties draw:fill="gradient" draw:fill-gradient-name="a2214" draw:stroke="non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>
      <style:graphic-properties draw:fill="gradient" draw:fill-gradient-name="a652" draw:stroke="none"/>
    </style:style>
    <style:style style:family="graphic" style:name="a2217">
      <style:graphic-properties draw:fill="gradient" draw:fill-gradient-name="a2216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draw:fill="gradient" draw:fill-gradient-name="a654" draw:stroke="none"/>
    </style:style>
    <style:style style:family="graphic" style:name="a2219">
      <style:graphic-properties draw:fill="gradient" draw:fill-gradient-name="a2218" draw:stroke="none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gradient" draw:fill-gradient-name="a60" draw:stroke="none"/>
    </style:style>
    <style:style style:family="paragraph" style:name="a16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resentation" style:name="a1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draw:fill="gradient" draw:fill-gradient-name="a66" draw:stroke="non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gradient" draw:fill-gradient-name="a68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1">
      <style:graphic-properties draw:fill="gradient" draw:fill-gradient-name="a2220" draw:stroke="none"/>
    </style:style>
    <style:style style:family="text" style:name="a1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gradient" draw:fill-gradient-name="a664" draw:stroke="none"/>
    </style:style>
    <style:style style:family="presentation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gradient" draw:fill-gradient-name="a666" draw:stroke="solid" svg:stroke-width="0.00002in" svg:stroke-color="#ffffff" svg:stroke-opacity="100%" draw:stroke-linejoin="miter" svg:stroke-linecap="butt"/>
    </style:style>
    <style:style style:family="graphic" style:name="a669">
      <style:graphic-properties draw:fill="gradient" draw:fill-gradient-name="a668" draw:stroke="none"/>
    </style:style>
    <style:style style:family="graphic" style:name="a71">
      <style:graphic-properties draw:fill="gradient" draw:fill-gradient-name="a70" draw:stroke="none"/>
    </style:style>
    <style:style style:family="graphic" style:name="a73">
      <style:graphic-properties draw:fill="gradient" draw:fill-gradient-name="a72" draw:stroke="none"/>
    </style:style>
    <style:style style:family="graphic" style:name="a75">
      <style:graphic-properties draw:fill="gradient" draw:fill-gradient-name="a74" draw:stroke="non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gradient" draw:fill-gradient-name="a76" draw:stroke="solid" svg:stroke-width="0.00002in" svg:stroke-color="#ffffff" svg:stroke-opacity="100%" draw:stroke-linejoin="miter" svg:stroke-linecap="butt"/>
    </style:style>
    <style:style style:family="paragraph" style:name="a1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gradient" draw:fill-gradient-name="a1180" draw:stroke="none"/>
    </style:style>
    <style:style style:family="presentation" style:name="a22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draw:fill="gradient" draw:fill-gradient-name="a1182" draw:stroke="non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>
      <style:graphic-properties draw:fill="gradient" draw:fill-gradient-name="a1184" draw:stroke="none"/>
    </style:style>
    <style:style style:family="paragraph" style:name="a2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gradient" draw:fill-gradient-name="a670" draw:stroke="none"/>
    </style:style>
    <style:style style:family="graphic" style:name="a1187">
      <style:graphic-properties draw:fill="gradient" draw:fill-gradient-name="a1186" draw:stroke="non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gradient" draw:fill-gradient-name="a672" draw:stroke="none"/>
    </style:style>
    <style:style style:family="paragraph" style:name="a2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fill="gradient" draw:fill-gradient-name="a1188" draw:stroke="none"/>
    </style:style>
    <style:style style:family="graphic" style:name="a675">
      <style:graphic-properties draw:fill="gradient" draw:fill-gradient-name="a674" draw:stroke="non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1">
      <style:graphic-properties draw:fill="gradient" draw:fill-gradient-name="a80" draw:stroke="none"/>
    </style:style>
    <style:style style:family="graphic" style:name="a83">
      <style:graphic-properties draw:fill="gradient" draw:fill-gradient-name="a82" draw:stroke="none"/>
    </style:style>
    <style:style style:family="graphic" style:name="a85">
      <style:graphic-properties draw:fill="gradient" draw:fill-gradient-name="a84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draw:fill="gradient" draw:fill-gradient-name="a86" draw:stroke="non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gradient" draw:fill-gradient-name="a88" draw:stroke="non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9">
      <style:drawing-page-properties draw:fill="bitmap" draw:fill-image-name="a18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draw:fill="gradient" draw:fill-gradient-name="a1190" draw:stroke="none"/>
    </style:style>
    <style:style style:family="paragraph" style:name="a2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gradient" draw:fill-gradient-name="a1192" draw:stroke="non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gradient" draw:fill-gradient-name="a1194" draw:stroke="none"/>
    </style:style>
    <style:style style:family="graphic" style:name="a681">
      <style:graphic-properties draw:fill="gradient" draw:fill-gradient-name="a680" draw:stroke="none"/>
    </style:style>
    <style:style style:family="presentation" style:name="a2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gradient" draw:fill-gradient-name="a1196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gradient" draw:fill-gradient-name="a1198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1">
      <style:graphic-properties draw:fill="gradient" draw:fill-gradient-name="a90" draw:stroke="none"/>
    </style:style>
    <style:style style:family="graphic" style:name="a93">
      <style:graphic-properties draw:fill="gradient" draw:fill-gradient-name="a92" draw:stroke="none"/>
    </style:style>
    <style:style style:family="graphic" style:name="a95">
      <style:graphic-properties draw:fill="gradient" draw:fill-gradient-name="a94" draw:stroke="none"/>
    </style:style>
    <style:style style:family="graphic" style:name="a1820" style:parent-style-name="Graphics">
      <style:graphic-properties draw:fill="none" fo:clip="rect(0in, 0in, 0in, 0in)" draw:stroke="none" draw:image-opacity="30%"/>
    </style:style>
    <style:style style:family="graphic" style:name="a97">
      <style:graphic-properties draw:fill="gradient" draw:fill-gradient-name="a96" draw:stroke="none"/>
    </style:style>
    <style:style style:family="text" style:name="a1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gradient" draw:fill-gradient-name="a98" draw:stroke="non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draw:fill="gradient" draw:fill-gradient-name="a163" draw:stroke="non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drawing-page" style:name="a2255">
      <style:drawing-page-properties draw:fill="bitmap" draw:fill-image-name="a22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6" style:parent-style-name="Graphics">
      <style:graphic-properties draw:fill="none" fo:clip="rect(0in, 0in, 0in, 0in)" draw:stroke="none" draw:image-opacity="30%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draw:fill="gradient" draw:fill-gradient-name="a694" draw:stroke="none"/>
    </style:style>
    <style:style style:family="paragraph" style:name="a2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gradient" draw:fill-gradient-name="a696" draw:stroke="none"/>
    </style:style>
    <style:style style:family="presentation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draw:fill="gradient" draw:fill-gradient-name="a169" draw:stroke="none"/>
    </style:style>
    <style:style style:family="presentation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">
      <style:graphic-properties draw:fill="gradient" draw:fill-gradient-name="a171" draw:stroke="none"/>
    </style:style>
    <style:style style:family="paragraph" style:name="a1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draw:fill="gradient" draw:fill-gradient-name="a173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gradient" draw:fill-gradient-name="a175" draw:stroke="none"/>
    </style:style>
    <style:style style:family="paragraph" style:name="a1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gradient" draw:fill-gradient-name="a177" draw:stroke="none"/>
    </style:style>
    <style:style style:family="presentation" style:name="a2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draw:fill="gradient" draw:fill-gradient-name="a1312" draw:stroke="non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gradient" draw:fill-gradient-name="a799" draw:stroke="none"/>
    </style:style>
    <style:style style:family="graphic" style:name="a1315">
      <style:graphic-properties draw:fill="gradient" draw:fill-gradient-name="a1314" draw:stroke="none"/>
    </style:style>
    <style:style style:family="graphic" style:name="a802">
      <style:graphic-properties draw:fill="gradient" draw:fill-gradient-name="a801" draw:stroke="none"/>
    </style:style>
    <style:style style:family="graphic" style:name="a1317">
      <style:graphic-properties draw:fill="gradient" draw:fill-gradient-name="a1316" draw:stroke="none"/>
    </style:style>
    <style:style style:family="graphic" style:name="a804">
      <style:graphic-properties draw:fill="gradient" draw:fill-gradient-name="a803" draw:stroke="none"/>
    </style:style>
    <style:style style:family="graphic" style:name="a1319">
      <style:graphic-properties draw:fill="gradient" draw:fill-gradient-name="a1318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draw:fill="gradient" draw:fill-gradient-name="a1320" draw:stroke="none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3">
      <style:graphic-properties draw:fill="gradient" draw:fill-gradient-name="a1322" draw:stroke="none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gradient" draw:fill-gradient-name="a809" draw:stroke="non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5">
      <style:graphic-properties draw:fill="gradient" draw:fill-gradient-name="a1324" draw:stroke="none"/>
    </style:style>
    <style:style style:family="graphic" style:name="a812">
      <style:graphic-properties draw:fill="gradient" draw:fill-gradient-name="a811" draw:stroke="none"/>
    </style:style>
    <style:style style:family="graphic" style:name="a1327">
      <style:graphic-properties draw:fill="gradient" draw:fill-gradient-name="a1326" draw:stroke="none"/>
    </style:style>
    <style:style style:family="graphic" style:name="a814">
      <style:graphic-properties draw:fill="gradient" draw:fill-gradient-name="a813" draw:stroke="none"/>
    </style:style>
    <style:style style:family="graphic" style:name="a1329">
      <style:graphic-properties draw:fill="gradient" draw:fill-gradient-name="a1328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aragraph" style:name="a2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1">
      <style:graphic-properties draw:fill="gradient" draw:fill-gradient-name="a1330" draw:stroke="none"/>
    </style:style>
    <style:style style:family="text" style:name="a2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draw:fill="gradient" draw:fill-gradient-name="a1332" draw:stroke="none"/>
    </style:style>
    <style:style style:family="paragraph" style:name="a2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draw:fill="gradient" draw:fill-gradient-name="a819" draw:stroke="none"/>
    </style:style>
    <style:style style:family="graphic" style:name="a1335">
      <style:graphic-properties draw:fill="gradient" draw:fill-gradient-name="a1334" draw:stroke="none"/>
    </style:style>
    <style:style style:family="graphic" style:name="a1337">
      <style:graphic-properties draw:fill="gradient" draw:fill-gradient-name="a1336" draw:stroke="none"/>
    </style:style>
    <style:style style:family="graphic" style:name="a822">
      <style:graphic-properties draw:fill="gradient" draw:fill-gradient-name="a821" draw:stroke="none"/>
    </style:style>
    <style:style style:family="graphic" style:name="a1339">
      <style:graphic-properties draw:fill="gradient" draw:fill-gradient-name="a1338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bitmap" draw:fill-image-name="a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fo:clip="rect(0in, 0in, 0in, 0in)" draw:stroke="none" draw:image-opacity="30%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0">
      <style:graphic-properties draw:fill="gradient" draw:fill-gradient-name="a2289" draw:stroke="non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draw:fill="gradient" draw:fill-gradient-name="a2291" draw:stroke="non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4">
      <style:graphic-properties draw:fill="gradient" draw:fill-gradient-name="a2293" draw:stroke="none"/>
    </style:style>
    <style:style style:family="graphic" style:name="a1341">
      <style:graphic-properties draw:fill="gradient" draw:fill-gradient-name="a1340" draw:stroke="none"/>
    </style:style>
    <style:style style:family="graphic" style:name="a2296">
      <style:graphic-properties draw:fill="gradient" draw:fill-gradient-name="a2295" draw:stroke="none"/>
    </style:style>
    <style:style style:family="graphic" style:name="a1343">
      <style:graphic-properties draw:fill="gradient" draw:fill-gradient-name="a1342" draw:stroke="none"/>
    </style:style>
    <style:style style:family="graphic" style:name="a2298">
      <style:graphic-properties draw:fill="gradient" draw:fill-gradient-name="a2297" draw:stroke="none"/>
    </style:style>
    <style:style style:family="graphic" style:name="a1345">
      <style:graphic-properties draw:fill="gradient" draw:fill-gradient-name="a1344" draw:stroke="none"/>
    </style:style>
    <style:style style:family="graphic" style:name="a830">
      <style:graphic-properties draw:fill="gradient" draw:fill-gradient-name="a829" draw:stroke="none"/>
    </style:style>
    <style:style style:family="graphic" style:name="a1347">
      <style:graphic-properties draw:fill="gradient" draw:fill-gradient-name="a1346" draw:stroke="none"/>
    </style:style>
    <style:style style:family="graphic" style:name="a832">
      <style:graphic-properties draw:fill="gradient" draw:fill-gradient-name="a831" draw:stroke="solid" svg:stroke-width="0.00002in" svg:stroke-color="#ffffff" svg:stroke-opacity="100%" draw:stroke-linejoin="miter" svg:stroke-linecap="butt"/>
    </style:style>
    <style:style style:family="graphic" style:name="a1349">
      <style:graphic-properties draw:fill="gradient" draw:fill-gradient-name="a1348" draw:stroke="none"/>
    </style:style>
    <style:style style:family="graphic" style:name="a834">
      <style:graphic-properties draw:fill="gradient" draw:fill-gradient-name="a833" draw:stroke="none"/>
    </style:style>
    <style:style style:family="graphic" style:name="a836">
      <style:graphic-properties draw:fill="gradient" draw:fill-gradient-name="a835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non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draw:fill="gradient" draw:fill-gradient-name="a1350" draw:stroke="none"/>
    </style:style>
    <style:style style:family="paragraph" style:name="a2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53">
      <style:graphic-properties draw:fill="gradient" draw:fill-gradient-name="a1352" draw:stroke="none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draw:fill="gradient" draw:fill-gradient-name="a1354" draw:stroke="solid" svg:stroke-width="0.00002in" svg:stroke-color="#ffffff" svg:stroke-opacity="100%" draw:stroke-linejoin="miter" svg:stroke-linecap="butt"/>
    </style:style>
    <style:style style:family="graphic" style:name="a840">
      <style:graphic-properties draw:fill="gradient" draw:fill-gradient-name="a839" draw:stroke="none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draw:fill="gradient" draw:fill-gradient-name="a1356" draw:stroke="none"/>
    </style:style>
    <style:style style:family="paragraph" style:name="a2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gradient" draw:fill-gradient-name="a841" draw:stroke="none"/>
    </style:style>
    <style:style style:family="graphic" style:name="a1359">
      <style:graphic-properties draw:fill="gradient" draw:fill-gradient-name="a1358" draw:stroke="none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gradient" draw:fill-gradient-name="a843" draw:stroke="none"/>
    </style:style>
    <style:style style:family="paragraph" style:name="a2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gradient" draw:fill-gradient-name="a845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solid" svg:stroke-width="0.00002in" svg:stroke-color="#ffffff" svg:stroke-opacity="100%" draw:stroke-linejoin="miter" svg:stroke-linecap="butt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paragraph" style:name="a3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draw:fill="gradient" draw:fill-gradient-name="a1360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draw:fill="gradient" draw:fill-gradient-name="a1362" draw:stroke="none"/>
    </style:style>
    <style:style style:family="paragraph" style:name="a2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draw:fill="gradient" draw:fill-gradient-name="a1364" draw:stroke="non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gradient" draw:fill-gradient-name="a849" draw:stroke="none"/>
    </style:style>
    <style:style style:family="paragraph" style:name="a241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draw:fill="gradient" draw:fill-gradient-name="a1366" draw:stroke="none"/>
    </style:style>
    <style:style style:family="graphic" style:name="a852">
      <style:graphic-properties draw:fill="gradient" draw:fill-gradient-name="a851" draw:stroke="none"/>
    </style:style>
    <style:style style:family="presentation" style:name="a2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9">
      <style:graphic-properties draw:fill="gradient" draw:fill-gradient-name="a1368" draw:stroke="non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draw:fill="gradient" draw:fill-gradient-name="a853" draw:stroke="none"/>
    </style:style>
    <style:style style:family="graphic" style:name="a856">
      <style:graphic-properties draw:fill="gradient" draw:fill-gradient-name="a855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gradient" draw:fill-gradient-name="a338" draw:stroke="none"/>
    </style:style>
    <style:style style:family="graphic" style:name="a1371">
      <style:graphic-properties draw:fill="gradient" draw:fill-gradient-name="a1370" draw:stroke="non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draw:fill="gradient" draw:fill-gradient-name="a1372" draw:stroke="none"/>
    </style:style>
    <style:style style:family="presentation" style:name="a2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draw:fill="gradient" draw:fill-gradient-name="a1374" draw:stroke="none"/>
    </style:style>
    <style:style style:family="paragraph" style:name="a2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none"/>
    </style:style>
    <style:style style:family="presentation" style:name="a2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7">
      <style:graphic-properties draw:fill="gradient" draw:fill-gradient-name="a1376" draw:stroke="none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draw:fill="gradient" draw:fill-gradient-name="a861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draw:fill="gradient" draw:fill-gradient-name="a1378" draw:stroke="none"/>
    </style:style>
    <style:style style:family="paragraph" style:name="a2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1">
      <style:graphic-properties draw:fill="gradient" draw:fill-gradient-name="a1380" draw:stroke="none"/>
    </style:style>
    <style:style style:family="graphic" style:name="a2431">
      <style:graphic-properties draw:fill="gradient" draw:fill-gradient-name="a2430" draw:stroke="none"/>
    </style:style>
    <style:style style:family="graphic" style:name="a1383">
      <style:graphic-properties draw:fill="gradient" draw:fill-gradient-name="a1382" draw:stroke="none"/>
    </style:style>
    <style:style style:family="graphic" style:name="a2433">
      <style:graphic-properties draw:fill="gradient" draw:fill-gradient-name="a2432" draw:stroke="non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>
      <style:graphic-properties draw:fill="gradient" draw:fill-gradient-name="a1384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5">
      <style:graphic-properties draw:fill="gradient" draw:fill-gradient-name="a2434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draw:fill="gradient" draw:fill-gradient-name="a2436" draw:stroke="non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draw:fill="gradient" draw:fill-gradient-name="a2438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draw:fill="gradient" draw:fill-gradient-name="a2440" draw:stroke="non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3">
      <style:graphic-properties draw:fill="gradient" draw:fill-gradient-name="a2442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draw:fill="gradient" draw:fill-gradient-name="a2444" draw:stroke="non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7">
      <style:graphic-properties draw:fill="gradient" draw:fill-gradient-name="a2446" draw:stroke="none"/>
    </style:style>
    <style:style style:family="paragraph" style:name="a1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draw:fill="gradient" draw:fill-gradient-name="a2448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1">
      <style:graphic-properties draw:fill="gradient" draw:fill-gradient-name="a2450" draw:stroke="none"/>
    </style:style>
    <style:style style:family="graphic" style:name="a2453">
      <style:graphic-properties draw:fill="gradient" draw:fill-gradient-name="a2452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5">
      <style:graphic-properties draw:fill="gradient" draw:fill-gradient-name="a2454" draw:stroke="none"/>
    </style:style>
    <style:style style:family="graphic" style:name="a1501">
      <style:graphic-properties draw:fill="gradient" draw:fill-gradient-name="a1500" draw:stroke="non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7">
      <style:graphic-properties draw:fill="gradient" draw:fill-gradient-name="a2456" draw:stroke="none"/>
    </style:style>
    <style:style style:family="graphic" style:name="a1503">
      <style:graphic-properties draw:fill="gradient" draw:fill-gradient-name="a1502" draw:stroke="non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05">
      <style:graphic-properties draw:fill="gradient" draw:fill-gradient-name="a1504" draw:stroke="none"/>
    </style:style>
    <style:style style:family="graphic" style:name="a2459">
      <style:graphic-properties draw:fill="gradient" draw:fill-gradient-name="a2458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graphic" style:name="a1507">
      <style:graphic-properties draw:fill="gradient" draw:fill-gradient-name="a1506" draw:stroke="none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draw:fill="gradient" draw:fill-gradient-name="a1508" draw:stroke="non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none"/>
    </style:style>
    <style:style style:family="graphic" style:name="a2461">
      <style:graphic-properties draw:fill="gradient" draw:fill-gradient-name="a2460" draw:stroke="none"/>
    </style:style>
    <style:style style:family="graphic" style:name="a2463">
      <style:graphic-properties draw:fill="gradient" draw:fill-gradient-name="a2462" draw:stroke="none"/>
    </style:style>
    <style:style style:family="graphic" style:name="a1511">
      <style:graphic-properties draw:fill="gradient" draw:fill-gradient-name="a1510" draw:stroke="none"/>
    </style:style>
    <style:style style:family="graphic" style:name="a2465">
      <style:graphic-properties draw:fill="gradient" draw:fill-gradient-name="a2464" draw:stroke="none"/>
    </style:style>
    <style:style style:family="graphic" style:name="a1513">
      <style:graphic-properties draw:fill="gradient" draw:fill-gradient-name="a1512" draw:stroke="none"/>
    </style:style>
    <style:style style:family="graphic" style:name="a2467">
      <style:graphic-properties draw:fill="gradient" draw:fill-gradient-name="a2466" draw:stroke="none"/>
    </style:style>
    <style:style style:family="graphic" style:name="a1515">
      <style:graphic-properties draw:fill="gradient" draw:fill-gradient-name="a1514" draw:stroke="none"/>
    </style:style>
    <style:style style:family="graphic" style:name="a2469">
      <style:graphic-properties draw:fill="gradient" draw:fill-gradient-name="a2468" draw:stroke="none"/>
    </style:style>
    <style:style style:family="graphic" style:name="a1517">
      <style:graphic-properties draw:fill="gradient" draw:fill-gradient-name="a1516" draw:stroke="non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gradient" draw:fill-gradient-name="a380" draw:stroke="solid" svg:stroke-width="0.00002in" svg:stroke-color="#ffffff" svg:stroke-opacity="100%" draw:stroke-linejoin="miter" svg:stroke-linecap="butt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1">
      <style:graphic-properties draw:fill="gradient" draw:fill-gradient-name="a2470" draw:stroke="none"/>
    </style:style>
    <style:style style:family="graphic" style:name="a2473">
      <style:graphic-properties draw:fill="gradient" draw:fill-gradient-name="a2472" draw:stroke="solid" svg:stroke-width="0.00002in" svg:stroke-color="#ffffff" svg:stroke-opacity="100%" draw:stroke-linejoin="miter" svg:stroke-linecap="butt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5">
      <style:graphic-properties draw:fill="gradient" draw:fill-gradient-name="a2474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7">
      <style:graphic-properties draw:fill="gradient" draw:fill-gradient-name="a2476" draw:stroke="non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9">
      <style:graphic-properties draw:fill="gradient" draw:fill-gradient-name="a2478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gradient" draw:fill-gradient-name="a390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draw:fill="gradient" draw:fill-gradient-name="a392" draw:stroke="non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gradient" draw:fill-gradient-name="a396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gradient" draw:fill-gradient-name="a398" draw:stroke="non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draw:fill="gradient" draw:fill-gradient-name="a2480" draw:stroke="none"/>
    </style:style>
    <style:style style:family="graphic" style:name="a2483">
      <style:graphic-properties draw:fill="gradient" draw:fill-gradient-name="a2482" draw:stroke="none"/>
    </style:style>
    <style:style style:family="paragraph" style:name="a1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5">
      <style:graphic-properties draw:fill="gradient" draw:fill-gradient-name="a2484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draw:fill="gradient" draw:fill-gradient-name="a2486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9">
      <style:graphic-properties draw:fill="gradient" draw:fill-gradient-name="a2488" draw:stroke="none"/>
    </style:style>
    <style:style style:family="paragraph" style:name="a1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gradient" draw:fill-gradient-name="a499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gradient" draw:fill-gradient-name="a501" draw:stroke="none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gradient" draw:fill-gradient-name="a503" draw:stroke="non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6">
      <style:graphic-properties draw:fill="gradient" draw:fill-gradient-name="a505" draw:stroke="none"/>
    </style:style>
    <style:style style:family="graphic" style:name="a2491">
      <style:graphic-properties draw:fill="gradient" draw:fill-gradient-name="a2490" draw:stroke="none"/>
    </style:style>
    <style:style style:family="graphic" style:name="a508">
      <style:graphic-properties draw:fill="gradient" draw:fill-gradient-name="a507" draw:stroke="none"/>
    </style:style>
    <style:style style:family="graphic" style:name="a2493">
      <style:graphic-properties draw:fill="gradient" draw:fill-gradient-name="a2492" draw:stroke="non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5">
      <style:graphic-properties draw:fill="gradient" draw:fill-gradient-name="a2494" draw:stroke="non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7">
      <style:graphic-properties draw:fill="gradient" draw:fill-gradient-name="a2496" draw:stroke="non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9">
      <style:graphic-properties draw:fill="gradient" draw:fill-gradient-name="a2498" draw:stroke="non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bitmap" draw:fill-image-name="a10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2" style:parent-style-name="Graphics">
      <style:graphic-properties draw:fill="none" fo:clip="rect(0in, 0in, 0in, 0in)" draw:stroke="none" draw:image-opacity="30%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gradient" draw:fill-gradient-name="a509" draw:stroke="solid" svg:stroke-width="0.00002in" svg:stroke-color="#ffffff" svg:stroke-opacity="100%" draw:stroke-linejoin="miter" svg:stroke-linecap="butt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draw:fill="gradient" draw:fill-gradient-name="a511" draw:stroke="non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gradient" draw:fill-gradient-name="a513" draw:stroke="non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draw:fill="gradient" draw:fill-gradient-name="a515" draw:stroke="none"/>
    </style:style>
    <style:style style:family="graphic" style:name="a518">
      <style:graphic-properties draw:fill="gradient" draw:fill-gradient-name="a517" draw:stroke="none"/>
    </style:style>
    <style:style style:family="drawing-page" style:name="a1551">
      <style:drawing-page-properties draw:fill="bitmap" draw:fill-image-name="a15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2" style:parent-style-name="Graphics">
      <style:graphic-properties draw:fill="none" fo:clip="rect(0in, 0in, 0in, 0in)" draw:stroke="none" draw:image-opacity="30%"/>
    </style:style>
    <style:style style:family="text" style:name="a1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gradient" draw:fill-gradient-name="a519" draw:stroke="none"/>
    </style:style>
    <style:style style:family="graphic" style:name="a1036">
      <style:graphic-properties draw:fill="gradient" draw:fill-gradient-name="a1035" draw:stroke="none"/>
    </style:style>
    <style:style style:family="graphic" style:name="a522">
      <style:graphic-properties draw:fill="gradient" draw:fill-gradient-name="a521" draw:stroke="none"/>
    </style:style>
    <style:style style:family="graphic" style:name="a1038">
      <style:graphic-properties draw:fill="gradient" draw:fill-gradient-name="a1037" draw:stroke="none"/>
    </style:style>
    <style:style style:family="graphic" style:name="a524">
      <style:graphic-properties draw:fill="gradient" draw:fill-gradient-name="a523" draw:stroke="none"/>
    </style:style>
    <style:style style:family="graphic" style:name="a526">
      <style:graphic-properties draw:fill="gradient" draw:fill-gradient-name="a525" draw:stroke="none"/>
    </style:style>
    <style:style style:family="graphic" style:name="a528">
      <style:graphic-properties draw:fill="gradient" draw:fill-gradient-name="a527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gradient" draw:fill-gradient-name="a1039" draw:stroke="none"/>
    </style:style>
    <style:style style:family="graphic" style:name="a1042">
      <style:graphic-properties draw:fill="gradient" draw:fill-gradient-name="a1041" draw:stroke="none"/>
    </style:style>
    <style:style style:family="graphic" style:name="a1044">
      <style:graphic-properties draw:fill="gradient" draw:fill-gradient-name="a1043" draw:stroke="none"/>
    </style:style>
    <style:style style:family="graphic" style:name="a530">
      <style:graphic-properties draw:fill="gradient" draw:fill-gradient-name="a529" draw:stroke="none"/>
    </style:style>
    <style:style style:family="graphic" style:name="a1046">
      <style:graphic-properties draw:fill="gradient" draw:fill-gradient-name="a1045" draw:stroke="none"/>
    </style:style>
    <style:style style:family="graphic" style:name="a532">
      <style:graphic-properties draw:fill="gradient" draw:fill-gradient-name="a531" draw:stroke="none"/>
    </style:style>
    <style:style style:family="graphic" style:name="a1048">
      <style:graphic-properties draw:fill="gradient" draw:fill-gradient-name="a1047" draw:stroke="none"/>
    </style:style>
    <style:style style:family="graphic" style:name="a534">
      <style:graphic-properties draw:fill="gradient" draw:fill-gradient-name="a533" draw:stroke="none"/>
    </style:style>
    <style:style style:family="graphic" style:name="a536">
      <style:graphic-properties draw:fill="gradient" draw:fill-gradient-name="a535" draw:stroke="none"/>
    </style:style>
    <style:style style:family="graphic" style:name="a538">
      <style:graphic-properties draw:fill="gradient" draw:fill-gradient-name="a537" draw:stroke="non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1050">
      <style:graphic-properties draw:fill="gradient" draw:fill-gradient-name="a1049" draw:stroke="none"/>
    </style:style>
    <style:style style:family="text" style:name="a2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draw:fill="gradient" draw:fill-gradient-name="a1051" draw:stroke="none"/>
    </style:style>
    <style:style style:family="presentation" style:name="a2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draw:fill="gradient" draw:fill-gradient-name="a1053" draw:stroke="none"/>
    </style:style>
    <style:style style:family="graphic" style:name="a540">
      <style:graphic-properties draw:fill="gradient" draw:fill-gradient-name="a539" draw:stroke="none"/>
    </style:style>
    <style:style style:family="paragraph" style:name="a2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gradient" draw:fill-gradient-name="a1055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draw:fill="gradient" draw:fill-gradient-name="a1057" draw:stroke="non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ceee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060">
      <style:graphic-properties draw:fill="gradient" draw:fill-gradient-name="a1059" draw:stroke="none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draw:fill="gradient" draw:fill-gradient-name="a1061" draw:stroke="none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4">
      <style:graphic-properties draw:fill="gradient" draw:fill-gradient-name="a1063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draw:fill="gradient" draw:fill-gradient-name="a1065" draw:stroke="none"/>
    </style:style>
    <style:style style:family="paragraph" style:name="a2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draw:fill="gradient" draw:fill-gradient-name="a1067" draw:stroke="none"/>
    </style:style>
    <style:style style:family="presentation" style:name="a2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0">
      <style:graphic-properties draw:fill="gradient" draw:fill-gradient-name="a1069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ceee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draw:fill="gradient" draw:fill-gradient-name="a1071" draw:stroke="none"/>
    </style:style>
    <style:style style:family="paragraph" style:name="a21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draw:fill="gradient" draw:fill-gradient-name="a1073" draw:stroke="non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draw:fill="gradient" draw:fill-gradient-name="a1075" draw:stroke="none"/>
    </style:style>
    <style:style style:family="text" style:name="a2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draw:fill="gradient" draw:fill-gradient-name="a1077" draw:stroke="solid" svg:stroke-width="0.00002in" svg:stroke-color="#ffffff" svg:stroke-opacity="100%" draw:stroke-linejoin="miter" svg:stroke-linecap="butt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gradient" draw:fill-gradient-name="a1079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draw:fill="gradient" draw:fill-gradient-name="a1081" draw:stroke="none"/>
    </style:style>
    <style:style style:family="presentation" style:name="a21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ceee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draw:fill="gradient" draw:fill-gradient-name="a1083" draw:stroke="none"/>
    </style:style>
    <style:style style:family="paragraph" style:name="a21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6">
      <style:graphic-properties draw:fill="gradient" draw:fill-gradient-name="a1085" draw:stroke="non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gradient" draw:fill-gradient-name="a1087" draw:stroke="none"/>
    </style:style>
    <style:style style:family="drawing-page" style:name="a574">
      <style:drawing-page-properties draw:fill="bitmap" draw:fill-image-name="a5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fo:clip="rect(0in, 0in, 0in, 0in)" draw:stroke="none" draw:image-opacity="30%"/>
    </style:style>
    <style:style style:family="paragraph" style:name="a2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3">
      <style:graphic-properties draw:fill="gradient" draw:fill-gradient-name="a171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1719">
      <style:graphic-properties draw:fill="gradient" draw:fill-gradient-name="a1718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090">
      <style:graphic-properties draw:fill="gradient" draw:fill-gradient-name="a1089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draw:fill="gradient" draw:fill-gradient-name="a1091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gradient" draw:fill-gradient-name="a1093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gradient" draw:fill-gradient-name="a1095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gradient" draw:fill-gradient-name="a1097" draw:stroke="none"/>
    </style:style>
    <style:style style:family="paragraph" style:name="a5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draw:fill="gradient" draw:fill-gradient-name="a2148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1723">
      <style:graphic-properties draw:fill="gradient" draw:fill-gradient-name="a172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2151">
      <style:graphic-properties draw:fill="gradient" draw:fill-gradient-name="a2150" draw:stroke="none"/>
    </style:style>
    <style:style style:family="graphic" style:name="a2153">
      <style:graphic-properties draw:fill="gradient" draw:fill-gradient-name="a2152" draw:stroke="none"/>
    </style:style>
    <style:style style:family="paragraph" style:name="a5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gradient" draw:fill-gradient-name="a1200" draw:stroke="none"/>
    </style:style>
    <style:style style:family="graphic" style:name="a2155">
      <style:graphic-properties draw:fill="gradient" draw:fill-gradient-name="a2154" draw:stroke="non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draw:fill="gradient" draw:fill-gradient-name="a1202" draw:stroke="none"/>
    </style:style>
    <style:style style:family="graphic" style:name="a2157">
      <style:graphic-properties draw:fill="gradient" draw:fill-gradient-name="a2156" draw:stroke="none"/>
    </style:style>
    <style:style style:family="paragraph" style:name="a5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gradient" draw:fill-gradient-name="a1204" draw:stroke="none"/>
    </style:style>
    <style:style style:family="graphic" style:name="a2159">
      <style:graphic-properties draw:fill="gradient" draw:fill-gradient-name="a2158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gradient" draw:fill-gradient-name="a1206" draw:stroke="non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draw:fill="gradient" draw:fill-gradient-name="a1208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2161">
      <style:graphic-properties draw:fill="gradient" draw:fill-gradient-name="a2160" draw:stroke="none"/>
    </style:style>
    <style:style style:family="graphic" style:name="a2163">
      <style:graphic-properties draw:fill="gradient" draw:fill-gradient-name="a2162" draw:stroke="none"/>
    </style:style>
    <style:style style:family="graphic" style:name="a1211">
      <style:graphic-properties draw:fill="gradient" draw:fill-gradient-name="a1210" draw:stroke="none"/>
    </style:style>
    <style:style style:family="graphic" style:name="a2165">
      <style:graphic-properties draw:fill="gradient" draw:fill-gradient-name="a2164" draw:stroke="none"/>
    </style:style>
    <style:style style:family="graphic" style:name="a1213">
      <style:graphic-properties draw:fill="gradient" draw:fill-gradient-name="a1212" draw:stroke="none"/>
    </style:style>
    <style:style style:family="graphic" style:name="a2167">
      <style:graphic-properties draw:fill="gradient" draw:fill-gradient-name="a2166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draw:fill="gradient" draw:fill-gradient-name="a2168" draw:stroke="none"/>
    </style:style>
    <style:style style:family="graphic" style:name="a1215">
      <style:graphic-properties draw:fill="gradient" draw:fill-gradient-name="a1214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1743">
      <style:graphic-properties draw:fill="gradient" draw:fill-gradient-name="a174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2171">
      <style:graphic-properties draw:fill="gradient" draw:fill-gradient-name="a2170" draw:stroke="none"/>
    </style:style>
    <style:style style:family="graphic" style:name="a2173">
      <style:graphic-properties draw:fill="gradient" draw:fill-gradient-name="a2172" draw:stroke="none"/>
    </style:style>
    <style:style style:family="graphic" style:name="a1221">
      <style:graphic-properties draw:fill="gradient" draw:fill-gradient-name="a1220" draw:stroke="none"/>
    </style:style>
    <style:style style:family="graphic" style:name="a2175">
      <style:graphic-properties draw:fill="gradient" draw:fill-gradient-name="a2174" draw:stroke="none"/>
    </style:style>
    <style:style style:family="graphic" style:name="a1223">
      <style:graphic-properties draw:fill="gradient" draw:fill-gradient-name="a1222" draw:stroke="solid" svg:stroke-width="0.00002in" svg:stroke-color="#ffffff" svg:stroke-opacity="100%" draw:stroke-linejoin="miter" svg:stroke-linecap="butt"/>
    </style:style>
    <style:style style:family="graphic" style:name="a2177">
      <style:graphic-properties draw:fill="gradient" draw:fill-gradient-name="a2176" draw:stroke="non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draw:fill="gradient" draw:fill-gradient-name="a2178" draw:stroke="none"/>
    </style:style>
    <style:style style:family="graphic" style:name="a1225">
      <style:graphic-properties draw:fill="gradient" draw:fill-gradient-name="a1224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draw:fill="gradient" draw:fill-gradient-name="a175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1755">
      <style:graphic-properties draw:fill="gradient" draw:fill-gradient-name="a1754" draw:stroke="solid" svg:stroke-width="0.00002in" svg:stroke-color="#ffffff" svg:stroke-opacity="100%" draw:stroke-linejoin="miter" svg:stroke-linecap="butt"/>
    </style:style>
    <style:style style:family="graphic" style:name="a1757">
      <style:graphic-properties draw:fill="gradient" draw:fill-gradient-name="a1756" draw:stroke="none"/>
    </style:style>
    <style:style style:family="graphic" style:name="a1759">
      <style:graphic-properties draw:fill="gradient" draw:fill-gradient-name="a1758" draw:stroke="none"/>
    </style:style>
    <style:style style:family="graphic" style:name="a2181">
      <style:graphic-properties draw:fill="gradient" draw:fill-gradient-name="a2180" draw:stroke="none"/>
    </style:style>
    <style:style style:family="graphic" style:name="a2183">
      <style:graphic-properties draw:fill="gradient" draw:fill-gradient-name="a2182" draw:stroke="none"/>
    </style:style>
    <style:style style:family="graphic" style:name="a1231">
      <style:graphic-properties draw:fill="gradient" draw:fill-gradient-name="a1230" draw:stroke="none"/>
    </style:style>
    <style:style style:family="graphic" style:name="a2185">
      <style:graphic-properties draw:fill="gradient" draw:fill-gradient-name="a2184" draw:stroke="none"/>
    </style:style>
    <style:style style:family="graphic" style:name="a1233">
      <style:graphic-properties draw:fill="gradient" draw:fill-gradient-name="a1232" draw:stroke="none"/>
    </style:style>
    <style:style style:family="graphic" style:name="a2187">
      <style:graphic-properties draw:fill="gradient" draw:fill-gradient-name="a2186" draw:stroke="none"/>
    </style:style>
    <style:style style:family="graphic" style:name="a1235">
      <style:graphic-properties draw:fill="gradient" draw:fill-gradient-name="a1234" draw:stroke="none"/>
    </style:style>
    <style:style style:family="graphic" style:name="a2189">
      <style:graphic-properties draw:fill="gradient" draw:fill-gradient-name="a2188" draw:stroke="non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1">
      <style:graphic-properties draw:fill="gradient" draw:fill-gradient-name="a1760" draw:stroke="none"/>
    </style:style>
    <style:style style:family="graphic" style:name="a1763">
      <style:graphic-properties draw:fill="gradient" draw:fill-gradient-name="a1762" draw:stroke="none"/>
    </style:style>
    <style:style style:family="graphic" style:name="a1765">
      <style:graphic-properties draw:fill="gradient" draw:fill-gradient-name="a1764" draw:stroke="none"/>
    </style:style>
    <style:style style:family="graphic" style:name="a1767">
      <style:graphic-properties draw:fill="gradient" draw:fill-gradient-name="a1766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9">
      <style:graphic-properties draw:fill="gradient" draw:fill-gradient-name="a1768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1">
      <style:graphic-properties draw:fill="gradient" draw:fill-gradient-name="a2190" draw:stroke="solid" svg:stroke-width="0.00002in" svg:stroke-color="#ffffff" svg:stroke-opacity="100%" draw:stroke-linejoin="miter" svg:stroke-linecap="butt"/>
    </style:style>
    <style:style style:family="graphic" style:name="a208">
      <style:graphic-properties draw:fill="gradient" draw:fill-gradient-name="a207" draw:stroke="none"/>
    </style:style>
    <style:style style:family="graphic" style:name="a2193">
      <style:graphic-properties draw:fill="gradient" draw:fill-gradient-name="a2192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195">
      <style:graphic-properties draw:fill="gradient" draw:fill-gradient-name="a2194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197">
      <style:graphic-properties draw:fill="gradient" draw:fill-gradient-name="a2196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199">
      <style:graphic-properties draw:fill="gradient" draw:fill-gradient-name="a2198" draw:stroke="none"/>
    </style:style>
    <style:style style:family="drawing-page" style:name="a731">
      <style:drawing-page-properties draw:fill="bitmap" draw:fill-image-name="a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2" style:parent-style-name="Graphics">
      <style:graphic-properties draw:fill="none" fo:clip="rect(0in, 0in, 0in, 0in)" draw:stroke="none" draw:image-opacity="30%"/>
    </style:style>
    <style:style style:family="graphic" style:name="a1247">
      <style:graphic-properties draw:fill="gradient" draw:fill-gradient-name="a1246" draw:stroke="non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draw:fill="gradient" draw:fill-gradient-name="a1248" draw:stroke="non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graphic" style:name="a1775">
      <style:graphic-properties draw:fill="gradient" draw:fill-gradient-name="a1774" draw:stroke="none"/>
    </style:style>
    <style:style style:family="graphic" style:name="a1777">
      <style:graphic-properties draw:fill="gradient" draw:fill-gradient-name="a1776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9">
      <style:graphic-properties draw:fill="gradient" draw:fill-gradient-name="a1778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1">
      <style:graphic-properties draw:fill="gradient" draw:fill-gradient-name="a1250" draw:stroke="none"/>
    </style:style>
    <style:style style:family="graphic" style:name="a2300">
      <style:graphic-properties draw:fill="gradient" draw:fill-gradient-name="a2299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302">
      <style:graphic-properties draw:fill="gradient" draw:fill-gradient-name="a2301" draw:stroke="non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04">
      <style:graphic-properties draw:fill="gradient" draw:fill-gradient-name="a2303" draw:stroke="non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draw:fill="gradient" draw:fill-gradient-name="a2305" draw:stroke="non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8">
      <style:graphic-properties draw:fill="gradient" draw:fill-gradient-name="a2307" draw:stroke="non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graphic" style:name="a1785">
      <style:graphic-properties draw:fill="gradient" draw:fill-gradient-name="a1784" draw:stroke="non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0">
      <style:graphic-properties draw:fill="gradient" draw:fill-gradient-name="a2309" draw:stroke="non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2">
      <style:graphic-properties draw:fill="gradient" draw:fill-gradient-name="a2311" draw:stroke="non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4">
      <style:graphic-properties draw:fill="gradient" draw:fill-gradient-name="a2313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draw:fill="gradient" draw:fill-gradient-name="a2315" draw:stroke="non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draw:fill="gradient" draw:fill-gradient-name="a2317" draw:stroke="none"/>
    </style:style>
    <style:style style:family="paragraph" style:name="a1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gradient" draw:fill-gradient-name="a229" draw:stroke="none"/>
    </style:style>
    <style:style style:family="paragraph" style:name="a1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draw:fill="gradient" draw:fill-gradient-name="a2319" draw:stroke="none"/>
    </style:style>
    <style:style style:family="paragraph" style:name="a1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draw:fill="gradient" draw:fill-gradient-name="a2321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4">
      <style:graphic-properties draw:fill="gradient" draw:fill-gradient-name="a2323" draw:stroke="none"/>
    </style:style>
    <style:style style:family="paragraph" style:name="a12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draw:fill="gradient" draw:fill-gradient-name="a2325" draw:stroke="non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8">
      <style:graphic-properties draw:fill="gradient" draw:fill-gradient-name="a2327" draw:stroke="non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graphic" style:name="a248">
      <style:graphic-properties draw:fill="gradient" draw:fill-gradient-name="a247" draw:stroke="non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0">
      <style:graphic-properties draw:fill="gradient" draw:fill-gradient-name="a2329" draw:stroke="non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draw:fill="gradient" draw:fill-gradient-name="a2331" draw:stroke="solid" svg:stroke-width="0.00002in" svg:stroke-color="#ffffff" svg:stroke-opacity="100%" draw:stroke-linejoin="miter" svg:stroke-linecap="butt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4">
      <style:graphic-properties draw:fill="gradient" draw:fill-gradient-name="a2333" draw:stroke="non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bitmap" draw:fill-image-name="a1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6">
      <style:graphic-properties draw:fill="gradient" draw:fill-gradient-name="a2335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 style:parent-style-name="Graphics">
      <style:graphic-properties draw:fill="none" fo:clip="rect(0in, 0in, 0in, 0in)" draw:stroke="none" draw:image-opacity="30%"/>
    </style:style>
    <style:style style:family="paragraph" style:name="a7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draw:fill="gradient" draw:fill-gradient-name="a2337" draw:stroke="none"/>
    </style:style>
    <style:style style:family="text" style:name="a1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draw:fill="gradient" draw:fill-gradient-name="a1909" draw:stroke="none"/>
    </style:style>
    <style:style style:family="graphic" style:name="a1912">
      <style:graphic-properties draw:fill="gradient" draw:fill-gradient-name="a1911" draw:stroke="none"/>
    </style:style>
    <style:style style:family="graphic" style:name="a250">
      <style:graphic-properties draw:fill="gradient" draw:fill-gradient-name="a249" draw:stroke="none"/>
    </style:style>
    <style:style style:family="graphic" style:name="a1914">
      <style:graphic-properties draw:fill="gradient" draw:fill-gradient-name="a1913" draw:stroke="none"/>
    </style:style>
    <style:style style:family="graphic" style:name="a252">
      <style:graphic-properties draw:fill="gradient" draw:fill-gradient-name="a251" draw:stroke="non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graphic" style:name="a258">
      <style:graphic-properties draw:fill="gradient" draw:fill-gradient-name="a257" draw:stroke="none"/>
    </style:style>
    <style:style style:family="text" style:name="a1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>
      <style:graphic-properties draw:fill="gradient" draw:fill-gradient-name="a2339" draw:stroke="non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2">
      <style:graphic-properties draw:fill="gradient" draw:fill-gradient-name="a2341" draw:stroke="none"/>
    </style:style>
    <style:style style:family="paragraph" style:name="a12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draw:fill="gradient" draw:fill-gradient-name="a2343" draw:stroke="non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ceee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6">
      <style:graphic-properties draw:fill="gradient" draw:fill-gradient-name="a2345" draw:stroke="none"/>
    </style:style>
    <style:style style:family="paragraph" style:name="a12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8">
      <style:graphic-properties draw:fill="gradient" draw:fill-gradient-name="a2347" draw:stroke="non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gradient" draw:fill-gradient-name="a259" draw:stroke="none"/>
    </style:style>
    <style:style style:family="presentation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gradient" draw:fill-gradient-name="a261" draw:stroke="non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graphic" style:name="a2350">
      <style:graphic-properties draw:fill="gradient" draw:fill-gradient-name="a2349" draw:stroke="none"/>
    </style:style>
    <style:style style:family="graphic" style:name="a2352">
      <style:graphic-properties draw:fill="gradient" draw:fill-gradient-name="a2351" draw:stroke="none"/>
    </style:style>
    <style:style style:family="graphic" style:name="a790">
      <style:graphic-properties draw:fill="gradient" draw:fill-gradient-name="a789" draw:stroke="none"/>
    </style:style>
    <style:style style:family="graphic" style:name="a2354">
      <style:graphic-properties draw:fill="gradient" draw:fill-gradient-name="a2353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draw:fill="gradient" draw:fill-gradient-name="a791" draw:stroke="none"/>
    </style:style>
    <style:style style:family="graphic" style:name="a2356">
      <style:graphic-properties draw:fill="gradient" draw:fill-gradient-name="a2355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draw:fill="gradient" draw:fill-gradient-name="a793" draw:stroke="none"/>
    </style:style>
    <style:style style:family="graphic" style:name="a2358">
      <style:graphic-properties draw:fill="gradient" draw:fill-gradient-name="a2357" draw:stroke="none"/>
    </style:style>
    <style:style style:family="paragraph" style:name="a1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draw:fill="gradient" draw:fill-gradient-name="a795" draw:stroke="non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gradient" draw:fill-gradient-name="a797" draw:stroke="non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gradient" draw:fill-gradient-name="a269" draw:stroke="none"/>
    </style:style>
    <style:style style:family="paragraph" style:name="a1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60">
      <style:graphic-properties draw:fill="gradient" draw:fill-gradient-name="a2359" draw:stroke="none"/>
    </style:style>
    <style:style style:family="graphic" style:name="a2362">
      <style:graphic-properties draw:fill="gradient" draw:fill-gradient-name="a2361" draw:stroke="non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9">
      <style:drawing-page-properties draw:fill="bitmap" draw:fill-image-name="a14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8">
      <style:drawing-page-properties draw:fill="bitmap" draw:fill-image-name="a19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 style:parent-style-name="Graphics">
      <style:graphic-properties draw:fill="none" fo:clip="rect(0in, 0in, 0in, 0in)" draw:stroke="none" draw:image-opacity="3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7" draw:id="id1">
        <svg:title/>
        <svg:desc/>
        <draw:g draw:name="Groupe 8" draw:id="id7">
          <svg:title/>
          <svg:desc/>
          <draw:custom-shape svg:x="0.125in" svg:y="0.00521in" svg:width="0.02604in" svg:height="2.38542in" draw:id="id19" draw:style-name="a55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7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9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1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3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5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7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9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1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3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5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7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9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1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3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5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9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1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3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5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7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9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1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3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5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7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9" draw:id="id8">
          <svg:title/>
          <svg:desc/>
          <draw:custom-shape svg:x="12.55903in" svg:y="0in" svg:width="0.4566in" svg:height="0.56076in" draw:id="id9" draw:style-name="a35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7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9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1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3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5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7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9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1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Espace réservé du titre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Espace réservé au texte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Espace réservé de la date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3/2019</text:date></text:span><text:span text:style-name="a24" text:class-names=""/></text:p>
        </draw:text-box>
        <svg:title/>
        <svg:desc/>
      </draw:frame>
      <draw:frame draw:id="id5" presentation:style-name="a29" draw:name="Espace réservé du pied de page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3" draw:name="Espace réservé du numéro de diapositive 5" svg:x="11.23832in" svg:y="6.43403in" svg:width="0.84327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139">
        <draw:frame draw:id="id46" presentation:style-name="a110" draw:name="Espace réservé de l'en-tête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47" presentation:style-name="a115" draw:name="Espace réservé de la date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>18/03/2019</text:date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6" draw:name="Espace réservé de l'image des diapositives 3">
          <svg:title/>
          <svg:desc/>
        </draw:page-thumbnail>
        <draw:frame draw:id="id49" presentation:style-name="a131" draw:name="Espace réservé des not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Modifiez les styles du texte du masque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Deuxièm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Espace réservé du pied de page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Espace réservé du numéro de diapositive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>‹N°›</text:page-number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141">
      <draw:frame draw:id="id52" draw:style-name="a142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10" draw:id="id53">
        <svg:title/>
        <svg:desc/>
        <draw:custom-shape svg:x="1.32292in" svg:y="0.00521in" svg:width="0.02604in" svg:height="2.38542in" draw:id="id59" draw:style-name="a164" draw:name="Rectangle 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6" draw:name="Forme libre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8" draw:name="Forme libre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7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2" draw:name="Forme libre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4" draw:name="Forme libre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6" draw:name="Forme libre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8" draw:name="Forme libre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80" draw:name="Forme libre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2" draw:name="Forme libre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4" draw:name="Forme libre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6" draw:name="Forme libre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8" draw:name="Forme libre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90" draw:name="Forme libre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2" draw:name="Forme libre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4" draw:name="Forme libre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6" draw:name="Forme libre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8" draw:name="Forme libre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200" draw:name="Forme libre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2" draw:name="Forme libre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4" draw:name="Forme libre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6" draw:name="Forme libre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8" draw:name="Forme libre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10" draw:name="Forme libre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2" draw:name="Forme libre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4" draw:name="Forme libre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6" draw:name="Forme libre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8" draw:name="Forme libre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20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2" draw:name="Forme libre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4" draw:name="Forme libre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6" draw:name="Forme libre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8" draw:name="Forme libre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30" draw:name="Forme libre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2" draw:name="Forme libre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4" draw:name="Forme libre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6" draw:name="Forme libre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8" draw:name="Forme libre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40" draw:name="Forme libre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2" draw:name="Forme libre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4" draw:name="Rectangle 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6" draw:name="Forme libre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8" draw:name="Forme libre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50" draw:name="Forme libre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2" draw:name="Forme libre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4" draw:name="Forme libre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6" draw:name="Forme libre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8" draw:name="Forme libre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60" draw:name="Forme libre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2" draw:name="Forme libre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4" draw:name="Forme libre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6" draw:name="Forme libre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8" draw:name="Forme libre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70" draw:name="Forme libre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r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Modifiez le style du titre</text:span><text:span text:style-name="a144" text:class-names=""/></text:p>
        </draw:text-box>
        <svg:title/>
        <svg:desc/>
      </draw:frame>
      <draw:frame draw:id="id55" presentation:style-name="a150" draw:name="Sous-titr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Modifiez le style des sous-titres du masque</text:span><text:span text:style-name="a148" text:class-names=""/></text:p>
        </draw:text-box>
        <svg:title/>
        <svg:desc/>
      </draw:frame>
      <draw:frame draw:id="id56" presentation:style-name="a155" draw:name="Espace réservé de la date 3" svg:x="7.74006in" svg:y="5.91667in" svg:width="3in" svg:height="0.39931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18/03/2019</text:date></text:span><text:span text:style-name="a153" text:class-names=""/></text:p>
        </draw:text-box>
        <svg:title/>
        <svg:desc/>
      </draw:frame>
      <draw:frame draw:id="id57" presentation:style-name="a158" draw:name="Espace réservé du pied de page 4" svg:x="2.05208in" svg:y="5.91667in" svg:width="5.60464in" svg:height="0.39931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58" presentation:style-name="a162" draw:name="Espace réservé du numéro de diapositive 5" svg:x="10.82339in" svg:y="5.91667in" svg:width="0.84327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N°›</text:page-number></text:span><text:span text:style-name="a160" text:class-names=""/></text:p>
        </draw:text-box>
        <svg:title/>
        <svg:desc/>
      </draw:frame>
      <presentation:notes style:page-layout-name="pageLayout2" draw:style-name="a302">
        <draw:frame draw:id="id46" presentation:style-name="a273" draw:name="Espace réservé de l'en-tête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47" presentation:style-name="a278" draw:name="Espace réservé de la date 2" svg:x="4.24826in" svg:y="0in" svg:width="3.25in" svg:height="0.50174in" presentation:class="date-time" presentation:placeholder="false">
          <draw:text-box>
            <text:p text:style-name="a277" text:class-names="" text:cond-style-name=""><text:span text:style-name="a274" text:class-names=""><text:date text:fixed="false" style:data-style-name="a275">18/03/2019</text:date></text:span><text:span text:style-name="a27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9" draw:name="Espace réservé de l'image des diapositives 3">
          <svg:title/>
          <svg:desc/>
        </draw:page-thumbnail>
        <draw:frame draw:id="id49" presentation:style-name="a294" draw:name="Espace réservé des notes 4" svg:x="0.75in" svg:y="4.8125in" svg:width="6in" svg:height="3.9375in" presentation:class="notes" presentation:placeholder="false">
          <draw:text-box>
            <text:p text:style-name="a281" text:class-names="" text:cond-style-name=""><text:span text:style-name="a280" text:class-names="">Modifiez les styles du texte du masque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Deuxième niveau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7" draw:name="Espace réservé du pied de page 5" svg:x="0in" svg:y="9.49826in" svg:width="3.25in" svg:height="0.50174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51" presentation:style-name="a301" draw:name="Espace réservé du numéro de diapositive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8" text:class-names=""><text:page-number style:num-format="1" text:fixed="false">‹N°›</text:page-number></text:span><text:span text:style-name="a29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304">
      <draw:frame draw:id="id113" draw:layer="Master1-bg" draw:style-name="a305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7" draw:id="id114">
        <svg:title/>
        <svg:desc/>
        <draw:g draw:name="Groupe 8" draw:id="id120">
          <svg:title/>
          <svg:desc/>
          <draw:custom-shape svg:x="0.125in" svg:y="0.00521in" svg:width="0.02604in" svg:height="2.38542in" draw:id="id132" draw:layer="Master1-bg" draw:style-name="a359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61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3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5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7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9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71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3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5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7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9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81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3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5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7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9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9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3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5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7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9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401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3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5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7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9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11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9" draw:id="id121">
          <svg:title/>
          <svg:desc/>
          <draw:custom-shape svg:x="12.55903in" svg:y="0in" svg:width="0.4566in" svg:height="0.56076in" draw:id="id122" draw:layer="Master1-bg" draw:style-name="a339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41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3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5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7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9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51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3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5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9" draw:name="Titre 1" svg:x="1.24826in" svg:y="0.67642in" svg:width="10.83333in" svg:height="1.61698in" presentation:class="title" presentation:placeholder="false">
        <draw:text-box>
          <text:p text:style-name="a308" text:class-names="" text:cond-style-name=""><text:span text:style-name="a306" text:class-names="">Modifiez le style du titre</text:span><text:span text:style-name="a307" text:class-names=""/></text:p>
        </draw:text-box>
        <svg:title/>
        <svg:desc/>
      </draw:frame>
      <draw:frame draw:id="id116" presentation:style-name="a325" draw:name="Espace réservé du contenu 2" svg:x="1.24826in" svg:y="2.46007in" svg:width="10.83333in" svg:height="3.87327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odifiez les styles du texte du masque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euxième niveau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30" draw:name="Espace réservé de la date 3" svg:x="8.15499in" svg:y="6.43403in" svg:width="3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18/03/2019</text:date></text:span><text:span text:style-name="a328" text:class-names=""/></text:p>
        </draw:text-box>
        <svg:title/>
        <svg:desc/>
      </draw:frame>
      <draw:frame draw:id="id118" presentation:style-name="a333" draw:name="Espace réservé du pied de page 4" svg:x="1.24826in" svg:y="6.43403in" svg:width="6.8233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119" presentation:style-name="a337" draw:name="Espace réservé du numéro de diapositive 5" svg:x="11.23832in" svg:y="6.43403in" svg:width="0.84327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N°›</text:page-number></text:span><text:span text:style-name="a335" text:class-names=""/></text:p>
        </draw:text-box>
        <svg:title/>
        <svg:desc/>
      </draw:frame>
      <presentation:notes style:page-layout-name="pageLayout2" draw:style-name="a443">
        <draw:frame draw:id="id46" presentation:style-name="a414" draw:name="Espace réservé de l'en-tête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47" presentation:style-name="a419" draw:name="Espace réservé de la date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5" text:class-names=""><text:date text:fixed="false" style:data-style-name="a416">18/03/2019</text:date></text:span><text:span text:style-name="a41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20" draw:name="Espace réservé de l'image des diapositives 3">
          <svg:title/>
          <svg:desc/>
        </draw:page-thumbnail>
        <draw:frame draw:id="id49" presentation:style-name="a435" draw:name="Espace réservé des notes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Modifiez les styles du texte du masque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Deuxième niveau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8" draw:name="Espace réservé du pied de page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51" presentation:style-name="a442" draw:name="Espace réservé du numéro de diapositive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39" text:class-names=""><text:page-number style:num-format="1" text:fixed="false">‹N°›</text:page-number></text:span><text:span text:style-name="a440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445">
      <draw:frame draw:id="id159" draw:layer="Master1-bg" draw:style-name="a446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7" draw:id="id160">
        <svg:title/>
        <svg:desc/>
        <draw:g draw:name="Groupe 8" draw:id="id166">
          <svg:title/>
          <svg:desc/>
          <draw:custom-shape svg:x="0.125in" svg:y="0.00521in" svg:width="0.02604in" svg:height="2.38542in" draw:id="id178" draw:layer="Master1-bg" draw:style-name="a488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90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92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4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6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8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500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502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4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6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8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10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12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4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6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8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2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22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4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6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8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30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32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4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6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8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40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9" draw:id="id167">
          <svg:title/>
          <svg:desc/>
          <draw:custom-shape svg:x="12.55903in" svg:y="0in" svg:width="0.4566in" svg:height="0.56076in" draw:id="id168" draw:layer="Master1-bg" draw:style-name="a468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70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72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4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6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8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80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82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4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50" draw:name="Titre 1" svg:x="1.24826in" svg:y="1.55208in" svg:width="10.83333in" svg:height="3.11979in" presentation:class="title" presentation:placeholder="false">
        <draw:text-box>
          <text:p text:style-name="a449" text:class-names="" text:cond-style-name=""><text:span text:style-name="a447" text:class-names="">Modifiez le style du titre</text:span><text:span text:style-name="a448" text:class-names=""/></text:p>
        </draw:text-box>
        <svg:title/>
        <svg:desc/>
      </draw:frame>
      <draw:frame draw:id="id162" presentation:style-name="a454" draw:name="Espace réservé du texte 2" svg:x="1.24826in" svg:y="4.83854in" svg:width="10.83333in" svg:height="1.50347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odifiez les styles du texte du masque</text:span></text:p>
            </text:list-item>
          </text:list>
        </draw:text-box>
        <svg:title/>
        <svg:desc/>
      </draw:frame>
      <draw:frame draw:id="id163" presentation:style-name="a459" draw:name="Espace réservé de la date 3" svg:x="8.15499in" svg:y="6.43403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18/03/2019</text:date></text:span><text:span text:style-name="a457" text:class-names=""/></text:p>
        </draw:text-box>
        <svg:title/>
        <svg:desc/>
      </draw:frame>
      <draw:frame draw:id="id164" presentation:style-name="a462" draw:name="Espace réservé du pied de page 4" svg:x="1.24826in" svg:y="6.43403in" svg:width="6.82339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65" presentation:style-name="a466" draw:name="Espace réservé du numéro de diapositive 5" svg:x="11.23832in" svg:y="6.43403in" svg:width="0.84327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N°›</text:page-number></text:span><text:span text:style-name="a464" text:class-names=""/></text:p>
        </draw:text-box>
        <svg:title/>
        <svg:desc/>
      </draw:frame>
      <presentation:notes style:page-layout-name="pageLayout2" draw:style-name="a572">
        <draw:frame draw:id="id46" presentation:style-name="a543" draw:name="Espace réservé de l'en-tête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47" presentation:style-name="a548" draw:name="Espace réservé de la date 2" svg:x="4.24826in" svg:y="0in" svg:width="3.25in" svg:height="0.50174in" presentation:class="date-time" presentation:placeholder="false">
          <draw:text-box>
            <text:p text:style-name="a547" text:class-names="" text:cond-style-name=""><text:span text:style-name="a544" text:class-names=""><text:date text:fixed="false" style:data-style-name="a545">18/03/2019</text:date></text:span><text:span text:style-name="a54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9" draw:name="Espace réservé de l'image des diapositives 3">
          <svg:title/>
          <svg:desc/>
        </draw:page-thumbnail>
        <draw:frame draw:id="id49" presentation:style-name="a564" draw:name="Espace réservé des notes 4" svg:x="0.75in" svg:y="4.8125in" svg:width="6in" svg:height="3.9375in" presentation:class="notes" presentation:placeholder="false">
          <draw:text-box>
            <text:p text:style-name="a551" text:class-names="" text:cond-style-name=""><text:span text:style-name="a550" text:class-names="">Modifiez les styles du texte du masque</text:span></text:p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Deuxième niveau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p text:style-name="a556" text:class-names="" text:cond-style-name=""><text:span text:style-name="a5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p text:style-name="a559" text:class-names="" text:cond-style-name=""><text:span text:style-name="a5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7" draw:name="Espace réservé du pied de page 5" svg:x="0in" svg:y="9.49826in" svg:width="3.25in" svg:height="0.50174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51" presentation:style-name="a571" draw:name="Espace réservé du numéro de diapositive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8" text:class-names=""><text:page-number style:num-format="1" text:fixed="false">‹N°›</text:page-number></text:span><text:span text:style-name="a569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574">
      <draw:frame draw:id="id205" draw:layer="Master1-bg" draw:style-name="a575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206">
        <svg:title/>
        <svg:desc/>
        <draw:g draw:name="Groupe 9" draw:id="id213">
          <svg:title/>
          <svg:desc/>
          <draw:custom-shape svg:x="0.125in" svg:y="0.00521in" svg:width="0.02604in" svg:height="2.38542in" draw:id="id225" draw:layer="Master1-bg" draw:style-name="a645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7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9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51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3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5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7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9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61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3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5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7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9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71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3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5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9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81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3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5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7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9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91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3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5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7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214">
          <svg:title/>
          <svg:desc/>
          <draw:custom-shape svg:x="12.55903in" svg:y="0in" svg:width="0.4566in" svg:height="0.56076in" draw:id="id215" draw:layer="Master1-bg" draw:style-name="a625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7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9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31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3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5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7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9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41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9" draw:name="Titre 1" svg:x="1.24826in" svg:y="0.67642in" svg:width="10.83333in" svg:height="1.61698in" presentation:class="title" presentation:placeholder="false">
        <draw:text-box>
          <text:p text:style-name="a578" text:class-names="" text:cond-style-name=""><text:span text:style-name="a576" text:class-names="">Modifiez le style du titre</text:span><text:span text:style-name="a577" text:class-names=""/></text:p>
        </draw:text-box>
        <svg:title/>
        <svg:desc/>
      </draw:frame>
      <draw:frame draw:id="id208" presentation:style-name="a595" draw:name="Espace réservé du contenu 2" svg:x="1.24826in" svg:y="2.46007in" svg:width="5.33507in" svg:height="3.87327in" presentation:class="object" presentation:placeholder="false">
        <draw:text-box>
          <text:list text:style-name="a582">
            <text:list-item>
              <text:p text:style-name="a581" text:class-names="" text:cond-style-name=""><text:span text:style-name="a580" text:class-names="">Modifiez les styles du texte du masque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Deuxième niveau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Espace réservé du contenu 3" svg:x="6.75in" svg:y="2.46007in" svg:width="5.3316in" svg:height="3.87327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Modifiez les styles du texte du masque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Deuxième niveau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6" draw:name="Espace réservé de la date 4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18/03/2019</text:date></text:span><text:span text:style-name="a614" text:class-names=""/></text:p>
        </draw:text-box>
        <svg:title/>
        <svg:desc/>
      </draw:frame>
      <draw:frame draw:id="id211" presentation:style-name="a619" draw:name="Espace réservé du pied de page 5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12" presentation:style-name="a623" draw:name="Espace réservé du numéro de diapositive 6" svg:x="11.23832in" svg:y="6.43403in" svg:width="0.84327in" svg:height="0.39931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>‹N°›</text:page-number></text:span><text:span text:style-name="a621" text:class-names=""/></text:p>
        </draw:text-box>
        <svg:title/>
        <svg:desc/>
      </draw:frame>
      <presentation:notes style:page-layout-name="pageLayout2" draw:style-name="a729">
        <draw:frame draw:id="id46" presentation:style-name="a700" draw:name="Espace réservé de l'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47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18/03/2019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6" draw:name="Espace réservé de l'image des diapositives 3">
          <svg:title/>
          <svg:desc/>
        </draw:page-thumbnail>
        <draw:frame draw:id="id49" presentation:style-name="a721" draw:name="Espace réservé des not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 du masqu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51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731">
      <draw:frame draw:id="id252" draw:layer="Master1-bg" draw:style-name="a732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10" draw:id="id253">
        <svg:title/>
        <svg:desc/>
        <draw:g draw:name="Groupe 11" draw:id="id262">
          <svg:title/>
          <svg:desc/>
          <draw:custom-shape svg:x="0.125in" svg:y="0.00521in" svg:width="0.02604in" svg:height="2.38542in" draw:id="id274" draw:layer="Master1-bg" draw:style-name="a810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2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4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6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8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20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2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4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6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8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30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2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4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6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8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40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4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6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8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50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2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4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6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8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60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2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2" draw:id="id263">
          <svg:title/>
          <svg:desc/>
          <draw:custom-shape svg:x="12.55903in" svg:y="0in" svg:width="0.4566in" svg:height="0.56076in" draw:id="id264" draw:layer="Master1-bg" draw:style-name="a790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2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4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6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8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800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2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4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6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6" draw:name="Titre 1" svg:x="1.24826in" svg:y="0.67708in" svg:width="10.83333in" svg:height="1.61632in" presentation:class="title" presentation:placeholder="false">
        <draw:text-box>
          <text:p text:style-name="a735" text:class-names="" text:cond-style-name=""><text:span text:style-name="a733" text:class-names="">Modifiez le style du titre</text:span><text:span text:style-name="a734" text:class-names=""/></text:p>
        </draw:text-box>
        <svg:title/>
        <svg:desc/>
      </draw:frame>
      <draw:frame draw:id="id255" presentation:style-name="a740" draw:name="Espace réservé du texte 2" svg:x="1.24826in" svg:y="2.46007in" svg:width="5.33507in" svg:height="0.90104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Modifiez les styles du texte du masque</text:span></text:p>
            </text:list-item>
          </text:list>
        </draw:text-box>
        <svg:title/>
        <svg:desc/>
      </draw:frame>
      <draw:frame draw:id="id256" presentation:style-name="a756" draw:name="Espace réservé du contenu 3" svg:x="1.24826in" svg:y="3.36111in" svg:width="5.33507in" svg:height="2.97222in" presentation:class="object" presentation:placeholder="false">
        <draw:text-box>
          <text:list text:style-name="a743">
            <text:list-item>
              <text:p text:style-name="a742" text:class-names="" text:cond-style-name=""><text:span text:style-name="a741" text:class-names="">Modifiez les styles du texte du masque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Espace réservé du texte 4" svg:x="6.75in" svg:y="2.46007in" svg:width="5.33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Modifiez les styles du texte du masque</text:span></text:p>
            </text:list-item>
          </text:list>
        </draw:text-box>
        <svg:title/>
        <svg:desc/>
      </draw:frame>
      <draw:frame draw:id="id258" presentation:style-name="a776" draw:name="Espace réservé du contenu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Modifiez les styles du texte du masque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Deuxième niveau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Espace réservé de la date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7" text:class-names=""><text:date text:fixed="false" style:data-style-name="a778">18/03/2019</text:date></text:span><text:span text:style-name="a779" text:class-names=""/></text:p>
        </draw:text-box>
        <svg:title/>
        <svg:desc/>
      </draw:frame>
      <draw:frame draw:id="id260" presentation:style-name="a784" draw:name="Espace réservé du pied de page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8" draw:name="Espace réservé du numéro de diapositive 8" svg:x="11.23832in" svg:y="6.43403in" svg:width="0.84327in" svg:height="0.39931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>‹N°›</text:page-number></text:span><text:span text:style-name="a786" text:class-names=""/></text:p>
        </draw:text-box>
        <svg:title/>
        <svg:desc/>
      </draw:frame>
      <presentation:notes style:page-layout-name="pageLayout2" draw:style-name="a894">
        <draw:frame draw:id="id46" presentation:style-name="a865" draw:name="Espace réservé de l'en-tête 1" svg:x="0in" svg:y="0in" svg:width="3.25in" svg:height="0.50174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47" presentation:style-name="a870" draw:name="Espace réservé de la date 2" svg:x="4.24826in" svg:y="0in" svg:width="3.25in" svg:height="0.50174in" presentation:class="date-time" presentation:placeholder="false">
          <draw:text-box>
            <text:p text:style-name="a869" text:class-names="" text:cond-style-name=""><text:span text:style-name="a866" text:class-names=""><text:date text:fixed="false" style:data-style-name="a867">18/03/2019</text:date></text:span><text:span text:style-name="a86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1" draw:name="Espace réservé de l'image des diapositives 3">
          <svg:title/>
          <svg:desc/>
        </draw:page-thumbnail>
        <draw:frame draw:id="id49" presentation:style-name="a886" draw:name="Espace réservé des notes 4" svg:x="0.75in" svg:y="4.8125in" svg:width="6in" svg:height="3.9375in" presentation:class="notes" presentation:placeholder="false">
          <draw:text-box>
            <text:p text:style-name="a873" text:class-names="" text:cond-style-name=""><text:span text:style-name="a872" text:class-names="">Modifiez les styles du texte du masque</text:span></text:p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Deuxième niveau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p text:style-name="a881" text:class-names="" text:cond-style-name=""><text:span text:style-name="a8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Espace réservé du pied de page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Espace réservé du numéro de diapositive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>‹N°›</text:page-number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896">
      <draw:frame draw:id="id301" draw:layer="Master1-bg" draw:style-name="a897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6" draw:id="id302">
        <svg:title/>
        <svg:desc/>
        <draw:g draw:name="Groupe 7" draw:id="id307">
          <svg:title/>
          <svg:desc/>
          <draw:custom-shape svg:x="0.125in" svg:y="0.00521in" svg:width="0.02604in" svg:height="2.38542in" draw:id="id319" draw:layer="Master1-bg" draw:style-name="a935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7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9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41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3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5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7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9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51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3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5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7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9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61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3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5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9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71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3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5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7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9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81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3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5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7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8" draw:id="id308">
          <svg:title/>
          <svg:desc/>
          <draw:custom-shape svg:x="12.55903in" svg:y="0in" svg:width="0.4566in" svg:height="0.56076in" draw:id="id309" draw:layer="Master1-bg" draw:style-name="a915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7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9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21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3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5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7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9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31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r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Modifiez le style du titre</text:span><text:span text:style-name="a899" text:class-names=""/></text:p>
        </draw:text-box>
        <svg:title/>
        <svg:desc/>
      </draw:frame>
      <draw:frame draw:id="id304" presentation:style-name="a906" draw:name="Espace réservé de la date 2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2" text:class-names=""><text:date text:fixed="false" style:data-style-name="a903">18/03/2019</text:date></text:span><text:span text:style-name="a904" text:class-names=""/></text:p>
        </draw:text-box>
        <svg:title/>
        <svg:desc/>
      </draw:frame>
      <draw:frame draw:id="id305" presentation:style-name="a909" draw:name="Espace réservé du pied de page 3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06" presentation:style-name="a913" draw:name="Espace réservé du numéro de diapositive 4" svg:x="11.23832in" svg:y="6.43403in" svg:width="0.84327in" svg:height="0.39931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>‹N°›</text:page-number></text:span><text:span text:style-name="a911" text:class-names=""/></text:p>
        </draw:text-box>
        <svg:title/>
        <svg:desc/>
      </draw:frame>
      <presentation:notes style:page-layout-name="pageLayout2" draw:style-name="a1019">
        <draw:frame draw:id="id46" presentation:style-name="a990" draw:name="Espace réservé de l'en-tête 1" svg:x="0in" svg:y="0in" svg:width="3.25in" svg:height="0.50174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47" presentation:style-name="a995" draw:name="Espace réservé de la date 2" svg:x="4.24826in" svg:y="0in" svg:width="3.25in" svg:height="0.50174in" presentation:class="date-time" presentation:placeholder="false">
          <draw:text-box>
            <text:p text:style-name="a994" text:class-names="" text:cond-style-name=""><text:span text:style-name="a991" text:class-names=""><text:date text:fixed="false" style:data-style-name="a992">18/03/2019</text:date></text:span><text:span text:style-name="a99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6" draw:name="Espace réservé de l'image des diapositives 3">
          <svg:title/>
          <svg:desc/>
        </draw:page-thumbnail>
        <draw:frame draw:id="id49" presentation:style-name="a1011" draw:name="Espace réservé des notes 4" svg:x="0.75in" svg:y="4.8125in" svg:width="6in" svg:height="3.9375in" presentation:class="notes" presentation:placeholder="false">
          <draw:text-box>
            <text:p text:style-name="a998" text:class-names="" text:cond-style-name=""><text:span text:style-name="a997" text:class-names="">Modifiez les styles du texte du masque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Deuxième niveau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4" draw:name="Espace réservé du pied de page 5" svg:x="0in" svg:y="9.49826in" svg:width="3.25in" svg:height="0.50174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51" presentation:style-name="a1018" draw:name="Espace réservé du numéro de diapositive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5" text:class-names=""><text:page-number style:num-format="1" text:fixed="false">‹N°›</text:page-number></text:span><text:span text:style-name="a101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1021">
      <draw:frame draw:id="id346" draw:layer="Master1-bg" draw:style-name="a1022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5" draw:id="id347">
        <svg:title/>
        <svg:desc/>
        <draw:g draw:name="Groupe 6" draw:id="id351">
          <svg:title/>
          <svg:desc/>
          <draw:custom-shape svg:x="0.125in" svg:y="0.00521in" svg:width="0.02604in" svg:height="2.38542in" draw:id="id363" draw:layer="Master1-bg" draw:style-name="a1056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8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60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62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4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6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8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70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72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4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6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8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80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82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4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6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90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92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4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6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8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100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102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4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6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8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7" draw:id="id352">
          <svg:title/>
          <svg:desc/>
          <draw:custom-shape svg:x="12.55903in" svg:y="0in" svg:width="0.4566in" svg:height="0.56076in" draw:id="id353" draw:layer="Master1-bg" draw:style-name="a1036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8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40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42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4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6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8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50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52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7" draw:name="Espace réservé de la date 1" svg:x="8.15499in" svg:y="6.43403in" svg:width="3in" svg:height="0.39931in" presentation:class="date-time" presentation:placeholder="false">
        <draw:text-box>
          <text:p text:style-name="a1026" text:class-names="" text:cond-style-name=""><text:span text:style-name="a1023" text:class-names=""><text:date text:fixed="false" style:data-style-name="a1024">18/03/2019</text:date></text:span><text:span text:style-name="a1025" text:class-names=""/></text:p>
        </draw:text-box>
        <svg:title/>
        <svg:desc/>
      </draw:frame>
      <draw:frame draw:id="id349" presentation:style-name="a1030" draw:name="Espace réservé du pied de page 2" svg:x="1.24826in" svg:y="6.43403in" svg:width="6.82339in" svg:height="0.39931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350" presentation:style-name="a1034" draw:name="Espace réservé du numéro de diapositive 3" svg:x="11.23832in" svg:y="6.43403in" svg:width="0.84327in" svg:height="0.39931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>‹N°›</text:page-number></text:span><text:span text:style-name="a1032" text:class-names=""/></text:p>
        </draw:text-box>
        <svg:title/>
        <svg:desc/>
      </draw:frame>
      <presentation:notes style:page-layout-name="pageLayout2" draw:style-name="a1140">
        <draw:frame draw:id="id46" presentation:style-name="a1111" draw:name="Espace réservé de l'en-tête 1" svg:x="0in" svg:y="0in" svg:width="3.25in" svg:height="0.50174in" presentation:class="head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47" presentation:style-name="a1116" draw:name="Espace réservé de la date 2" svg:x="4.24826in" svg:y="0in" svg:width="3.25in" svg:height="0.50174in" presentation:class="date-time" presentation:placeholder="false">
          <draw:text-box>
            <text:p text:style-name="a1115" text:class-names="" text:cond-style-name=""><text:span text:style-name="a1112" text:class-names=""><text:date text:fixed="false" style:data-style-name="a1113">18/03/2019</text:date></text:span><text:span text:style-name="a11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7" draw:name="Espace réservé de l'image des diapositives 3">
          <svg:title/>
          <svg:desc/>
        </draw:page-thumbnail>
        <draw:frame draw:id="id49" presentation:style-name="a1132" draw:name="Espace réservé des notes 4" svg:x="0.75in" svg:y="4.8125in" svg:width="6in" svg:height="3.9375in" presentation:class="notes" presentation:placeholder="false">
          <draw:text-box>
            <text:p text:style-name="a1119" text:class-names="" text:cond-style-name=""><text:span text:style-name="a1118" text:class-names="">Modifiez les styles du texte du masque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Deuxième niveau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list text:style-name="a1131">
                              <text:list-item>
                                <text:p text:style-name="a1130" text:class-names="" text:cond-style-name=""><text:span text:style-name="a11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5" draw:name="Espace réservé du pied de page 5" svg:x="0in" svg:y="9.49826in" svg:width="3.25in" svg:height="0.50174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51" presentation:style-name="a1139" draw:name="Espace réservé du numéro de diapositive 6" svg:x="4.24826in" svg:y="9.49826in" svg:width="3.25in" svg:height="0.50174in" presentation:class="page-number" presentation:placeholder="false">
          <draw:text-box>
            <text:p text:style-name="a1138" text:class-names="" text:cond-style-name=""><text:span text:style-name="a1136" text:class-names=""><text:page-number style:num-format="1" text:fixed="false">‹N°›</text:page-number></text:span><text:span text:style-name="a1137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1142">
      <draw:frame draw:id="id390" draw:layer="Master1-bg" draw:style-name="a1143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391">
        <svg:title/>
        <svg:desc/>
        <draw:g draw:name="Groupe 9" draw:id="id398">
          <svg:title/>
          <svg:desc/>
          <draw:custom-shape svg:x="0.125in" svg:y="0.00521in" svg:width="0.02604in" svg:height="2.38542in" draw:id="id410" draw:layer="Master1-bg" draw:style-name="a1201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3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5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7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9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11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3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5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7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9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21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3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5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7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9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31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5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7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9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41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3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5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7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9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51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3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399">
          <svg:title/>
          <svg:desc/>
          <draw:custom-shape svg:x="12.55903in" svg:y="0in" svg:width="0.4566in" svg:height="0.56076in" draw:id="id400" draw:layer="Master1-bg" draw:style-name="a1181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3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5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7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9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91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3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5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7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7" draw:name="Titre 1" svg:x="1.25405in" svg:y="0.66667in" svg:width="4.21701in" svg:height="1.7934in" presentation:class="title" presentation:placeholder="false">
        <draw:text-box>
          <text:p text:style-name="a1146" text:class-names="" text:cond-style-name=""><text:span text:style-name="a1144" text:class-names="">Modifiez le style du titre</text:span><text:span text:style-name="a1145" text:class-names=""/></text:p>
        </draw:text-box>
        <svg:title/>
        <svg:desc/>
      </draw:frame>
      <draw:frame draw:id="id393" presentation:style-name="a1163" draw:name="Espace réservé du contenu 2" svg:x="5.63889in" svg:y="0.64815in" svg:width="6.4427in" svg:height="5.68519in" presentation:class="object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Modifiez les styles du texte du masque</text:span></text:p>
            </text:list-item>
          </text:list>
          <text:list text:style-name="a1153">
            <text:list-item>
              <text:list text:style-name="a1153">
                <text:list-item>
                  <text:p text:style-name="a1152" text:class-names="" text:cond-style-name=""><text:span text:style-name="a1151" text:class-names="">Deuxième niveau</text:span></text:p>
                </text:list-item>
              </text:list>
            </text:list-item>
          </text:list>
          <text:list text:style-name="a1156">
            <text:list-item>
              <text:list text:style-name="a1156">
                <text:list-item>
                  <text:list text:style-name="a1156">
                    <text:list-item>
                      <text:p text:style-name="a1155" text:class-names="" text:cond-style-name=""><text:span text:style-name="a11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list text:style-name="a1159">
                        <text:list-item>
                          <text:p text:style-name="a1158" text:class-names="" text:cond-style-name=""><text:span text:style-name="a11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7" draw:name="Espace réservé du texte 3" svg:x="1.25405in" svg:y="2.46007in" svg:width="4.21701in" svg:height="3.87327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>Modifiez les styles du texte du masque</text:span></text:p>
            </text:list-item>
          </text:list>
        </draw:text-box>
        <svg:title/>
        <svg:desc/>
      </draw:frame>
      <draw:frame draw:id="id395" presentation:style-name="a1172" draw:name="Espace réservé de la date 4" svg:x="8.15499in" svg:y="6.43403in" svg:width="3in" svg:height="0.39931in" presentation:class="date-time" presentation:placeholder="false">
        <draw:text-box>
          <text:p text:style-name="a1171" text:class-names="" text:cond-style-name=""><text:span text:style-name="a1168" text:class-names=""><text:date text:fixed="false" style:data-style-name="a1169">18/03/2019</text:date></text:span><text:span text:style-name="a1170" text:class-names=""/></text:p>
        </draw:text-box>
        <svg:title/>
        <svg:desc/>
      </draw:frame>
      <draw:frame draw:id="id396" presentation:style-name="a1175" draw:name="Espace réservé du pied de page 5" svg:x="1.24826in" svg:y="6.43403in" svg:width="6.82339in" svg:height="0.39931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397" presentation:style-name="a1179" draw:name="Espace réservé du numéro de diapositive 6" svg:x="11.23832in" svg:y="6.43403in" svg:width="0.84327in" svg:height="0.39931in" presentation:class="page-number" presentation:placeholder="false">
        <draw:text-box>
          <text:p text:style-name="a1178" text:class-names="" text:cond-style-name=""><text:span text:style-name="a1176" text:class-names=""><text:page-number style:num-format="1" text:fixed="false">‹N°›</text:page-number></text:span><text:span text:style-name="a1177" text:class-names=""/></text:p>
        </draw:text-box>
        <svg:title/>
        <svg:desc/>
      </draw:frame>
      <presentation:notes style:page-layout-name="pageLayout2" draw:style-name="a1285">
        <draw:frame draw:id="id46" presentation:style-name="a1256" draw:name="Espace réservé de l'en-tête 1" svg:x="0in" svg:y="0in" svg:width="3.25in" svg:height="0.50174in" presentation:class="head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47" presentation:style-name="a1261" draw:name="Espace réservé de la date 2" svg:x="4.24826in" svg:y="0in" svg:width="3.25in" svg:height="0.50174in" presentation:class="date-time" presentation:placeholder="false">
          <draw:text-box>
            <text:p text:style-name="a1260" text:class-names="" text:cond-style-name=""><text:span text:style-name="a1257" text:class-names=""><text:date text:fixed="false" style:data-style-name="a1258">18/03/2019</text:date></text:span><text:span text:style-name="a125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62" draw:name="Espace réservé de l'image des diapositives 3">
          <svg:title/>
          <svg:desc/>
        </draw:page-thumbnail>
        <draw:frame draw:id="id49" presentation:style-name="a1277" draw:name="Espace réservé des notes 4" svg:x="0.75in" svg:y="4.8125in" svg:width="6in" svg:height="3.9375in" presentation:class="notes" presentation:placeholder="false">
          <draw:text-box>
            <text:p text:style-name="a1264" text:class-names="" text:cond-style-name=""><text:span text:style-name="a1263" text:class-names="">Modifiez les styles du texte du masque</text:span></text:p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Deuxième niveau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p text:style-name="a1269" text:class-names="" text:cond-style-name=""><text:span text:style-name="a1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list text:style-name="a1276">
                              <text:list-item>
                                <text:p text:style-name="a1275" text:class-names="" text:cond-style-name=""><text:span text:style-name="a12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80" draw:name="Espace réservé du pied de page 5" svg:x="0in" svg:y="9.49826in" svg:width="3.25in" svg:height="0.50174in" presentation:class="foot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51" presentation:style-name="a1284" draw:name="Espace réservé du numéro de diapositive 6" svg:x="4.24826in" svg:y="9.49826in" svg:width="3.25in" svg:height="0.50174in" presentation:class="page-number" presentation:placeholder="false">
          <draw:text-box>
            <text:p text:style-name="a1283" text:class-names="" text:cond-style-name=""><text:span text:style-name="a1281" text:class-names=""><text:page-number style:num-format="1" text:fixed="false">‹N°›</text:page-number></text:span><text:span text:style-name="a1282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1287">
      <draw:frame draw:id="id437" draw:layer="Master1-bg" draw:style-name="a1288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438">
        <svg:title/>
        <svg:desc/>
        <draw:g draw:name="Groupe 9" draw:id="id445">
          <svg:title/>
          <svg:desc/>
          <draw:custom-shape svg:x="0.125in" svg:y="0.00521in" svg:width="0.02604in" svg:height="2.38542in" draw:id="id457" draw:layer="Master1-bg" draw:style-name="a1333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5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7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9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41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3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5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7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9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51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3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5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7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9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61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3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7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9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71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3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5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7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9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81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3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5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446">
          <svg:title/>
          <svg:desc/>
          <draw:custom-shape svg:x="12.55903in" svg:y="0in" svg:width="0.4566in" svg:height="0.56076in" draw:id="id447" draw:layer="Master1-bg" draw:style-name="a1313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5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7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9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21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3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5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7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9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2" draw:name="Titre 1" svg:x="1.24826in" svg:y="0.66667in" svg:width="6.49006in" svg:height="1.7934in" presentation:class="title" presentation:placeholder="false">
        <draw:text-box>
          <text:p text:style-name="a1291" text:class-names="" text:cond-style-name=""><text:span text:style-name="a1289" text:class-names="">Modifiez le style du titre</text:span><text:span text:style-name="a1290" text:class-names=""/></text:p>
        </draw:text-box>
        <svg:title/>
        <svg:desc/>
      </draw:frame>
      <draw:frame draw:id="id440" presentation:style-name="a1295" draw:name="Espace réservé d’image 2" svg:x="8.07165in" svg:y="0.66667in" svg:width="4.00994in" svg:height="5.66667in" presentation:class="graphic" presentation:placeholder="false">
        <draw:text-box>
          <text:p text:style-name="a1294" text:class-names="" text:cond-style-name=""><text:span text:style-name="a1293" text:class-names="">Cliquez sur l’icône pour ajouter une image</text:span></text:p>
        </draw:text-box>
        <svg:title/>
        <svg:desc/>
      </draw:frame>
      <draw:frame draw:id="id441" presentation:style-name="a1299" draw:name="Espace réservé du texte 3" svg:x="1.24826in" svg:y="2.46007in" svg:width="6.49006in" svg:height="3.87327in" presentation:class="outline" presentation:placeholder="false">
        <draw:text-box>
          <text:list text:style-name="a1298">
            <text:list-item>
              <text:p text:style-name="a1297" text:class-names="" text:cond-style-name=""><text:span text:style-name="a1296" text:class-names="">Modifiez les styles du texte du masque</text:span></text:p>
            </text:list-item>
          </text:list>
        </draw:text-box>
        <svg:title/>
        <svg:desc/>
      </draw:frame>
      <draw:frame draw:id="id442" presentation:style-name="a1304" draw:name="Espace réservé de la date 4" svg:x="8.15499in" svg:y="6.43403in" svg:width="3in" svg:height="0.39931in" presentation:class="date-time" presentation:placeholder="false">
        <draw:text-box>
          <text:p text:style-name="a1303" text:class-names="" text:cond-style-name=""><text:span text:style-name="a1300" text:class-names=""><text:date text:fixed="false" style:data-style-name="a1301">18/03/2019</text:date></text:span><text:span text:style-name="a1302" text:class-names=""/></text:p>
        </draw:text-box>
        <svg:title/>
        <svg:desc/>
      </draw:frame>
      <draw:frame draw:id="id443" presentation:style-name="a1307" draw:name="Espace réservé du pied de page 5" svg:x="1.24826in" svg:y="6.43403in" svg:width="6.82339in" svg:height="0.39931in" presentation:class="footer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444" presentation:style-name="a1311" draw:name="Espace réservé du numéro de diapositive 6" svg:x="11.23832in" svg:y="6.43403in" svg:width="0.84327in" svg:height="0.39931in" presentation:class="page-number" presentation:placeholder="false">
        <draw:text-box>
          <text:p text:style-name="a1310" text:class-names="" text:cond-style-name=""><text:span text:style-name="a1308" text:class-names=""><text:page-number style:num-format="1" text:fixed="false">‹N°›</text:page-number></text:span><text:span text:style-name="a1309" text:class-names=""/></text:p>
        </draw:text-box>
        <svg:title/>
        <svg:desc/>
      </draw:frame>
      <presentation:notes style:page-layout-name="pageLayout2" draw:style-name="a1417">
        <draw:frame draw:id="id46" presentation:style-name="a1388" draw:name="Espace réservé de l'en-tête 1" svg:x="0in" svg:y="0in" svg:width="3.25in" svg:height="0.50174in" presentation:class="header" presentation:placeholder="false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47" presentation:style-name="a1393" draw:name="Espace réservé de la date 2" svg:x="4.24826in" svg:y="0in" svg:width="3.25in" svg:height="0.50174in" presentation:class="date-time" presentation:placeholder="false">
          <draw:text-box>
            <text:p text:style-name="a1392" text:class-names="" text:cond-style-name=""><text:span text:style-name="a1389" text:class-names=""><text:date text:fixed="false" style:data-style-name="a1390">18/03/2019</text:date></text:span><text:span text:style-name="a13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4" draw:name="Espace réservé de l'image des diapositives 3">
          <svg:title/>
          <svg:desc/>
        </draw:page-thumbnail>
        <draw:frame draw:id="id49" presentation:style-name="a1409" draw:name="Espace réservé des notes 4" svg:x="0.75in" svg:y="4.8125in" svg:width="6in" svg:height="3.9375in" presentation:class="notes" presentation:placeholder="false">
          <draw:text-box>
            <text:p text:style-name="a1396" text:class-names="" text:cond-style-name=""><text:span text:style-name="a1395" text:class-names="">Modifiez les styles du texte du masque</text:span></text:p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Deuxième niveau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p text:style-name="a1401" text:class-names="" text:cond-style-name=""><text:span text:style-name="a14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list text:style-name="a1405">
                          <text:list-item>
                            <text:p text:style-name="a1404" text:class-names="" text:cond-style-name=""><text:span text:style-name="a14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list text:style-name="a1408">
                      <text:list-item>
                        <text:list text:style-name="a1408">
                          <text:list-item>
                            <text:list text:style-name="a1408">
                              <text:list-item>
                                <text:p text:style-name="a1407" text:class-names="" text:cond-style-name=""><text:span text:style-name="a14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2" draw:name="Espace réservé du pied de page 5" svg:x="0in" svg:y="9.49826in" svg:width="3.25in" svg:height="0.50174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51" presentation:style-name="a1416" draw:name="Espace réservé du numéro de diapositive 6" svg:x="4.24826in" svg:y="9.49826in" svg:width="3.25in" svg:height="0.50174in" presentation:class="page-number" presentation:placeholder="false">
          <draw:text-box>
            <text:p text:style-name="a1415" text:class-names="" text:cond-style-name=""><text:span text:style-name="a1413" text:class-names=""><text:page-number style:num-format="1" text:fixed="false">‹N°›</text:page-number></text:span><text:span text:style-name="a1414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1419">
      <draw:frame draw:id="id484" draw:layer="Master1-bg" draw:style-name="a1420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485">
        <svg:title/>
        <svg:desc/>
        <draw:g draw:name="Groupe 9" draw:id="id492">
          <svg:title/>
          <svg:desc/>
          <draw:custom-shape svg:x="0.125in" svg:y="0.00521in" svg:width="0.02604in" svg:height="2.38542in" draw:id="id504" draw:layer="Master1-bg" draw:style-name="a1465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7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9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71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3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5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7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9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81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3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5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7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9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91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3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5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9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501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3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5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7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9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11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3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5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7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493">
          <svg:title/>
          <svg:desc/>
          <draw:custom-shape svg:x="12.55903in" svg:y="0in" svg:width="0.4566in" svg:height="0.56076in" draw:id="id494" draw:layer="Master1-bg" draw:style-name="a1445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7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9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51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3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5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7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9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61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4" draw:name="Titre 1" svg:x="1.24826in" svg:y="4.70764in" svg:width="10.84028in" svg:height="0.89606in" presentation:class="title" presentation:placeholder="false">
        <draw:text-box>
          <text:p text:style-name="a1423" text:class-names="" text:cond-style-name=""><text:span text:style-name="a1421" text:class-names="">Modifiez le style du titre</text:span><text:span text:style-name="a1422" text:class-names=""/></text:p>
        </draw:text-box>
        <svg:title/>
        <svg:desc/>
      </draw:frame>
      <draw:frame draw:id="id487" presentation:style-name="a1427" draw:name="Espace réservé d’image 2" svg:x="1.24826in" svg:y="0.6632in" svg:width="10.84028in" svg:height="3.60868in" presentation:class="graphic" presentation:placeholder="false">
        <draw:text-box>
          <text:p text:style-name="a1426" text:class-names="" text:cond-style-name=""><text:span text:style-name="a1425" text:class-names="">Cliquez sur l’icône pour ajouter une image</text:span></text:p>
        </draw:text-box>
        <svg:title/>
        <svg:desc/>
      </draw:frame>
      <draw:frame draw:id="id488" presentation:style-name="a1431" draw:name="Espace réservé du texte 3" svg:x="1.24821in" svg:y="5.6037in" svg:width="10.83865in" svg:height="0.74636in" presentation:class="outline" presentation:placeholder="false">
        <draw:text-box>
          <text:list text:style-name="a1430">
            <text:list-item>
              <text:p text:style-name="a1429" text:class-names="" text:cond-style-name=""><text:span text:style-name="a1428" text:class-names="">Modifiez les styles du texte du masque</text:span></text:p>
            </text:list-item>
          </text:list>
        </draw:text-box>
        <svg:title/>
        <svg:desc/>
      </draw:frame>
      <draw:frame draw:id="id489" presentation:style-name="a1436" draw:name="Espace réservé de la date 4" svg:x="8.15499in" svg:y="6.43403in" svg:width="3in" svg:height="0.39931in" presentation:class="date-time" presentation:placeholder="false">
        <draw:text-box>
          <text:p text:style-name="a1435" text:class-names="" text:cond-style-name=""><text:span text:style-name="a1432" text:class-names=""><text:date text:fixed="false" style:data-style-name="a1433">18/03/2019</text:date></text:span><text:span text:style-name="a1434" text:class-names=""/></text:p>
        </draw:text-box>
        <svg:title/>
        <svg:desc/>
      </draw:frame>
      <draw:frame draw:id="id490" presentation:style-name="a1439" draw:name="Espace réservé du pied de page 5" svg:x="1.24826in" svg:y="6.43403in" svg:width="6.82339in" svg:height="0.39931in" presentation:class="footer" presentation:placeholder="false">
        <draw:text-box>
          <text:p text:style-name="a1438" text:class-names="" text:cond-style-name=""><text:span text:style-name="a1437" text:class-names=""/></text:p>
        </draw:text-box>
        <svg:title/>
        <svg:desc/>
      </draw:frame>
      <draw:frame draw:id="id491" presentation:style-name="a1443" draw:name="Espace réservé du numéro de diapositive 6" svg:x="11.23832in" svg:y="6.43403in" svg:width="0.84327in" svg:height="0.39931in" presentation:class="page-number" presentation:placeholder="false">
        <draw:text-box>
          <text:p text:style-name="a1442" text:class-names="" text:cond-style-name=""><text:span text:style-name="a1440" text:class-names=""><text:page-number style:num-format="1" text:fixed="false">‹N°›</text:page-number></text:span><text:span text:style-name="a1441" text:class-names=""/></text:p>
        </draw:text-box>
        <svg:title/>
        <svg:desc/>
      </draw:frame>
      <presentation:notes style:page-layout-name="pageLayout2" draw:style-name="a1549">
        <draw:frame draw:id="id46" presentation:style-name="a1520" draw:name="Espace réservé de l'en-tête 1" svg:x="0in" svg:y="0in" svg:width="3.25in" svg:height="0.50174in" presentation:class="header" presentation:placeholder="false">
          <draw:text-box>
            <text:p text:style-name="a1519" text:class-names="" text:cond-style-name=""><text:span text:style-name="a1518" text:class-names=""/></text:p>
          </draw:text-box>
          <svg:title/>
          <svg:desc/>
        </draw:frame>
        <draw:frame draw:id="id47" presentation:style-name="a1525" draw:name="Espace réservé de la date 2" svg:x="4.24826in" svg:y="0in" svg:width="3.25in" svg:height="0.50174in" presentation:class="date-time" presentation:placeholder="false">
          <draw:text-box>
            <text:p text:style-name="a1524" text:class-names="" text:cond-style-name=""><text:span text:style-name="a1521" text:class-names=""><text:date text:fixed="false" style:data-style-name="a1522">18/03/2019</text:date></text:span><text:span text:style-name="a152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6" draw:name="Espace réservé de l'image des diapositives 3">
          <svg:title/>
          <svg:desc/>
        </draw:page-thumbnail>
        <draw:frame draw:id="id49" presentation:style-name="a1541" draw:name="Espace réservé des notes 4" svg:x="0.75in" svg:y="4.8125in" svg:width="6in" svg:height="3.9375in" presentation:class="notes" presentation:placeholder="false">
          <draw:text-box>
            <text:p text:style-name="a1528" text:class-names="" text:cond-style-name=""><text:span text:style-name="a1527" text:class-names="">Modifiez les styles du texte du masque</text:span></text:p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>Deuxième niveau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p text:style-name="a1533" text:class-names="" text:cond-style-name=""><text:span text:style-name="a15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list text:style-name="a1537">
                          <text:list-item>
                            <text:p text:style-name="a1536" text:class-names="" text:cond-style-name=""><text:span text:style-name="a15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list text:style-name="a1540">
                      <text:list-item>
                        <text:list text:style-name="a1540">
                          <text:list-item>
                            <text:list text:style-name="a1540">
                              <text:list-item>
                                <text:p text:style-name="a1539" text:class-names="" text:cond-style-name=""><text:span text:style-name="a15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4" draw:name="Espace réservé du pied de page 5" svg:x="0in" svg:y="9.49826in" svg:width="3.25in" svg:height="0.50174in" presentation:class="footer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51" presentation:style-name="a1548" draw:name="Espace réservé du numéro de diapositive 6" svg:x="4.24826in" svg:y="9.49826in" svg:width="3.25in" svg:height="0.50174in" presentation:class="page-number" presentation:placeholder="false">
          <draw:text-box>
            <text:p text:style-name="a1547" text:class-names="" text:cond-style-name=""><text:span text:style-name="a1545" text:class-names=""><text:page-number style:num-format="1" text:fixed="false">‹N°›</text:page-number></text:span><text:span text:style-name="a1546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1551">
      <draw:frame draw:id="id531" draw:layer="Master1-bg" draw:style-name="a1552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532">
        <svg:title/>
        <svg:desc/>
        <draw:g draw:name="Groupe 9" draw:id="id538">
          <svg:title/>
          <svg:desc/>
          <draw:custom-shape svg:x="0.125in" svg:y="0.00521in" svg:width="0.02604in" svg:height="2.38542in" draw:id="id550" draw:layer="Master1-bg" draw:style-name="a1594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6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8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600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602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4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6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8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10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12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4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6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8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20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22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4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8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30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32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4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6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8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40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42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4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6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539">
          <svg:title/>
          <svg:desc/>
          <draw:custom-shape svg:x="12.55903in" svg:y="0in" svg:width="0.4566in" svg:height="0.56076in" draw:id="id540" draw:layer="Master1-bg" draw:style-name="a1574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6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8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80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82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4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6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8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90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6" draw:name="Titre 1" svg:x="1.24831in" svg:y="0.66667in" svg:width="10.83328in" svg:height="3.75in" presentation:class="title" presentation:placeholder="false">
        <draw:text-box>
          <text:p text:style-name="a1555" text:class-names="" text:cond-style-name=""><text:span text:style-name="a1553" text:class-names="">Modifiez le style du titre</text:span><text:span text:style-name="a1554" text:class-names=""/></text:p>
        </draw:text-box>
        <svg:title/>
        <svg:desc/>
      </draw:frame>
      <draw:frame draw:id="id534" presentation:style-name="a1560" draw:name="Espace réservé du texte 3" svg:x="1.24826in" svg:y="4.83333in" svg:width="10.83165in" svg:height="1.5in" presentation:class="outline" presentation:placeholder="false">
        <draw:text-box>
          <text:list text:style-name="a1559">
            <text:list-item>
              <text:p text:style-name="a1558" text:class-names="" text:cond-style-name=""><text:span text:style-name="a1557" text:class-names="">Modifiez les styles du texte du masque</text:span></text:p>
            </text:list-item>
          </text:list>
        </draw:text-box>
        <svg:title/>
        <svg:desc/>
      </draw:frame>
      <draw:frame draw:id="id535" presentation:style-name="a1565" draw:name="Espace réservé de la date 4" svg:x="8.15499in" svg:y="6.43403in" svg:width="3in" svg:height="0.39931in" presentation:class="date-time" presentation:placeholder="false">
        <draw:text-box>
          <text:p text:style-name="a1564" text:class-names="" text:cond-style-name=""><text:span text:style-name="a1561" text:class-names=""><text:date text:fixed="false" style:data-style-name="a1562">18/03/2019</text:date></text:span><text:span text:style-name="a1563" text:class-names=""/></text:p>
        </draw:text-box>
        <svg:title/>
        <svg:desc/>
      </draw:frame>
      <draw:frame draw:id="id536" presentation:style-name="a1568" draw:name="Espace réservé du pied de page 5" svg:x="1.24826in" svg:y="6.43403in" svg:width="6.82339in" svg:height="0.39931in" presentation:class="footer" presentation:placeholder="false">
        <draw:text-box>
          <text:p text:style-name="a1567" text:class-names="" text:cond-style-name=""><text:span text:style-name="a1566" text:class-names=""/></text:p>
        </draw:text-box>
        <svg:title/>
        <svg:desc/>
      </draw:frame>
      <draw:frame draw:id="id537" presentation:style-name="a1572" draw:name="Espace réservé du numéro de diapositive 6" svg:x="11.23832in" svg:y="6.43403in" svg:width="0.84327in" svg:height="0.39931in" presentation:class="page-number" presentation:placeholder="false">
        <draw:text-box>
          <text:p text:style-name="a1571" text:class-names="" text:cond-style-name=""><text:span text:style-name="a1569" text:class-names=""><text:page-number style:num-format="1" text:fixed="false">‹N°›</text:page-number></text:span><text:span text:style-name="a1570" text:class-names=""/></text:p>
        </draw:text-box>
        <svg:title/>
        <svg:desc/>
      </draw:frame>
      <presentation:notes style:page-layout-name="pageLayout2" draw:style-name="a1678">
        <draw:frame draw:id="id46" presentation:style-name="a1649" draw:name="Espace réservé de l'en-tête 1" svg:x="0in" svg:y="0in" svg:width="3.25in" svg:height="0.50174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47" presentation:style-name="a1654" draw:name="Espace réservé de la date 2" svg:x="4.24826in" svg:y="0in" svg:width="3.25in" svg:height="0.50174in" presentation:class="date-time" presentation:placeholder="false">
          <draw:text-box>
            <text:p text:style-name="a1653" text:class-names="" text:cond-style-name=""><text:span text:style-name="a1650" text:class-names=""><text:date text:fixed="false" style:data-style-name="a1651">18/03/2019</text:date></text:span><text:span text:style-name="a165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5" draw:name="Espace réservé de l'image des diapositives 3">
          <svg:title/>
          <svg:desc/>
        </draw:page-thumbnail>
        <draw:frame draw:id="id49" presentation:style-name="a1670" draw:name="Espace réservé des notes 4" svg:x="0.75in" svg:y="4.8125in" svg:width="6in" svg:height="3.9375in" presentation:class="notes" presentation:placeholder="false">
          <draw:text-box>
            <text:p text:style-name="a1657" text:class-names="" text:cond-style-name=""><text:span text:style-name="a1656" text:class-names="">Modifiez les styles du texte du masque</text:span></text:p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8" text:class-names="">Deuxième niveau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p text:style-name="a1662" text:class-names="" text:cond-style-name=""><text:span text:style-name="a16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p text:style-name="a1665" text:class-names="" text:cond-style-name=""><text:span text:style-name="a16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list text:style-name="a1669">
                      <text:list-item>
                        <text:list text:style-name="a1669">
                          <text:list-item>
                            <text:list text:style-name="a1669">
                              <text:list-item>
                                <text:p text:style-name="a1668" text:class-names="" text:cond-style-name=""><text:span text:style-name="a16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3" draw:name="Espace réservé du pied de page 5" svg:x="0in" svg:y="9.49826in" svg:width="3.25in" svg:height="0.50174in" presentation:class="footer" presentation:placeholder="false">
          <draw:text-box>
            <text:p text:style-name="a1672" text:class-names="" text:cond-style-name=""><text:span text:style-name="a1671" text:class-names=""/></text:p>
          </draw:text-box>
          <svg:title/>
          <svg:desc/>
        </draw:frame>
        <draw:frame draw:id="id51" presentation:style-name="a1677" draw:name="Espace réservé du numéro de diapositive 6" svg:x="4.24826in" svg:y="9.49826in" svg:width="3.25in" svg:height="0.50174in" presentation:class="page-number" presentation:placeholder="false">
          <draw:text-box>
            <text:p text:style-name="a1676" text:class-names="" text:cond-style-name=""><text:span text:style-name="a1674" text:class-names=""><text:page-number style:num-format="1" text:fixed="false">‹N°›</text:page-number></text:span><text:span text:style-name="a1675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1680">
      <draw:frame draw:id="id577" draw:layer="Master1-bg" draw:style-name="a1681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10" draw:id="id578">
        <svg:title/>
        <svg:desc/>
        <draw:g draw:name="Groupe 12" draw:id="id587">
          <svg:title/>
          <svg:desc/>
          <draw:custom-shape svg:x="0.125in" svg:y="0.00521in" svg:width="0.02604in" svg:height="2.38542in" draw:id="id599" draw:layer="Master1-bg" draw:style-name="a1733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5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7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9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41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43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5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7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9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51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53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5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7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9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61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63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7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9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71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73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5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7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9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81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83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5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3" draw:id="id588">
          <svg:title/>
          <svg:desc/>
          <draw:custom-shape svg:x="12.55903in" svg:y="0in" svg:width="0.4566in" svg:height="0.56076in" draw:id="id589" draw:layer="Master1-bg" draw:style-name="a1713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5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7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9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21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23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5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7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9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5" draw:name="Titre 1" svg:x="1.5816in" svg:y="0.66667in" svg:width="10.17361in" svg:height="3.00572in" presentation:class="title" presentation:placeholder="false">
        <draw:text-box>
          <text:p text:style-name="a1684" text:class-names="" text:cond-style-name=""><text:span text:style-name="a1682" text:class-names="">Modifiez le style du titre</text:span><text:span text:style-name="a1683" text:class-names=""/></text:p>
        </draw:text-box>
        <svg:title/>
        <svg:desc/>
      </draw:frame>
      <draw:frame draw:id="id580" presentation:style-name="a1689" draw:name="Espace réservé du texte 3" svg:x="1.88172in" svg:y="3.68062in" svg:width="9.57163in" svg:height="0.60036in" presentation:class="outline" presentation:placeholder="false">
        <draw:text-box>
          <text:list text:style-name="a1688">
            <text:list-item>
              <text:p text:style-name="a1687" text:class-names="" text:cond-style-name=""><text:span text:style-name="a1686" text:class-names="">Modifiez les styles du texte du masque</text:span></text:p>
            </text:list-item>
          </text:list>
        </draw:text-box>
        <svg:title/>
        <svg:desc/>
      </draw:frame>
      <draw:frame draw:id="id581" presentation:style-name="a1693" draw:name="Espace réservé du texte 3" svg:x="1.24826in" svg:y="4.71338in" svg:width="10.83334in" svg:height="1.62893in" presentation:class="outline" presentation:placeholder="false">
        <draw:text-box>
          <text:list text:style-name="a1692">
            <text:list-item>
              <text:p text:style-name="a1691" text:class-names="" text:cond-style-name=""><text:span text:style-name="a1690" text:class-names="">Modifiez les styles du texte du masque</text:span></text:p>
            </text:list-item>
          </text:list>
        </draw:text-box>
        <svg:title/>
        <svg:desc/>
      </draw:frame>
      <draw:frame draw:id="id582" presentation:style-name="a1698" draw:name="Espace réservé de la date 4" svg:x="8.15499in" svg:y="6.43403in" svg:width="3in" svg:height="0.39931in" presentation:class="date-time" presentation:placeholder="false">
        <draw:text-box>
          <text:p text:style-name="a1697" text:class-names="" text:cond-style-name=""><text:span text:style-name="a1694" text:class-names=""><text:date text:fixed="false" style:data-style-name="a1695">18/03/2019</text:date></text:span><text:span text:style-name="a1696" text:class-names=""/></text:p>
        </draw:text-box>
        <svg:title/>
        <svg:desc/>
      </draw:frame>
      <draw:frame draw:id="id583" presentation:style-name="a1701" draw:name="Espace réservé du pied de page 5" svg:x="1.24826in" svg:y="6.43403in" svg:width="6.82339in" svg:height="0.39931in" presentation:class="footer" presentation:placeholder="false">
        <draw:text-box>
          <text:p text:style-name="a1700" text:class-names="" text:cond-style-name=""><text:span text:style-name="a1699" text:class-names=""/></text:p>
        </draw:text-box>
        <svg:title/>
        <svg:desc/>
      </draw:frame>
      <draw:frame draw:id="id584" presentation:style-name="a1705" draw:name="Espace réservé du numéro de diapositive 6" svg:x="11.23832in" svg:y="6.43403in" svg:width="0.84327in" svg:height="0.39931in" presentation:class="page-number" presentation:placeholder="false">
        <draw:text-box>
          <text:p text:style-name="a1704" text:class-names="" text:cond-style-name=""><text:span text:style-name="a1702" text:class-names=""><text:page-number style:num-format="1" text:fixed="false">‹N°›</text:page-number></text:span><text:span text:style-name="a1703" text:class-names=""/></text:p>
        </draw:text-box>
        <svg:title/>
        <svg:desc/>
      </draw:frame>
      <draw:frame draw:id="id585" draw:style-name="a1708" draw:name="Zone de texte 59" svg:x="0.98809in" svg:y="0.80096in" svg:width="0.66667in" svg:height="0.63952in">
        <draw:text-box>
          <text:p text:style-name="a1707" text:class-names="" text:cond-style-name=""><text:span text:style-name="a1706" text:class-names="">“</text:span></text:p>
        </draw:text-box>
        <svg:title/>
        <svg:desc/>
      </draw:frame>
      <draw:frame draw:id="id586" draw:style-name="a1711" draw:name="Zone de texte 60" svg:x="11.52381in" svg:y="3.02381in" svg:width="0.66667in" svg:height="0.63952in">
        <draw:text-box>
          <text:p text:style-name="a1710" text:class-names="" text:cond-style-name=""><text:span text:style-name="a1709" text:class-names="">”</text:span></text:p>
        </draw:text-box>
        <svg:title/>
        <svg:desc/>
      </draw:frame>
      <presentation:notes style:page-layout-name="pageLayout2" draw:style-name="a1817">
        <draw:frame draw:id="id46" presentation:style-name="a1788" draw:name="Espace réservé de l'en-tête 1" svg:x="0in" svg:y="0in" svg:width="3.25in" svg:height="0.50174in" presentation:class="header" presentation:placeholder="false">
          <draw:text-box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47" presentation:style-name="a1793" draw:name="Espace réservé de la date 2" svg:x="4.24826in" svg:y="0in" svg:width="3.25in" svg:height="0.50174in" presentation:class="date-time" presentation:placeholder="false">
          <draw:text-box>
            <text:p text:style-name="a1792" text:class-names="" text:cond-style-name=""><text:span text:style-name="a1789" text:class-names=""><text:date text:fixed="false" style:data-style-name="a1790">18/03/2019</text:date></text:span><text:span text:style-name="a17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94" draw:name="Espace réservé de l'image des diapositives 3">
          <svg:title/>
          <svg:desc/>
        </draw:page-thumbnail>
        <draw:frame draw:id="id49" presentation:style-name="a1809" draw:name="Espace réservé des notes 4" svg:x="0.75in" svg:y="4.8125in" svg:width="6in" svg:height="3.9375in" presentation:class="notes" presentation:placeholder="false">
          <draw:text-box>
            <text:p text:style-name="a1796" text:class-names="" text:cond-style-name=""><text:span text:style-name="a1795" text:class-names="">Modifiez les styles du texte du masque</text:span></text:p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Deuxième niveau</text:span></text:p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list text:style-name="a1802">
                      <text:list-item>
                        <text:p text:style-name="a1801" text:class-names="" text:cond-style-name=""><text:span text:style-name="a18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5">
              <text:list-item>
                <text:list text:style-name="a1805">
                  <text:list-item>
                    <text:list text:style-name="a1805">
                      <text:list-item>
                        <text:list text:style-name="a1805">
                          <text:list-item>
                            <text:p text:style-name="a1804" text:class-names="" text:cond-style-name=""><text:span text:style-name="a18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8">
              <text:list-item>
                <text:list text:style-name="a1808">
                  <text:list-item>
                    <text:list text:style-name="a1808">
                      <text:list-item>
                        <text:list text:style-name="a1808">
                          <text:list-item>
                            <text:list text:style-name="a1808">
                              <text:list-item>
                                <text:p text:style-name="a1807" text:class-names="" text:cond-style-name=""><text:span text:style-name="a18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12" draw:name="Espace réservé du pied de page 5" svg:x="0in" svg:y="9.49826in" svg:width="3.25in" svg:height="0.50174in" presentation:class="footer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51" presentation:style-name="a1816" draw:name="Espace réservé du numéro de diapositive 6" svg:x="4.24826in" svg:y="9.49826in" svg:width="3.25in" svg:height="0.50174in" presentation:class="page-number" presentation:placeholder="false">
          <draw:text-box>
            <text:p text:style-name="a1815" text:class-names="" text:cond-style-name=""><text:span text:style-name="a1813" text:class-names=""><text:page-number style:num-format="1" text:fixed="false">‹N°›</text:page-number></text:span><text:span text:style-name="a1814" text:class-names=""/></text:p>
          </draw:text-box>
          <svg:title/>
          <svg:desc/>
        </draw:frame>
      </presentation:notes>
    </style:master-page>
    <style:master-page style:name="Master1-Layout13-cust-Carte-de-nom" style:page-layout-name="pageLayout1" draw:style-name="a1819">
      <draw:frame draw:id="id626" draw:layer="Master1-bg" draw:style-name="a1820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8" draw:id="id627">
        <svg:title/>
        <svg:desc/>
        <draw:g draw:name="Groupe 9" draw:id="id633">
          <svg:title/>
          <svg:desc/>
          <draw:custom-shape svg:x="0.125in" svg:y="0.00521in" svg:width="0.02604in" svg:height="2.38542in" draw:id="id645" draw:layer="Master1-bg" draw:style-name="a1862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64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6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8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70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72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74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6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8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80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82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84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6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8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90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92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6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8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900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902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904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6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8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10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12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14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0" draw:id="id634">
          <svg:title/>
          <svg:desc/>
          <draw:custom-shape svg:x="12.55903in" svg:y="0in" svg:width="0.4566in" svg:height="0.56076in" draw:id="id635" draw:layer="Master1-bg" draw:style-name="a1842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44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6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8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50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52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54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6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8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4" draw:name="Titre 1" svg:x="1.24826in" svg:y="2.33382in" svg:width="10.83333in" svg:height="2.74698in" presentation:class="title" presentation:placeholder="false">
        <draw:text-box>
          <text:p text:style-name="a1823" text:class-names="" text:cond-style-name=""><text:span text:style-name="a1821" text:class-names="">Modifiez le style du titre</text:span><text:span text:style-name="a1822" text:class-names=""/></text:p>
        </draw:text-box>
        <svg:title/>
        <svg:desc/>
      </draw:frame>
      <draw:frame draw:id="id629" presentation:style-name="a1828" draw:name="Espace réservé du texte 3" svg:x="1.24821in" svg:y="5.09367in" svg:width="10.8317in" svg:height="1.24742in" presentation:class="outline" presentation:placeholder="false">
        <draw:text-box>
          <text:list text:style-name="a1827">
            <text:list-item>
              <text:p text:style-name="a1826" text:class-names="" text:cond-style-name=""><text:span text:style-name="a1825" text:class-names="">Modifiez les styles du texte du masque</text:span></text:p>
            </text:list-item>
          </text:list>
        </draw:text-box>
        <svg:title/>
        <svg:desc/>
      </draw:frame>
      <draw:frame draw:id="id630" presentation:style-name="a1833" draw:name="Espace réservé de la date 4" svg:x="8.15499in" svg:y="6.43403in" svg:width="3in" svg:height="0.39931in" presentation:class="date-time" presentation:placeholder="false">
        <draw:text-box>
          <text:p text:style-name="a1832" text:class-names="" text:cond-style-name=""><text:span text:style-name="a1829" text:class-names=""><text:date text:fixed="false" style:data-style-name="a1830">18/03/2019</text:date></text:span><text:span text:style-name="a1831" text:class-names=""/></text:p>
        </draw:text-box>
        <svg:title/>
        <svg:desc/>
      </draw:frame>
      <draw:frame draw:id="id631" presentation:style-name="a1836" draw:name="Espace réservé du pied de page 5" svg:x="1.24826in" svg:y="6.43403in" svg:width="6.82339in" svg:height="0.39931in" presentation:class="footer" presentation:placeholder="false">
        <draw:text-box>
          <text:p text:style-name="a1835" text:class-names="" text:cond-style-name=""><text:span text:style-name="a1834" text:class-names=""/></text:p>
        </draw:text-box>
        <svg:title/>
        <svg:desc/>
      </draw:frame>
      <draw:frame draw:id="id632" presentation:style-name="a1840" draw:name="Espace réservé du numéro de diapositive 6" svg:x="11.23832in" svg:y="6.43403in" svg:width="0.84327in" svg:height="0.39931in" presentation:class="page-number" presentation:placeholder="false">
        <draw:text-box>
          <text:p text:style-name="a1839" text:class-names="" text:cond-style-name=""><text:span text:style-name="a1837" text:class-names=""><text:page-number style:num-format="1" text:fixed="false">‹N°›</text:page-number></text:span><text:span text:style-name="a1838" text:class-names=""/></text:p>
        </draw:text-box>
        <svg:title/>
        <svg:desc/>
      </draw:frame>
      <presentation:notes style:page-layout-name="pageLayout2" draw:style-name="a1946">
        <draw:frame draw:id="id46" presentation:style-name="a1917" draw:name="Espace réservé de l'en-tête 1" svg:x="0in" svg:y="0in" svg:width="3.25in" svg:height="0.50174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47" presentation:style-name="a1922" draw:name="Espace réservé de la date 2" svg:x="4.24826in" svg:y="0in" svg:width="3.25in" svg:height="0.50174in" presentation:class="date-time" presentation:placeholder="false">
          <draw:text-box>
            <text:p text:style-name="a1921" text:class-names="" text:cond-style-name=""><text:span text:style-name="a1918" text:class-names=""><text:date text:fixed="false" style:data-style-name="a1919">18/03/2019</text:date></text:span><text:span text:style-name="a19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23" draw:name="Espace réservé de l'image des diapositives 3">
          <svg:title/>
          <svg:desc/>
        </draw:page-thumbnail>
        <draw:frame draw:id="id49" presentation:style-name="a1938" draw:name="Espace réservé des notes 4" svg:x="0.75in" svg:y="4.8125in" svg:width="6in" svg:height="3.9375in" presentation:class="notes" presentation:placeholder="false">
          <draw:text-box>
            <text:p text:style-name="a1925" text:class-names="" text:cond-style-name=""><text:span text:style-name="a1924" text:class-names="">Modifiez les styles du texte du masque</text:span></text:p>
            <text:list text:style-name="a1928">
              <text:list-item>
                <text:list text:style-name="a1928">
                  <text:list-item>
                    <text:p text:style-name="a1927" text:class-names="" text:cond-style-name=""><text:span text:style-name="a1926" text:class-names="">Deuxième niveau</text:span></text:p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list text:style-name="a1931">
                      <text:list-item>
                        <text:p text:style-name="a1930" text:class-names="" text:cond-style-name=""><text:span text:style-name="a19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34">
              <text:list-item>
                <text:list text:style-name="a1934">
                  <text:list-item>
                    <text:list text:style-name="a1934">
                      <text:list-item>
                        <text:list text:style-name="a1934">
                          <text:list-item>
                            <text:p text:style-name="a1933" text:class-names="" text:cond-style-name=""><text:span text:style-name="a19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7">
              <text:list-item>
                <text:list text:style-name="a1937">
                  <text:list-item>
                    <text:list text:style-name="a1937">
                      <text:list-item>
                        <text:list text:style-name="a1937">
                          <text:list-item>
                            <text:list text:style-name="a1937">
                              <text:list-item>
                                <text:p text:style-name="a1936" text:class-names="" text:cond-style-name=""><text:span text:style-name="a19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41" draw:name="Espace réservé du pied de page 5" svg:x="0in" svg:y="9.49826in" svg:width="3.25in" svg:height="0.50174in" presentation:class="footer" presentation:placeholder="false">
          <draw:text-box>
            <text:p text:style-name="a1940" text:class-names="" text:cond-style-name=""><text:span text:style-name="a1939" text:class-names=""/></text:p>
          </draw:text-box>
          <svg:title/>
          <svg:desc/>
        </draw:frame>
        <draw:frame draw:id="id51" presentation:style-name="a1945" draw:name="Espace réservé du numéro de diapositive 6" svg:x="4.24826in" svg:y="9.49826in" svg:width="3.25in" svg:height="0.50174in" presentation:class="page-number" presentation:placeholder="false">
          <draw:text-box>
            <text:p text:style-name="a1944" text:class-names="" text:cond-style-name=""><text:span text:style-name="a1942" text:class-names=""><text:page-number style:num-format="1" text:fixed="false">‹N°›</text:page-number></text:span><text:span text:style-name="a1943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1948">
      <draw:frame draw:id="id672" draw:layer="Master1-bg" draw:style-name="a1949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13" draw:id="id673">
        <svg:title/>
        <svg:desc/>
        <draw:g draw:name="Groupe 15" draw:id="id684">
          <svg:title/>
          <svg:desc/>
          <draw:custom-shape svg:x="0.125in" svg:y="0.00521in" svg:width="0.02604in" svg:height="2.38542in" draw:id="id696" draw:layer="Master1-bg" draw:style-name="a2011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13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15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7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9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21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23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25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7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9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31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33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35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7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9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41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45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7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9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51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53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55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7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9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61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63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6" draw:id="id685">
          <svg:title/>
          <svg:desc/>
          <draw:custom-shape svg:x="12.55903in" svg:y="0in" svg:width="0.4566in" svg:height="0.56076in" draw:id="id686" draw:layer="Master1-bg" draw:style-name="a1991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93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95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7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9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2001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2003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2005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7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53" draw:name="Titre 1" svg:x="1.24826in" svg:y="0.66667in" svg:width="10.83333in" svg:height="2.08333in" presentation:class="title" presentation:placeholder="false">
        <draw:text-box>
          <text:p text:style-name="a1952" text:class-names="" text:cond-style-name=""><text:span text:style-name="a1950" text:class-names="">Modifiez le style du titre</text:span><text:span text:style-name="a1951" text:class-names=""/></text:p>
        </draw:text-box>
        <svg:title/>
        <svg:desc/>
      </draw:frame>
      <draw:frame draw:id="id675" presentation:style-name="a1957" draw:name="Espace réservé du texte 2" svg:x="1.24826in" svg:y="2.92483in" svg:width="3.49617in" svg:height="0.75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Modifiez les styles du texte du masque</text:span></text:p>
            </text:list-item>
          </text:list>
        </draw:text-box>
        <svg:title/>
        <svg:desc/>
      </draw:frame>
      <draw:frame draw:id="id676" presentation:style-name="a1961" draw:name="Espace réservé du texte 3" svg:x="1.23351in" svg:y="3.67483in" svg:width="3.50912in" svg:height="2.6585in" presentation:class="outline" presentation:placeholder="false">
        <draw:text-box>
          <text:list text:style-name="a1960">
            <text:list-item>
              <text:p text:style-name="a1959" text:class-names="" text:cond-style-name=""><text:span text:style-name="a1958" text:class-names="">Modifiez les styles du texte du masque</text:span></text:p>
            </text:list-item>
          </text:list>
        </draw:text-box>
        <svg:title/>
        <svg:desc/>
      </draw:frame>
      <draw:frame draw:id="id677" presentation:style-name="a1965" draw:name="Espace réservé du texte 4" svg:x="4.93741in" svg:y="2.9283in" svg:width="3.48249in" svg:height="0.75in" presentation:class="outline" presentation:placeholder="false">
        <draw:text-box>
          <text:list text:style-name="a1964">
            <text:list-item>
              <text:p text:style-name="a1963" text:class-names="" text:cond-style-name=""><text:span text:style-name="a1962" text:class-names="">Modifiez les styles du texte du masque</text:span></text:p>
            </text:list-item>
          </text:list>
        </draw:text-box>
        <svg:title/>
        <svg:desc/>
      </draw:frame>
      <draw:frame draw:id="id678" presentation:style-name="a1969" draw:name="Espace réservé du texte 3" svg:x="4.92587in" svg:y="3.6783in" svg:width="3.495in" svg:height="2.6585in" presentation:class="outline" presentation:placeholder="false">
        <draw:text-box>
          <text:list text:style-name="a1968">
            <text:list-item>
              <text:p text:style-name="a1967" text:class-names="" text:cond-style-name=""><text:span text:style-name="a1966" text:class-names="">Modifiez les styles du texte du masque</text:span></text:p>
            </text:list-item>
          </text:list>
        </draw:text-box>
        <svg:title/>
        <svg:desc/>
      </draw:frame>
      <draw:frame draw:id="id679" presentation:style-name="a1973" draw:name="Espace réservé du texte 4" svg:x="8.58753in" svg:y="2.92483in" svg:width="3.49406in" svg:height="0.75in" presentation:class="outline" presentation:placeholder="false">
        <draw:text-box>
          <text:list text:style-name="a1972">
            <text:list-item>
              <text:p text:style-name="a1971" text:class-names="" text:cond-style-name=""><text:span text:style-name="a1970" text:class-names="">Modifiez les styles du texte du masque</text:span></text:p>
            </text:list-item>
          </text:list>
        </draw:text-box>
        <svg:title/>
        <svg:desc/>
      </draw:frame>
      <draw:frame draw:id="id680" presentation:style-name="a1977" draw:name="Espace réservé du texte 3" svg:x="8.58753in" svg:y="3.67483in" svg:width="3.49406in" svg:height="2.6585in" presentation:class="outline" presentation:placeholder="false">
        <draw:text-box>
          <text:list text:style-name="a1976">
            <text:list-item>
              <text:p text:style-name="a1975" text:class-names="" text:cond-style-name=""><text:span text:style-name="a1974" text:class-names="">Modifiez les styles du texte du masque</text:span></text:p>
            </text:list-item>
          </text:list>
        </draw:text-box>
        <svg:title/>
        <svg:desc/>
      </draw:frame>
      <draw:frame draw:id="id681" presentation:style-name="a1982" draw:name="Espace réservé de la date 2" svg:x="8.15499in" svg:y="6.43403in" svg:width="3in" svg:height="0.39931in" presentation:class="date-time" presentation:placeholder="false">
        <draw:text-box>
          <text:p text:style-name="a1981" text:class-names="" text:cond-style-name=""><text:span text:style-name="a1978" text:class-names=""><text:date text:fixed="false" style:data-style-name="a1979">18/03/2019</text:date></text:span><text:span text:style-name="a1980" text:class-names=""/></text:p>
        </draw:text-box>
        <svg:title/>
        <svg:desc/>
      </draw:frame>
      <draw:frame draw:id="id682" presentation:style-name="a1985" draw:name="Espace réservé du pied de page 3" svg:x="1.24826in" svg:y="6.43403in" svg:width="6.82339in" svg:height="0.39931in" presentation:class="footer" presentation:placeholder="false">
        <draw:text-box>
          <text:p text:style-name="a1984" text:class-names="" text:cond-style-name=""><text:span text:style-name="a1983" text:class-names=""/></text:p>
        </draw:text-box>
        <svg:title/>
        <svg:desc/>
      </draw:frame>
      <draw:frame draw:id="id683" presentation:style-name="a1989" draw:name="Espace réservé du numéro de diapositive 4" svg:x="11.23832in" svg:y="6.43403in" svg:width="0.84327in" svg:height="0.39931in" presentation:class="page-number" presentation:placeholder="false">
        <draw:text-box>
          <text:p text:style-name="a1988" text:class-names="" text:cond-style-name=""><text:span text:style-name="a1986" text:class-names=""><text:page-number style:num-format="1" text:fixed="false">‹N°›</text:page-number></text:span><text:span text:style-name="a1987" text:class-names=""/></text:p>
        </draw:text-box>
        <svg:title/>
        <svg:desc/>
      </draw:frame>
      <presentation:notes style:page-layout-name="pageLayout2" draw:style-name="a2095">
        <draw:frame draw:id="id46" presentation:style-name="a2066" draw:name="Espace réservé de l'en-tête 1" svg:x="0in" svg:y="0in" svg:width="3.25in" svg:height="0.50174in" presentation:class="head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47" presentation:style-name="a2071" draw:name="Espace réservé de la date 2" svg:x="4.24826in" svg:y="0in" svg:width="3.25in" svg:height="0.50174in" presentation:class="date-time" presentation:placeholder="false">
          <draw:text-box>
            <text:p text:style-name="a2070" text:class-names="" text:cond-style-name=""><text:span text:style-name="a2067" text:class-names=""><text:date text:fixed="false" style:data-style-name="a2068">18/03/2019</text:date></text:span><text:span text:style-name="a206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72" draw:name="Espace réservé de l'image des diapositives 3">
          <svg:title/>
          <svg:desc/>
        </draw:page-thumbnail>
        <draw:frame draw:id="id49" presentation:style-name="a2087" draw:name="Espace réservé des notes 4" svg:x="0.75in" svg:y="4.8125in" svg:width="6in" svg:height="3.9375in" presentation:class="notes" presentation:placeholder="false">
          <draw:text-box>
            <text:p text:style-name="a2074" text:class-names="" text:cond-style-name=""><text:span text:style-name="a2073" text:class-names="">Modifiez les styles du texte du masque</text:span></text:p>
            <text:list text:style-name="a2077">
              <text:list-item>
                <text:list text:style-name="a2077">
                  <text:list-item>
                    <text:p text:style-name="a2076" text:class-names="" text:cond-style-name=""><text:span text:style-name="a2075" text:class-names="">Deuxième niveau</text:span></text:p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p text:style-name="a2079" text:class-names="" text:cond-style-name=""><text:span text:style-name="a20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83">
              <text:list-item>
                <text:list text:style-name="a2083">
                  <text:list-item>
                    <text:list text:style-name="a2083">
                      <text:list-item>
                        <text:list text:style-name="a2083">
                          <text:list-item>
                            <text:p text:style-name="a2082" text:class-names="" text:cond-style-name=""><text:span text:style-name="a20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6">
              <text:list-item>
                <text:list text:style-name="a2086">
                  <text:list-item>
                    <text:list text:style-name="a2086">
                      <text:list-item>
                        <text:list text:style-name="a2086">
                          <text:list-item>
                            <text:list text:style-name="a2086">
                              <text:list-item>
                                <text:p text:style-name="a2085" text:class-names="" text:cond-style-name=""><text:span text:style-name="a20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90" draw:name="Espace réservé du pied de page 5" svg:x="0in" svg:y="9.49826in" svg:width="3.25in" svg:height="0.50174in" presentation:class="footer" presentation:placeholder="false">
          <draw:text-box>
            <text:p text:style-name="a2089" text:class-names="" text:cond-style-name=""><text:span text:style-name="a2088" text:class-names=""/></text:p>
          </draw:text-box>
          <svg:title/>
          <svg:desc/>
        </draw:frame>
        <draw:frame draw:id="id51" presentation:style-name="a2094" draw:name="Espace réservé du numéro de diapositive 6" svg:x="4.24826in" svg:y="9.49826in" svg:width="3.25in" svg:height="0.50174in" presentation:class="page-number" presentation:placeholder="false">
          <draw:text-box>
            <text:p text:style-name="a2093" text:class-names="" text:cond-style-name=""><text:span text:style-name="a2091" text:class-names=""><text:page-number style:num-format="1" text:fixed="false">‹N°›</text:page-number></text:span><text:span text:style-name="a2092" text:class-names=""/></text:p>
          </draw:text-box>
          <svg:title/>
          <svg:desc/>
        </draw:frame>
      </presentation:notes>
    </style:master-page>
    <style:master-page style:name="Master1-Layout15-cust-3 colonnes-d’images" style:page-layout-name="pageLayout1" draw:style-name="a2097">
      <draw:frame draw:id="id723" draw:layer="Master1-bg" draw:style-name="a2098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15" draw:id="id724">
        <svg:title/>
        <svg:desc/>
        <draw:g draw:name="Groupe 16" draw:id="id738">
          <svg:title/>
          <svg:desc/>
          <draw:custom-shape svg:x="0.125in" svg:y="0.00521in" svg:width="0.02604in" svg:height="2.38542in" draw:id="id750" draw:layer="Master1-bg" draw:style-name="a2169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71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73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5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7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9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81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83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5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7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9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91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93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5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7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9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2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203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5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7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9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11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13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5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7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9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21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17" draw:id="id739">
          <svg:title/>
          <svg:desc/>
          <draw:custom-shape svg:x="12.55903in" svg:y="0in" svg:width="0.4566in" svg:height="0.56076in" draw:id="id740" draw:layer="Master1-bg" draw:style-name="a2149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51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53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5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7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9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61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63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5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102" draw:name="Titre 1" svg:x="1.24826in" svg:y="0.66667in" svg:width="10.83333in" svg:height="2.08333in" presentation:class="title" presentation:placeholder="false">
        <draw:text-box>
          <text:p text:style-name="a2101" text:class-names="" text:cond-style-name=""><text:span text:style-name="a2099" text:class-names="">Modifiez le style du titre</text:span><text:span text:style-name="a2100" text:class-names=""/></text:p>
        </draw:text-box>
        <svg:title/>
        <svg:desc/>
      </draw:frame>
      <draw:frame draw:id="id726" presentation:style-name="a2106" draw:name="Espace réservé du texte 2" svg:x="1.24826in" svg:y="4.81692in" svg:width="3.49436in" svg:height="0.63021in" presentation:class="outline" presentation:placeholder="false">
        <draw:text-box>
          <text:list text:style-name="a2105">
            <text:list-item>
              <text:p text:style-name="a2104" text:class-names="" text:cond-style-name=""><text:span text:style-name="a2103" text:class-names="">Modifiez les styles du texte du masque</text:span></text:p>
            </text:list-item>
          </text:list>
        </draw:text-box>
        <svg:title/>
        <svg:desc/>
      </draw:frame>
      <draw:frame draw:id="id727" presentation:style-name="a2109" draw:name="Espace réservé d’image 2" svg:x="1.24826in" svg:y="2.91666in" svg:width="3.49436in" svg:height="1.66667in" presentation:class="graphic" presentation:placeholder="false">
        <draw:text-box>
          <text:p text:style-name="a2108" text:class-names="" text:cond-style-name=""><text:span text:style-name="a2107" text:class-names="">Cliquez sur l’icône pour ajouter une image</text:span></text:p>
        </draw:text-box>
        <svg:title/>
        <svg:desc/>
      </draw:frame>
      <draw:frame draw:id="id728" presentation:style-name="a2113" draw:name="Espace réservé du texte 3" svg:x="1.24826in" svg:y="5.44713in" svg:width="3.49436in" svg:height="0.8944in" presentation:class="outline" presentation:placeholder="false">
        <draw:text-box>
          <text:list text:style-name="a2112">
            <text:list-item>
              <text:p text:style-name="a2111" text:class-names="" text:cond-style-name=""><text:span text:style-name="a2110" text:class-names="">Modifiez les styles du texte du masque</text:span></text:p>
            </text:list-item>
          </text:list>
        </draw:text-box>
        <svg:title/>
        <svg:desc/>
      </draw:frame>
      <draw:frame draw:id="id729" presentation:style-name="a2117" draw:name="Espace réservé du texte 4" svg:x="4.90929in" svg:y="4.81692in" svg:width="3.5in" svg:height="0.63021in" presentation:class="outline" presentation:placeholder="false">
        <draw:text-box>
          <text:list text:style-name="a2116">
            <text:list-item>
              <text:p text:style-name="a2115" text:class-names="" text:cond-style-name=""><text:span text:style-name="a2114" text:class-names="">Modifiez les styles du texte du masque</text:span></text:p>
            </text:list-item>
          </text:list>
        </draw:text-box>
        <svg:title/>
        <svg:desc/>
      </draw:frame>
      <draw:frame draw:id="id730" presentation:style-name="a2120" draw:name="Espace réservé d’image 2" svg:x="4.90929in" svg:y="2.91666in" svg:width="3.4984in" svg:height="1.66667in" presentation:class="graphic" presentation:placeholder="false">
        <draw:text-box>
          <text:p text:style-name="a2119" text:class-names="" text:cond-style-name=""><text:span text:style-name="a2118" text:class-names="">Cliquez sur l’icône pour ajouter une image</text:span></text:p>
        </draw:text-box>
        <svg:title/>
        <svg:desc/>
      </draw:frame>
      <draw:frame draw:id="id731" presentation:style-name="a2124" draw:name="Espace réservé du texte 3" svg:x="4.90769in" svg:y="5.44713in" svg:width="3.5in" svg:height="0.8862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Modifiez les styles du texte du masque</text:span></text:p>
            </text:list-item>
          </text:list>
        </draw:text-box>
        <svg:title/>
        <svg:desc/>
      </draw:frame>
      <draw:frame draw:id="id732" presentation:style-name="a2128" draw:name="Espace réservé du texte 4" svg:x="8.58767in" svg:y="4.81692in" svg:width="3.48944in" svg:height="0.63021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Modifiez les styles du texte du masque</text:span></text:p>
            </text:list-item>
          </text:list>
        </draw:text-box>
        <svg:title/>
        <svg:desc/>
      </draw:frame>
      <draw:frame draw:id="id733" presentation:style-name="a2131" draw:name="Espace réservé d’image 2" svg:x="8.58753in" svg:y="2.91666in" svg:width="3.49406in" svg:height="1.66667in" presentation:class="graphic" presentation:placeholder="false">
        <draw:text-box>
          <text:p text:style-name="a2130" text:class-names="" text:cond-style-name=""><text:span text:style-name="a2129" text:class-names="">Cliquez sur l’icône pour ajouter une image</text:span></text:p>
        </draw:text-box>
        <svg:title/>
        <svg:desc/>
      </draw:frame>
      <draw:frame draw:id="id734" presentation:style-name="a2135" draw:name="Espace réservé du texte 3" svg:x="8.58753in" svg:y="5.44713in" svg:width="3.49406in" svg:height="0.8862in" presentation:class="outline" presentation:placeholder="false">
        <draw:text-box>
          <text:list text:style-name="a2134">
            <text:list-item>
              <text:p text:style-name="a2133" text:class-names="" text:cond-style-name=""><text:span text:style-name="a2132" text:class-names="">Modifiez les styles du texte du masque</text:span></text:p>
            </text:list-item>
          </text:list>
        </draw:text-box>
        <svg:title/>
        <svg:desc/>
      </draw:frame>
      <draw:frame draw:id="id735" presentation:style-name="a2140" draw:name="Espace réservé de la date 2" svg:x="8.15499in" svg:y="6.43403in" svg:width="3in" svg:height="0.39931in" presentation:class="date-time" presentation:placeholder="false">
        <draw:text-box>
          <text:p text:style-name="a2139" text:class-names="" text:cond-style-name=""><text:span text:style-name="a2136" text:class-names=""><text:date text:fixed="false" style:data-style-name="a2137">18/03/2019</text:date></text:span><text:span text:style-name="a2138" text:class-names=""/></text:p>
        </draw:text-box>
        <svg:title/>
        <svg:desc/>
      </draw:frame>
      <draw:frame draw:id="id736" presentation:style-name="a2143" draw:name="Espace réservé du pied de page 3" svg:x="1.24826in" svg:y="6.43403in" svg:width="6.82339in" svg:height="0.39931in" presentation:class="footer" presentation:placeholder="false">
        <draw:text-box>
          <text:p text:style-name="a2142" text:class-names="" text:cond-style-name=""><text:span text:style-name="a2141" text:class-names=""/></text:p>
        </draw:text-box>
        <svg:title/>
        <svg:desc/>
      </draw:frame>
      <draw:frame draw:id="id737" presentation:style-name="a2147" draw:name="Espace réservé du numéro de diapositive 4" svg:x="11.23832in" svg:y="6.43403in" svg:width="0.84327in" svg:height="0.39931in" presentation:class="page-number" presentation:placeholder="false">
        <draw:text-box>
          <text:p text:style-name="a2146" text:class-names="" text:cond-style-name=""><text:span text:style-name="a2144" text:class-names=""><text:page-number style:num-format="1" text:fixed="false">‹N°›</text:page-number></text:span><text:span text:style-name="a2145" text:class-names=""/></text:p>
        </draw:text-box>
        <svg:title/>
        <svg:desc/>
      </draw:frame>
      <presentation:notes style:page-layout-name="pageLayout2" draw:style-name="a2253">
        <draw:frame draw:id="id46" presentation:style-name="a2224" draw:name="Espace réservé de l'en-tête 1" svg:x="0in" svg:y="0in" svg:width="3.25in" svg:height="0.50174in" presentation:class="header" presentation:placeholder="false">
          <draw:text-box>
            <text:p text:style-name="a2223" text:class-names="" text:cond-style-name=""><text:span text:style-name="a2222" text:class-names=""/></text:p>
          </draw:text-box>
          <svg:title/>
          <svg:desc/>
        </draw:frame>
        <draw:frame draw:id="id47" presentation:style-name="a2229" draw:name="Espace réservé de la date 2" svg:x="4.24826in" svg:y="0in" svg:width="3.25in" svg:height="0.50174in" presentation:class="date-time" presentation:placeholder="false">
          <draw:text-box>
            <text:p text:style-name="a2228" text:class-names="" text:cond-style-name=""><text:span text:style-name="a2225" text:class-names=""><text:date text:fixed="false" style:data-style-name="a2226">18/03/2019</text:date></text:span><text:span text:style-name="a222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30" draw:name="Espace réservé de l'image des diapositives 3">
          <svg:title/>
          <svg:desc/>
        </draw:page-thumbnail>
        <draw:frame draw:id="id49" presentation:style-name="a2245" draw:name="Espace réservé des notes 4" svg:x="0.75in" svg:y="4.8125in" svg:width="6in" svg:height="3.9375in" presentation:class="notes" presentation:placeholder="false">
          <draw:text-box>
            <text:p text:style-name="a2232" text:class-names="" text:cond-style-name=""><text:span text:style-name="a2231" text:class-names="">Modifiez les styles du texte du masque</text:span></text:p>
            <text:list text:style-name="a2235">
              <text:list-item>
                <text:list text:style-name="a2235">
                  <text:list-item>
                    <text:p text:style-name="a2234" text:class-names="" text:cond-style-name=""><text:span text:style-name="a2233" text:class-names="">Deuxième niveau</text:span></text:p>
                  </text:list-item>
                </text:list>
              </text:list-item>
            </text:list>
            <text:list text:style-name="a2238">
              <text:list-item>
                <text:list text:style-name="a2238">
                  <text:list-item>
                    <text:list text:style-name="a2238">
                      <text:list-item>
                        <text:p text:style-name="a2237" text:class-names="" text:cond-style-name=""><text:span text:style-name="a2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1">
              <text:list-item>
                <text:list text:style-name="a2241">
                  <text:list-item>
                    <text:list text:style-name="a2241">
                      <text:list-item>
                        <text:list text:style-name="a2241">
                          <text:list-item>
                            <text:p text:style-name="a2240" text:class-names="" text:cond-style-name=""><text:span text:style-name="a2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4">
              <text:list-item>
                <text:list text:style-name="a2244">
                  <text:list-item>
                    <text:list text:style-name="a2244">
                      <text:list-item>
                        <text:list text:style-name="a2244">
                          <text:list-item>
                            <text:list text:style-name="a2244">
                              <text:list-item>
                                <text:p text:style-name="a2243" text:class-names="" text:cond-style-name=""><text:span text:style-name="a2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8" draw:name="Espace réservé du pied de page 5" svg:x="0in" svg:y="9.49826in" svg:width="3.25in" svg:height="0.50174in" presentation:class="foot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51" presentation:style-name="a2252" draw:name="Espace réservé du numéro de diapositive 6" svg:x="4.24826in" svg:y="9.49826in" svg:width="3.25in" svg:height="0.50174in" presentation:class="page-number" presentation:placeholder="false">
          <draw:text-box>
            <text:p text:style-name="a2251" text:class-names="" text:cond-style-name=""><text:span text:style-name="a2249" text:class-names=""><text:page-number style:num-format="1" text:fixed="false">‹N°›</text:page-number></text:span><text:span text:style-name="a2250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2255">
      <draw:frame draw:id="id777" draw:layer="Master1-bg" draw:style-name="a2256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7" draw:id="id778">
        <svg:title/>
        <svg:desc/>
        <draw:g draw:name="Groupe 8" draw:id="id784">
          <svg:title/>
          <svg:desc/>
          <draw:custom-shape svg:x="0.125in" svg:y="0.00521in" svg:width="0.02604in" svg:height="2.38542in" draw:id="id796" draw:layer="Master1-bg" draw:style-name="a2310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12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14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6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8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20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22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24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6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8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30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32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34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6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8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40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4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44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6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8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50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52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54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6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8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60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62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9" draw:id="id785">
          <svg:title/>
          <svg:desc/>
          <draw:custom-shape svg:x="12.55903in" svg:y="0in" svg:width="0.4566in" svg:height="0.56076in" draw:id="id786" draw:layer="Master1-bg" draw:style-name="a2290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92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94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6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8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300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302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304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6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60" draw:name="Titre 1" svg:x="1.24826in" svg:y="0.67642in" svg:width="10.83333in" svg:height="1.61698in" presentation:class="title" presentation:placeholder="false">
        <draw:text-box>
          <text:p text:style-name="a2259" text:class-names="" text:cond-style-name=""><text:span text:style-name="a2257" text:class-names="">Modifiez le style du titre</text:span><text:span text:style-name="a2258" text:class-names=""/></text:p>
        </draw:text-box>
        <svg:title/>
        <svg:desc/>
      </draw:frame>
      <draw:frame draw:id="id780" presentation:style-name="a2276" draw:name="Espace réservé du texte vertical 2" svg:x="1.24826in" svg:y="2.46007in" svg:width="10.83333in" svg:height="3.87327in" presentation:class="outline" presentation:placeholder="false">
        <draw:text-box>
          <text:list text:style-name="a2263">
            <text:list-item>
              <text:p text:style-name="a2262" text:class-names="" text:cond-style-name=""><text:span text:style-name="a2261" text:class-names="">Modifiez les styles du texte du masque</text:span></text:p>
            </text:list-item>
          </text:list>
          <text:list text:style-name="a2266">
            <text:list-item>
              <text:list text:style-name="a2266">
                <text:list-item>
                  <text:p text:style-name="a2265" text:class-names="" text:cond-style-name=""><text:span text:style-name="a2264" text:class-names="">Deuxième niveau</text:span></text:p>
                </text:list-item>
              </text:list>
            </text:list-item>
          </text:list>
          <text:list text:style-name="a2269">
            <text:list-item>
              <text:list text:style-name="a2269">
                <text:list-item>
                  <text:list text:style-name="a2269">
                    <text:list-item>
                      <text:p text:style-name="a2268" text:class-names="" text:cond-style-name=""><text:span text:style-name="a22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p text:style-name="a2271" text:class-names="" text:cond-style-name=""><text:span text:style-name="a22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5">
            <text:list-item>
              <text:list text:style-name="a2275">
                <text:list-item>
                  <text:list text:style-name="a2275">
                    <text:list-item>
                      <text:list text:style-name="a2275">
                        <text:list-item>
                          <text:list text:style-name="a2275">
                            <text:list-item>
                              <text:p text:style-name="a2274" text:class-names="" text:cond-style-name=""><text:span text:style-name="a22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81" draw:name="Espace réservé de la date 3" svg:x="8.15499in" svg:y="6.43403in" svg:width="3in" svg:height="0.39931in" presentation:class="date-time" presentation:placeholder="false">
        <draw:text-box>
          <text:p text:style-name="a2280" text:class-names="" text:cond-style-name=""><text:span text:style-name="a2277" text:class-names=""><text:date text:fixed="false" style:data-style-name="a2278">18/03/2019</text:date></text:span><text:span text:style-name="a2279" text:class-names=""/></text:p>
        </draw:text-box>
        <svg:title/>
        <svg:desc/>
      </draw:frame>
      <draw:frame draw:id="id782" presentation:style-name="a2284" draw:name="Espace réservé du pied de page 4" svg:x="1.24826in" svg:y="6.43403in" svg:width="6.82339in" svg:height="0.39931in" presentation:class="footer" presentation:placeholder="false">
        <draw:text-box>
          <text:p text:style-name="a2283" text:class-names="" text:cond-style-name=""><text:span text:style-name="a2282" text:class-names=""/></text:p>
        </draw:text-box>
        <svg:title/>
        <svg:desc/>
      </draw:frame>
      <draw:frame draw:id="id783" presentation:style-name="a2288" draw:name="Espace réservé du numéro de diapositive 5" svg:x="11.23832in" svg:y="6.43403in" svg:width="0.84327in" svg:height="0.39931in" presentation:class="page-number" presentation:placeholder="false">
        <draw:text-box>
          <text:p text:style-name="a2287" text:class-names="" text:cond-style-name=""><text:span text:style-name="a2285" text:class-names=""><text:page-number style:num-format="1" text:fixed="false">‹N°›</text:page-number></text:span><text:span text:style-name="a2286" text:class-names=""/></text:p>
        </draw:text-box>
        <svg:title/>
        <svg:desc/>
      </draw:frame>
      <presentation:notes style:page-layout-name="pageLayout2" draw:style-name="a2394">
        <draw:frame draw:id="id46" presentation:style-name="a2365" draw:name="Espace réservé de l'en-tête 1" svg:x="0in" svg:y="0in" svg:width="3.25in" svg:height="0.50174in" presentation:class="header" presentation:placeholder="false">
          <draw:text-box>
            <text:p text:style-name="a2364" text:class-names="" text:cond-style-name=""><text:span text:style-name="a2363" text:class-names=""/></text:p>
          </draw:text-box>
          <svg:title/>
          <svg:desc/>
        </draw:frame>
        <draw:frame draw:id="id47" presentation:style-name="a2370" draw:name="Espace réservé de la date 2" svg:x="4.24826in" svg:y="0in" svg:width="3.25in" svg:height="0.50174in" presentation:class="date-time" presentation:placeholder="false">
          <draw:text-box>
            <text:p text:style-name="a2369" text:class-names="" text:cond-style-name=""><text:span text:style-name="a2366" text:class-names=""><text:date text:fixed="false" style:data-style-name="a2367">18/03/2019</text:date></text:span><text:span text:style-name="a236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71" draw:name="Espace réservé de l'image des diapositives 3">
          <svg:title/>
          <svg:desc/>
        </draw:page-thumbnail>
        <draw:frame draw:id="id49" presentation:style-name="a2386" draw:name="Espace réservé des notes 4" svg:x="0.75in" svg:y="4.8125in" svg:width="6in" svg:height="3.9375in" presentation:class="notes" presentation:placeholder="false">
          <draw:text-box>
            <text:p text:style-name="a2373" text:class-names="" text:cond-style-name=""><text:span text:style-name="a2372" text:class-names="">Modifiez les styles du texte du masque</text:span></text:p>
            <text:list text:style-name="a2376">
              <text:list-item>
                <text:list text:style-name="a2376">
                  <text:list-item>
                    <text:p text:style-name="a2375" text:class-names="" text:cond-style-name=""><text:span text:style-name="a2374" text:class-names="">Deuxième niveau</text:span></text:p>
                  </text:list-item>
                </text:list>
              </text:list-item>
            </text:list>
            <text:list text:style-name="a2379">
              <text:list-item>
                <text:list text:style-name="a2379">
                  <text:list-item>
                    <text:list text:style-name="a2379">
                      <text:list-item>
                        <text:p text:style-name="a2378" text:class-names="" text:cond-style-name=""><text:span text:style-name="a23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82">
              <text:list-item>
                <text:list text:style-name="a2382">
                  <text:list-item>
                    <text:list text:style-name="a2382">
                      <text:list-item>
                        <text:list text:style-name="a2382">
                          <text:list-item>
                            <text:p text:style-name="a2381" text:class-names="" text:cond-style-name=""><text:span text:style-name="a23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5">
              <text:list-item>
                <text:list text:style-name="a2385">
                  <text:list-item>
                    <text:list text:style-name="a2385">
                      <text:list-item>
                        <text:list text:style-name="a2385">
                          <text:list-item>
                            <text:list text:style-name="a2385">
                              <text:list-item>
                                <text:p text:style-name="a2384" text:class-names="" text:cond-style-name=""><text:span text:style-name="a23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9" draw:name="Espace réservé du pied de page 5" svg:x="0in" svg:y="9.49826in" svg:width="3.25in" svg:height="0.50174in" presentation:class="footer" presentation:placeholder="false">
          <draw:text-box>
            <text:p text:style-name="a2388" text:class-names="" text:cond-style-name=""><text:span text:style-name="a2387" text:class-names=""/></text:p>
          </draw:text-box>
          <svg:title/>
          <svg:desc/>
        </draw:frame>
        <draw:frame draw:id="id51" presentation:style-name="a2393" draw:name="Espace réservé du numéro de diapositive 6" svg:x="4.24826in" svg:y="9.49826in" svg:width="3.25in" svg:height="0.50174in" presentation:class="page-number" presentation:placeholder="false">
          <draw:text-box>
            <text:p text:style-name="a2392" text:class-names="" text:cond-style-name=""><text:span text:style-name="a2390" text:class-names=""><text:page-number style:num-format="1" text:fixed="false">‹N°›</text:page-number></text:span><text:span text:style-name="a2391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2396">
      <draw:frame draw:id="id823" draw:layer="Master1-bg" draw:style-name="a2397" draw:name="Imag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e 7" draw:id="id824">
        <svg:title/>
        <svg:desc/>
        <draw:g draw:name="Groupe 8" draw:id="id830">
          <svg:title/>
          <svg:desc/>
          <draw:custom-shape svg:x="0.125in" svg:y="0.00521in" svg:width="0.02604in" svg:height="2.38542in" draw:id="id842" draw:layer="Master1-bg" draw:style-name="a2451" draw:name="Rectangle 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53" draw:name="Forme libre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5" draw:name="Forme libre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7" draw:name="Forme libre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9" draw:name="Forme libre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61" draw:name="Forme libre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63" draw:name="Forme libre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5" draw:name="Forme libre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7" draw:name="Forme libre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9" draw:name="Forme libre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71" draw:name="Forme libre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73" draw:name="Ligne 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5" draw:name="Forme libre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7" draw:name="Forme libre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9" draw:name="Forme libre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81" draw:name="Forme libre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5" draw:name="Forme libre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7" draw:name="Forme libre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9" draw:name="Forme libre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91" draw:name="Forme libre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93" draw:name="Forme libre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5" draw:name="Forme libre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7" draw:name="Forme libre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9" draw:name="Forme libre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501" draw:name="Forme libre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503" draw:name="Forme libre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e 9" draw:id="id831">
          <svg:title/>
          <svg:desc/>
          <draw:custom-shape svg:x="12.55903in" svg:y="0in" svg:width="0.4566in" svg:height="0.56076in" draw:id="id832" draw:layer="Master1-bg" draw:style-name="a2431" draw:name="Forme libre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33" draw:name="Forme libre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5" draw:name="Forme libre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7" draw:name="Forme libre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9" draw:name="Forme libre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41" draw:name="Forme libre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43" draw:name="Forme libre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5" draw:name="Forme libre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7" draw:name="Forme libre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401" draw:name="Titre vertical 1" svg:x="9.88889in" svg:y="0.66667in" svg:width="2.19271in" svg:height="5.66667in" presentation:class="title" presentation:placeholder="false">
        <draw:text-box>
          <text:p text:style-name="a2400" text:class-names="" text:cond-style-name=""><text:span text:style-name="a2398" text:class-names="">Modifiez le style du titre</text:span><text:span text:style-name="a2399" text:class-names=""/></text:p>
        </draw:text-box>
        <svg:title/>
        <svg:desc/>
      </draw:frame>
      <draw:frame draw:id="id826" presentation:style-name="a2417" draw:name="Espace réservé du texte vertical 2" svg:x="1.24826in" svg:y="0.66667in" svg:width="8.47396in" svg:height="5.66667in" presentation:class="outline" presentation:placeholder="false">
        <draw:text-box>
          <text:list text:style-name="a2404">
            <text:list-item>
              <text:p text:style-name="a2403" text:class-names="" text:cond-style-name=""><text:span text:style-name="a2402" text:class-names="">Modifiez les styles du texte du masque</text:span></text:p>
            </text:list-item>
          </text:list>
          <text:list text:style-name="a2407">
            <text:list-item>
              <text:list text:style-name="a2407">
                <text:list-item>
                  <text:p text:style-name="a2406" text:class-names="" text:cond-style-name=""><text:span text:style-name="a2405" text:class-names="">Deuxième niveau</text:span></text:p>
                </text:list-item>
              </text:list>
            </text:list-item>
          </text:list>
          <text:list text:style-name="a2410">
            <text:list-item>
              <text:list text:style-name="a2410">
                <text:list-item>
                  <text:list text:style-name="a2410">
                    <text:list-item>
                      <text:p text:style-name="a2409" text:class-names="" text:cond-style-name=""><text:span text:style-name="a24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p text:style-name="a2412" text:class-names="" text:cond-style-name=""><text:span text:style-name="a24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6">
            <text:list-item>
              <text:list text:style-name="a2416">
                <text:list-item>
                  <text:list text:style-name="a2416">
                    <text:list-item>
                      <text:list text:style-name="a2416">
                        <text:list-item>
                          <text:list text:style-name="a2416">
                            <text:list-item>
                              <text:p text:style-name="a2415" text:class-names="" text:cond-style-name=""><text:span text:style-name="a241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22" draw:name="Espace réservé de la date 3" svg:x="8.15499in" svg:y="6.43403in" svg:width="3in" svg:height="0.39931in" presentation:class="date-time" presentation:placeholder="false">
        <draw:text-box>
          <text:p text:style-name="a2421" text:class-names="" text:cond-style-name=""><text:span text:style-name="a2418" text:class-names=""><text:date text:fixed="false" style:data-style-name="a2419">18/03/2019</text:date></text:span><text:span text:style-name="a2420" text:class-names=""/></text:p>
        </draw:text-box>
        <svg:title/>
        <svg:desc/>
      </draw:frame>
      <draw:frame draw:id="id828" presentation:style-name="a2425" draw:name="Espace réservé du pied de page 4" svg:x="1.24826in" svg:y="6.43403in" svg:width="6.82339in" svg:height="0.39931in" presentation:class="footer" presentation:placeholder="false">
        <draw:text-box>
          <text:p text:style-name="a2424" text:class-names="" text:cond-style-name=""><text:span text:style-name="a2423" text:class-names=""/></text:p>
        </draw:text-box>
        <svg:title/>
        <svg:desc/>
      </draw:frame>
      <draw:frame draw:id="id829" presentation:style-name="a2429" draw:name="Espace réservé du numéro de diapositive 5" svg:x="11.23832in" svg:y="6.43403in" svg:width="0.84327in" svg:height="0.39931in" presentation:class="page-number" presentation:placeholder="false">
        <draw:text-box>
          <text:p text:style-name="a2428" text:class-names="" text:cond-style-name=""><text:span text:style-name="a2426" text:class-names=""><text:page-number style:num-format="1" text:fixed="false">‹N°›</text:page-number></text:span><text:span text:style-name="a2427" text:class-names=""/></text:p>
        </draw:text-box>
        <svg:title/>
        <svg:desc/>
      </draw:frame>
      <presentation:notes style:page-layout-name="pageLayout2" draw:style-name="a2535">
        <draw:frame draw:id="id46" presentation:style-name="a2506" draw:name="Espace réservé de l'en-tête 1" svg:x="0in" svg:y="0in" svg:width="3.25in" svg:height="0.50174in" presentation:class="header" presentation:placeholder="false">
          <draw:text-box>
            <text:p text:style-name="a2505" text:class-names="" text:cond-style-name=""><text:span text:style-name="a2504" text:class-names=""/></text:p>
          </draw:text-box>
          <svg:title/>
          <svg:desc/>
        </draw:frame>
        <draw:frame draw:id="id47" presentation:style-name="a2511" draw:name="Espace réservé de la date 2" svg:x="4.24826in" svg:y="0in" svg:width="3.25in" svg:height="0.50174in" presentation:class="date-time" presentation:placeholder="false">
          <draw:text-box>
            <text:p text:style-name="a2510" text:class-names="" text:cond-style-name=""><text:span text:style-name="a2507" text:class-names=""><text:date text:fixed="false" style:data-style-name="a2508">18/03/2019</text:date></text:span><text:span text:style-name="a250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12" draw:name="Espace réservé de l'image des diapositives 3">
          <svg:title/>
          <svg:desc/>
        </draw:page-thumbnail>
        <draw:frame draw:id="id49" presentation:style-name="a2527" draw:name="Espace réservé des notes 4" svg:x="0.75in" svg:y="4.8125in" svg:width="6in" svg:height="3.9375in" presentation:class="notes" presentation:placeholder="false">
          <draw:text-box>
            <text:p text:style-name="a2514" text:class-names="" text:cond-style-name=""><text:span text:style-name="a2513" text:class-names="">Modifiez les styles du texte du masque</text:span></text:p>
            <text:list text:style-name="a2517">
              <text:list-item>
                <text:list text:style-name="a2517">
                  <text:list-item>
                    <text:p text:style-name="a2516" text:class-names="" text:cond-style-name=""><text:span text:style-name="a2515" text:class-names="">Deuxième niveau</text:span></text:p>
                  </text:list-item>
                </text:list>
              </text:list-item>
            </text:list>
            <text:list text:style-name="a2520">
              <text:list-item>
                <text:list text:style-name="a2520">
                  <text:list-item>
                    <text:list text:style-name="a2520">
                      <text:list-item>
                        <text:p text:style-name="a2519" text:class-names="" text:cond-style-name=""><text:span text:style-name="a25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3">
              <text:list-item>
                <text:list text:style-name="a2523">
                  <text:list-item>
                    <text:list text:style-name="a2523">
                      <text:list-item>
                        <text:list text:style-name="a2523">
                          <text:list-item>
                            <text:p text:style-name="a2522" text:class-names="" text:cond-style-name=""><text:span text:style-name="a25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6">
              <text:list-item>
                <text:list text:style-name="a2526">
                  <text:list-item>
                    <text:list text:style-name="a2526">
                      <text:list-item>
                        <text:list text:style-name="a2526">
                          <text:list-item>
                            <text:list text:style-name="a2526">
                              <text:list-item>
                                <text:p text:style-name="a2525" text:class-names="" text:cond-style-name=""><text:span text:style-name="a25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30" draw:name="Espace réservé du pied de page 5" svg:x="0in" svg:y="9.49826in" svg:width="3.25in" svg:height="0.50174in" presentation:class="footer" presentation:placeholder="false">
          <draw:text-box>
            <text:p text:style-name="a2529" text:class-names="" text:cond-style-name=""><text:span text:style-name="a2528" text:class-names=""/></text:p>
          </draw:text-box>
          <svg:title/>
          <svg:desc/>
        </draw:frame>
        <draw:frame draw:id="id51" presentation:style-name="a2534" draw:name="Espace réservé du numéro de diapositive 6" svg:x="4.24826in" svg:y="9.49826in" svg:width="3.25in" svg:height="0.50174in" presentation:class="page-number" presentation:placeholder="false">
          <draw:text-box>
            <text:p text:style-name="a2533" text:class-names="" text:cond-style-name=""><text:span text:style-name="a2531" text:class-names=""><text:page-number style:num-format="1" text:fixed="false">‹N°›</text:page-number></text:span><text:span text:style-name="a2532" text:class-names=""/></text:p>
          </draw:text-box>
          <svg:title/>
          <svg:desc/>
        </draw:frame>
      </presentation:notes>
    </style:master-page>
    <style:handout-master style:page-layout-name="pageLayout3" draw:style-name="a2536">
      <draw:frame draw:id="id869" presentation:style-name="a2539" draw:name="Espace réservé de l'en-tête 1" svg:x="0in" svg:y="0in" svg:width="3.25in" svg:height="0.50174in" presentation:class="header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870" presentation:style-name="a2544" draw:name="Espace réservé de la date 2" svg:x="4.24826in" svg:y="0in" svg:width="3.25in" svg:height="0.50174in" presentation:class="date-time" presentation:placeholder="false">
        <draw:text-box>
          <text:p text:style-name="a2543" text:class-names="" text:cond-style-name=""><text:span text:style-name="a2540" text:class-names=""><text:date text:fixed="false" style:data-style-name="a2541">18/03/2019</text:date></text:span><text:span text:style-name="a2542" text:class-names=""/></text:p>
        </draw:text-box>
        <svg:title/>
        <svg:desc/>
      </draw:frame>
      <draw:frame draw:id="id871" presentation:style-name="a2547" draw:name="Espace réservé du pied de page 3" svg:x="0in" svg:y="9.49826in" svg:width="3.25in" svg:height="0.50174in" presentation:class="footer" presentation:placeholder="false">
        <draw:text-box>
          <text:p text:style-name="a2546" text:class-names="" text:cond-style-name=""><text:span text:style-name="a2545" text:class-names=""/></text:p>
        </draw:text-box>
        <svg:title/>
        <svg:desc/>
      </draw:frame>
      <draw:frame draw:id="id872" presentation:style-name="a2551" draw:name="Espace réservé du numéro de diapositive 4" svg:x="4.24826in" svg:y="9.49826in" svg:width="3.25in" svg:height="0.50174in" presentation:class="page-number" presentation:placeholder="false">
        <draw:text-box>
          <text:p text:style-name="a2550" text:class-names="" text:cond-style-name=""><text:span text:style-name="a2548" text:class-names=""><text:page-number style:num-format="1" text:fixed="false">‹N°›</text:page-number></text:span><text:span text:style-name="a254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oria del computer</dc:title>
    <meta:initial-creator>Thomas SADURNI</meta:initial-creator>
    <dc:creator>Thomas SADURNI</dc:creator>
    <meta:creation-date>2021-03-16T21:08:23Z</meta:creation-date>
    <dc:date>2021-03-16T21:09:45Z</dc:date>
    <meta:template xlink:href="Cycle%20problèmesolution%20" xlink:type="simple"/>
    <meta:editing-cycles>1</meta:editing-cycles>
    <meta:editing-duration>PT82S</meta:editing-duration>
    <meta:document-statistic meta:paragraph-count="65" meta:word-count="474"/>
  </office:meta>
</office:document-meta>
</file>